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BF3000036DD54886DF7.wmf"/>
  <manifest:file-entry manifest:media-type="" manifest:full-path="Pictures/2000000700007F3A000076F5E1D5CD1D.wmf"/>
  <manifest:file-entry manifest:media-type="" manifest:full-path="Pictures/2000000700003D9E000038EEA0FC313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TimesNewRoman" svg:font-family="TimesNewRoman" style:font-family-generic="system"/>
    <style:font-face style:name="TimesNewRoman1" svg:font-family="TimesNewRoman, Italic"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ulka4" style:family="table">
      <style:table-properties style:width="16.249cm" fo:margin-left="0cm" table:align="left"/>
    </style:style>
    <style:style style:name="Tabulka4.A" style:family="table-column">
      <style:table-column-properties style:column-width="8.124cm"/>
    </style:style>
    <style:style style:name="Tabulka4.A1" style:family="table-cell">
      <style:table-cell-properties fo:padding-left="0.191cm" fo:padding-right="0.191cm" fo:padding-top="0cm" fo:padding-bottom="0cm" fo:border="0.018cm solid #000000"/>
    </style:style>
    <style:style style:name="P1" style:family="paragraph" style:parent-style-name="Standard">
      <style:text-properties fo:color="#ff0000"/>
    </style:style>
    <style:style style:name="P2" style:family="paragraph" style:parent-style-name="Preformatted_20_Text">
      <style:text-properties fo:font-variant="normal" fo:text-transform="none" fo:color="#000000" fo:letter-spacing="normal" fo:font-style="normal" fo:font-weight="normal"/>
    </style:style>
    <style:style style:name="P3" style:family="paragraph" style:parent-style-name="Preformatted_20_Text">
      <style:paragraph-properties fo:orphans="2" fo:widows="2"/>
      <style:text-properties fo:font-variant="normal" fo:text-transform="none" fo:color="#000000" fo:letter-spacing="normal" fo:font-style="normal" fo:font-weight="normal"/>
    </style:style>
    <style:style style:name="P4" style:family="paragraph" style:parent-style-name="Preformatted_20_Text">
      <style:text-properties fo:font-variant="normal" fo:text-transform="none" fo:color="#000000" fo:letter-spacing="normal" fo:font-style="normal" fo:font-weight="normal" fo:background-color="#ffff00"/>
    </style:style>
    <style:style style:name="P5" style:family="paragraph" style:parent-style-name="Preformatted_20_Text">
      <style:paragraph-properties fo:orphans="2" fo:widows="2"/>
      <style:text-properties fo:font-variant="normal" fo:text-transform="none" fo:color="#000000" fo:letter-spacing="normal" fo:font-style="normal" fo:font-weight="normal" fo:background-color="#ffff00"/>
    </style:style>
    <style:style style:name="P6" style:family="paragraph" style:parent-style-name="Preformatted_20_Text">
      <style:paragraph-properties fo:orphans="2" fo:widows="2"/>
      <style:text-properties fo:font-variant="normal" fo:text-transform="none" fo:color="#000000" fo:letter-spacing="normal"/>
    </style:style>
    <style:style style:name="P7" style:family="paragraph" style:parent-style-name="Preformatted_20_Text">
      <style:paragraph-properties fo:orphans="2" fo:widows="2"/>
    </style:style>
    <style:style style:name="P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9"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bold" fo:background-color="#ffff00" style:font-weight-asian="bold" style:font-weight-complex="bold"/>
    </style:style>
    <style:style style:name="P10" style:family="paragraph" style:parent-style-name="Preformatted_20_Text">
      <style:paragraph-properties fo:margin-top="0cm" fo:margin-bottom="0.499cm" fo:orphans="2" fo:widows="2"/>
      <style:text-properties fo:font-variant="normal" fo:text-transform="none" fo:color="#000000" fo:letter-spacing="normal" fo:font-style="normal" fo:font-weight="normal" fo:background-color="#ffff00"/>
    </style:style>
    <style:style style:name="P11"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12" style:family="paragraph" style:parent-style-name="Normální">
      <style:paragraph-properties fo:line-height="100%"/>
    </style:style>
    <style:style style:name="P13" style:family="paragraph" style:parent-style-name="Normální">
      <style:paragraph-properties fo:line-height="100%" fo:text-align="center" style:justify-single-word="false">
        <style:tab-stops>
          <style:tab-stop style:position="4.064cm"/>
        </style:tab-stops>
      </style:paragraph-properties>
    </style:style>
    <style:style style:name="P14" style:family="paragraph" style:parent-style-name="Normální">
      <style:paragraph-properties fo:line-height="100%">
        <style:tab-stops>
          <style:tab-stop style:position="4.064cm"/>
        </style:tab-stops>
      </style:paragraph-properties>
    </style:style>
    <style:style style:name="P15" style:family="paragraph" style:parent-style-name="Normální">
      <style:paragraph-properties fo:line-height="100%">
        <style:tab-stops>
          <style:tab-stop style:position="4.064cm"/>
        </style:tab-stops>
      </style:paragraph-properties>
      <style:text-properties style:font-name-complex="Calibri"/>
    </style:style>
    <style:style style:name="P16" style:family="paragraph" style:parent-style-name="Normální">
      <style:paragraph-properties fo:line-height="100%">
        <style:tab-stops>
          <style:tab-stop style:position="4.064cm"/>
        </style:tab-stops>
      </style:paragraph-properties>
      <style:text-properties style:text-underline-style="solid" style:text-underline-width="auto" style:text-underline-color="font-color" style:text-underline-mode="continuous" style:text-line-through-mode="continuous" style:font-name-complex="Calibri"/>
    </style:style>
    <style:style style:name="P17" style:family="paragraph" style:parent-style-name="Normální">
      <style:paragraph-properties fo:line-height="100%">
        <style:tab-stops>
          <style:tab-stop style:position="4.064cm"/>
        </style:tab-stops>
      </style:paragraph-properties>
      <style:text-properties fo:font-variant="normal" fo:text-transform="none" fo:color="#000000" fo:letter-spacing="normal" fo:font-style="normal" fo:font-weight="normal" style:font-name-complex="Calibri"/>
    </style:style>
    <style:style style:name="P18" style:family="paragraph" style:parent-style-name="Normální">
      <style:paragraph-properties fo:text-align="justify" style:justify-single-word="false" fo:orphans="2" fo:widows="2"/>
      <style:text-properties fo:font-variant="normal" fo:text-transform="none" fo:color="#000000" fo:letter-spacing="normal" fo:font-style="normal" fo:font-weight="normal"/>
    </style:style>
    <style:style style:name="P19" style:family="paragraph" style:parent-style-name="Normální">
      <style:paragraph-properties fo:margin-top="0cm" fo:margin-bottom="0cm" fo:line-height="100%"/>
    </style:style>
    <style:style style:name="P20" style:family="paragraph" style:parent-style-name="Normální">
      <style:paragraph-properties fo:margin-top="0cm" fo:margin-bottom="0cm" fo:line-height="100%">
        <style:tab-stops>
          <style:tab-stop style:position="6.72cm"/>
        </style:tab-stops>
      </style:paragraph-properties>
    </style:style>
    <style:style style:name="P21" style:family="paragraph" style:parent-style-name="Normální">
      <style:paragraph-properties fo:margin-top="0cm" fo:margin-bottom="0cm" fo:line-height="100%">
        <style:tab-stops>
          <style:tab-stop style:position="6.371cm"/>
        </style:tab-stops>
      </style:paragraph-properties>
    </style:style>
    <style:style style:name="P22" style:family="paragraph" style:parent-style-name="Normální">
      <style:paragraph-properties fo:margin-top="0cm" fo:margin-bottom="0cm" fo:line-height="100%">
        <style:tab-stops>
          <style:tab-stop style:position="4.18cm"/>
        </style:tab-stops>
      </style:paragraph-properties>
    </style:style>
    <style:style style:name="P23" style:family="paragraph" style:parent-style-name="Normální">
      <style:paragraph-properties fo:margin-top="0cm" fo:margin-bottom="0cm" fo:line-height="100%">
        <style:tab-stops>
          <style:tab-stop style:position="4.064cm"/>
        </style:tab-stops>
      </style:paragraph-properties>
    </style:style>
    <style:style style:name="P24" style:family="paragraph" style:parent-style-name="Normální">
      <style:paragraph-properties fo:margin-top="0cm" fo:margin-bottom="0cm" fo:line-height="100%" fo:hyphenation-ladder-count="no-limit" style:text-autospace="none" style:vertical-align="auto"/>
      <style:text-properties fo:hyphenate="true" fo:hyphenation-remain-char-count="0" fo:hyphenation-push-char-count="0"/>
    </style:style>
    <style:style style:name="P25" style:family="paragraph" style:parent-style-name="Normální">
      <style:paragraph-properties fo:margin-top="0cm" fo:margin-bottom="0cm" fo:line-height="100%" fo:text-align="center" style:justify-single-word="false">
        <style:tab-stops>
          <style:tab-stop style:position="4.064cm"/>
        </style:tab-stops>
      </style:paragraph-properties>
    </style:style>
    <style:style style:name="P26" style:family="paragraph" style:parent-style-name="Normální">
      <style:paragraph-properties fo:margin-top="0cm" fo:margin-bottom="0cm" fo:line-height="100%"/>
      <style:text-properties fo:font-weight="bold" style:font-weight-asian="bold" style:font-name-complex="Calibri"/>
    </style:style>
    <style:style style:name="P27" style:family="paragraph" style:parent-style-name="Normální">
      <style:paragraph-properties fo:margin-top="0cm" fo:margin-bottom="0cm" fo:line-height="100%">
        <style:tab-stops>
          <style:tab-stop style:position="6.72cm"/>
        </style:tab-stops>
      </style:paragraph-properties>
      <style:text-properties fo:font-weight="bold" style:font-weight-asian="bold" style:font-name-complex="Calibri"/>
    </style:style>
    <style:style style:name="P28" style:family="paragraph" style:parent-style-name="Normální">
      <style:paragraph-properties fo:margin-top="0cm" fo:margin-bottom="0cm" fo:line-height="100%">
        <style:tab-stops>
          <style:tab-stop style:position="4.064cm"/>
        </style:tab-stops>
      </style:paragraph-properties>
      <style:text-properties fo:font-weight="bold" style:font-weight-asian="bold" style:font-name-complex="Calibri"/>
    </style:style>
    <style:style style:name="P29" style:family="paragraph" style:parent-style-name="Normální">
      <style:paragraph-properties fo:margin-top="0cm" fo:margin-bottom="0cm" fo:line-height="100%" fo:hyphenation-ladder-count="no-limit" style:text-autospace="none" style:vertical-align="auto"/>
      <style:text-properties fo:font-weight="bold" style:font-weight-asian="bold" style:font-name-complex="Calibri" fo:hyphenate="true" fo:hyphenation-remain-char-count="0" fo:hyphenation-push-char-count="0"/>
    </style:style>
    <style:style style:name="P30" style:family="paragraph" style:parent-style-name="Normální">
      <style:paragraph-properties fo:margin-top="0cm" fo:margin-bottom="0cm" fo:line-height="100%" fo:hyphenation-ladder-count="no-limit" style:text-autospace="none" style:vertical-align="auto"/>
      <style:text-properties fo:font-weight="bold" style:font-weight-asian="bold" fo:hyphenate="true" fo:hyphenation-remain-char-count="0" fo:hyphenation-push-char-count="0"/>
    </style:style>
    <style:style style:name="P31" style:family="paragraph" style:parent-style-name="Normální">
      <style:paragraph-properties fo:margin-top="0cm" fo:margin-bottom="0cm" fo:line-height="100%"/>
      <style:text-properties style:text-underline-style="solid" style:text-underline-width="auto" style:text-underline-color="font-color" style:text-underline-mode="continuous" style:text-line-through-mode="continuous" style:font-name-complex="Calibri"/>
    </style:style>
    <style:style style:name="P32" style:family="paragraph" style:parent-style-name="Normální">
      <style:paragraph-properties fo:margin-top="0cm" fo:margin-bottom="0cm" fo:line-height="100%">
        <style:tab-stops>
          <style:tab-stop style:position="4.064cm"/>
        </style:tab-stops>
      </style:paragraph-properties>
      <style:text-properties style:text-underline-style="solid" style:text-underline-width="auto" style:text-underline-color="font-color" style:text-underline-mode="continuous" style:text-line-through-mode="continuous" style:font-name-complex="Calibri"/>
    </style:style>
    <style:style style:name="P33" style:family="paragraph" style:parent-style-name="Normální">
      <style:paragraph-properties fo:margin-top="0cm" fo:margin-bottom="0cm" fo:line-height="100%" fo:hyphenation-ladder-count="no-limit" style:text-autospace="none" style:vertical-align="auto"/>
      <style:text-properties style:text-underline-style="solid" style:text-underline-width="auto" style:text-underline-color="font-color" style:text-underline-mode="continuous" style:text-line-through-mode="continuous" style:font-name-complex="Calibri" fo:hyphenate="true" fo:hyphenation-remain-char-count="0" fo:hyphenation-push-char-count="0"/>
    </style:style>
    <style:style style:name="P34" style:family="paragraph" style:parent-style-name="Normální">
      <style:paragraph-properties fo:margin-top="0cm" fo:margin-bottom="0cm" fo:line-height="100%" fo:hyphenation-ladder-count="no-limit" style:text-autospace="none" style:vertical-align="auto"/>
      <style:text-properties style:text-underline-style="solid" style:text-underline-width="auto" style:text-underline-color="font-color" style:text-underline-mode="continuous" style:text-line-through-mode="continuous" fo:hyphenate="true" fo:hyphenation-remain-char-count="0" fo:hyphenation-push-char-count="0"/>
    </style:style>
    <style:style style:name="P35" style:family="paragraph" style:parent-style-name="Normální">
      <style:paragraph-properties fo:margin-top="0cm" fo:margin-bottom="0cm" fo:line-height="100%" fo:hyphenation-ladder-count="no-limit" style:text-autospace="none" style:vertical-align="auto"/>
      <style:text-properties style:text-underline-style="solid" style:text-underline-width="auto" style:text-underline-color="font-color" fo:font-weight="bold" style:text-underline-mode="continuous" style:text-line-through-mode="continuous" style:font-weight-asian="bold" fo:hyphenate="true" fo:hyphenation-remain-char-count="0" fo:hyphenation-push-char-count="0"/>
    </style:style>
    <style:style style:name="P36" style:family="paragraph" style:parent-style-name="Normální">
      <style:paragraph-properties fo:margin-top="0cm" fo:margin-bottom="0cm" fo:line-height="100%" fo:hyphenation-ladder-count="no-limit" style:text-autospace="none" style:vertical-align="auto"/>
      <style:text-properties style:text-underline-style="solid" style:text-underline-width="auto" style:text-underline-color="font-color" fo:font-weight="bold" style:text-underline-mode="continuous" style:text-line-through-mode="continuous" style:font-weight-asian="bold" style:font-name-complex="Calibri" fo:hyphenate="true" fo:hyphenation-remain-char-count="0" fo:hyphenation-push-char-count="0"/>
    </style:style>
    <style:style style:name="P37" style:family="paragraph" style:parent-style-name="Normální">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style:font-name-complex="Calibri" fo:hyphenate="true" fo:hyphenation-remain-char-count="0" fo:hyphenation-push-char-count="0"/>
    </style:style>
    <style:style style:name="P38" style:family="paragraph" style:parent-style-name="Normální">
      <style:paragraph-properties fo:margin-top="0cm" fo:margin-bottom="0cm" fo:line-height="100%" fo:hyphenation-ladder-count="no-limit" style:text-autospace="none" style:vertical-align="auto"/>
      <style:text-properties fo:font-variant="normal" fo:text-transform="none" fo:color="#000000" fo:letter-spacing="normal" fo:font-style="normal" fo:font-weight="normal" style:font-name-complex="Calibri" fo:hyphenate="true" fo:hyphenation-remain-char-count="0" fo:hyphenation-push-char-count="0"/>
    </style:style>
    <style:style style:name="P39" style:family="paragraph" style:parent-style-name="Normální">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background-color="#ffff00" style:font-name-complex="Calibri" fo:hyphenate="true" fo:hyphenation-remain-char-count="0" fo:hyphenation-push-char-count="0"/>
    </style:style>
    <style:style style:name="P40" style:family="paragraph" style:parent-style-name="Normální">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style:text-underline-style="solid" style:text-underline-width="auto" style:text-underline-color="font-color" fo:font-weight="bold" style:text-underline-mode="continuous" style:text-line-through-mode="continuous" style:font-weight-asian="bold" fo:hyphenate="true" fo:hyphenation-remain-char-count="0" fo:hyphenation-push-char-count="0"/>
    </style:style>
    <style:style style:name="P41" style:family="paragraph" style:parent-style-name="Normální">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bold" fo:background-color="#ffff00" style:font-weight-asian="bold" fo:hyphenate="true" fo:hyphenation-remain-char-count="0" fo:hyphenation-push-char-count="0"/>
    </style:style>
    <style:style style:name="P42" style:family="paragraph" style:parent-style-name="Normální">
      <style:paragraph-properties fo:margin-top="0cm" fo:margin-bottom="0cm" fo:line-height="100%" fo:hyphenation-ladder-count="no-limit" style:text-autospace="none" style:vertical-align="auto"/>
      <style:text-properties fo:font-variant="normal" fo:text-transform="none" fo:color="#000000" fo:letter-spacing="normal" fo:font-style="normal" fo:font-weight="bold" style:font-weight-asian="bold" fo:hyphenate="true" fo:hyphenation-remain-char-count="0" fo:hyphenation-push-char-count="0"/>
    </style:style>
    <style:style style:name="P43" style:family="paragraph" style:parent-style-name="Normální">
      <style:paragraph-properties fo:margin-top="0cm" fo:margin-bottom="0cm" fo:line-height="100%" fo:orphans="2" fo:widows="2" fo:hyphenation-ladder-count="no-limit" style:text-autospace="none" style:vertical-align="auto"/>
      <style:text-properties fo:font-variant="normal" fo:text-transform="none" fo:color="#9a9a9a" fo:letter-spacing="normal" fo:font-style="normal" fo:font-weight="normal" style:font-name-complex="Calibri" fo:hyphenate="true" fo:hyphenation-remain-char-count="0" fo:hyphenation-push-char-count="0"/>
    </style:style>
    <style:style style:name="P44" style:family="paragraph" style:parent-style-name="Normální">
      <style:paragraph-properties fo:margin-top="0cm" fo:margin-bottom="0cm" fo:line-height="100%" fo:hyphenation-ladder-count="no-limit" style:text-autospace="none" style:vertical-align="auto"/>
      <style:text-properties fo:color="#000000" fo:font-weight="bold" style:font-weight-asian="bold" style:font-name-complex="Calibri" style:font-weight-complex="bold" fo:hyphenate="true" fo:hyphenation-remain-char-count="0" fo:hyphenation-push-char-count="0"/>
    </style:style>
    <style:style style:name="P45" style:family="paragraph" style:parent-style-name="Normální">
      <style:paragraph-properties fo:margin-top="0cm" fo:margin-bottom="0cm" fo:line-height="100%" fo:hyphenation-ladder-count="no-limit" style:text-autospace="none" style:vertical-align="auto"/>
      <style:text-properties fo:color="#000000" fo:font-weight="bold" style:font-weight-asian="bold" style:font-name-complex="Calibri" fo:hyphenate="true" fo:hyphenation-remain-char-count="0" fo:hyphenation-push-char-count="0"/>
    </style:style>
    <style:style style:name="P46" style:family="paragraph" style:parent-style-name="Normální">
      <style:paragraph-properties fo:margin-top="0cm" fo:margin-bottom="0cm" fo:line-height="100%" fo:hyphenation-ladder-count="no-limit" style:text-autospace="none" style:vertical-align="auto"/>
      <style:text-properties fo:color="#000000" style:font-name-complex="Calibri" fo:hyphenate="true" fo:hyphenation-remain-char-count="0" fo:hyphenation-push-char-count="0"/>
    </style:style>
    <style:style style:name="P47" style:family="paragraph" style:parent-style-name="Normální">
      <style:paragraph-properties fo:margin-top="0cm" fo:margin-bottom="0cm" fo:line-height="100%" fo:hyphenation-ladder-count="no-limit" style:text-autospace="none" style:vertical-align="auto"/>
      <style:text-properties fo:color="#000000" style:font-name-complex="Calibri" style:font-weight-complex="bold" fo:hyphenate="true" fo:hyphenation-remain-char-count="0" fo:hyphenation-push-char-count="0"/>
    </style:style>
    <style:style style:name="P48" style:family="paragraph" style:parent-style-name="Normální">
      <style:paragraph-properties fo:margin-top="0cm" fo:margin-bottom="0cm" fo:line-height="100%" fo:hyphenation-ladder-count="no-limit" style:text-autospace="none" style:vertical-align="auto"/>
      <style:text-properties fo:color="#000000" style:text-underline-style="solid" style:text-underline-width="auto" style:text-underline-color="font-color" fo:font-weight="bold" style:text-underline-mode="continuous" style:text-line-through-mode="continuous" style:font-weight-asian="bold" style:font-name-complex="Calibri" fo:hyphenate="true" fo:hyphenation-remain-char-count="0" fo:hyphenation-push-char-count="0"/>
    </style:style>
    <style:style style:name="P49" style:family="paragraph" style:parent-style-name="Normální">
      <style:paragraph-properties fo:margin-top="0cm" fo:margin-bottom="0cm" fo:line-height="100%">
        <style:tab-stops>
          <style:tab-stop style:position="4.064cm"/>
        </style:tab-stops>
      </style:paragraph-properties>
      <style:text-properties fo:color="#000000" fo:background-color="#ffffff" style:font-name-complex="Calibri"/>
    </style:style>
    <style:style style:name="P50" style:family="paragraph" style:parent-style-name="Normální">
      <style:paragraph-properties fo:margin-top="0cm" fo:margin-bottom="0cm" fo:line-height="100%"/>
      <style:text-properties style:font-name-complex="Calibri"/>
    </style:style>
    <style:style style:name="P51" style:family="paragraph" style:parent-style-name="Normální">
      <style:paragraph-properties fo:margin-top="0cm" fo:margin-bottom="0cm" fo:line-height="100%" fo:hyphenation-ladder-count="no-limit" style:text-autospace="none" style:vertical-align="auto"/>
      <style:text-properties style:font-name-complex="Calibri" fo:hyphenate="true" fo:hyphenation-remain-char-count="0" fo:hyphenation-push-char-count="0"/>
    </style:style>
    <style:style style:name="P52" style:family="paragraph" style:parent-style-name="Normální">
      <style:paragraph-properties fo:margin-top="0cm" fo:margin-bottom="0cm" fo:line-height="100%" fo:hyphenation-ladder-count="no-limit" style:text-autospace="none" style:vertical-align="auto"/>
      <style:text-properties style:language-asian="sk" style:country-asian="SK" style:font-name-complex="Calibri" fo:hyphenate="true" fo:hyphenation-remain-char-count="0" fo:hyphenation-push-char-count="0"/>
    </style:style>
    <style:style style:name="P53" style:family="paragraph" style:parent-style-name="Odstavec_20_se_20_seznamem">
      <style:paragraph-properties fo:margin-top="0cm" fo:margin-bottom="0cm" fo:line-height="100%" fo:hyphenation-ladder-count="no-limit" style:text-autospace="none" style:vertical-align="auto"/>
      <style:text-properties fo:font-weight="bold" style:font-weight-asian="bold" style:font-name-complex="Calibri" style:font-weight-complex="bold" fo:hyphenate="true" fo:hyphenation-remain-char-count="0" fo:hyphenation-push-char-count="0"/>
    </style:style>
    <style:style style:name="P54" style:family="paragraph" style:parent-style-name="Odstavec_20_se_20_seznamem">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55" style:family="paragraph" style:parent-style-name="Odstavec_20_se_20_seznamem">
      <style:paragraph-properties fo:margin-top="0cm" fo:margin-bottom="0cm" fo:line-height="100%" fo:orphans="2" fo:widows="2">
        <style:tab-stops>
          <style:tab-stop style:position="3.223cm"/>
        </style:tab-stops>
      </style:paragraph-properties>
      <style:text-properties fo:font-variant="normal" fo:text-transform="none" fo:color="#000000" fo:letter-spacing="normal" fo:font-style="normal" fo:font-weight="normal" fo:background-color="#ffff00"/>
    </style:style>
    <style:style style:name="P56" style:family="paragraph" style:parent-style-name="Normální">
      <style:paragraph-properties fo:margin-left="0cm" fo:margin-right="0cm" fo:margin-top="0cm" fo:margin-bottom="0cm" fo:line-height="100%" fo:hyphenation-ladder-count="no-limit" fo:text-indent="0.635cm" style:auto-text-indent="false" style:text-autospace="none" style:vertical-align="auto"/>
      <style:text-properties fo:hyphenate="true" fo:hyphenation-remain-char-count="0" fo:hyphenation-push-char-count="0"/>
    </style:style>
    <style:style style:name="P57" style:family="paragraph" style:parent-style-name="Normální">
      <style:paragraph-properties fo:margin-left="0cm" fo:margin-right="0cm" fo:margin-top="0cm" fo:margin-bottom="0cm" fo:line-height="100%" fo:text-align="center" style:justify-single-word="false" fo:hyphenation-ladder-count="no-limit" fo:text-indent="0.635cm" style:auto-text-indent="false" style:text-autospace="none" style:vertical-align="auto"/>
      <style:text-properties fo:hyphenate="true" fo:hyphenation-remain-char-count="0" fo:hyphenation-push-char-count="0"/>
    </style:style>
    <style:style style:name="P58" style:family="paragraph" style:parent-style-name="Normální">
      <style:paragraph-properties fo:margin-left="0cm" fo:margin-right="0cm" fo:margin-top="0cm" fo:margin-bottom="0cm" fo:line-height="100%" fo:hyphenation-ladder-count="no-limit" fo:text-indent="0.635cm" style:auto-text-indent="false" style:text-autospace="none" style:vertical-align="auto"/>
      <style:text-properties style:font-name-complex="Calibri" fo:hyphenate="true" fo:hyphenation-remain-char-count="0" fo:hyphenation-push-char-count="0"/>
    </style:style>
    <style:style style:name="P59" style:family="paragraph" style:parent-style-name="Normální">
      <style:paragraph-properties fo:margin-left="0cm" fo:margin-right="0cm" fo:margin-top="0cm" fo:margin-bottom="0cm" fo:line-height="100%" fo:text-align="center" style:justify-single-word="false" fo:hyphenation-ladder-count="no-limit" fo:text-indent="0.635cm" style:auto-text-indent="false" style:text-autospace="none" style:vertical-align="auto"/>
      <style:text-properties style:font-name="Times New Roman" fo:font-size="12pt" style:font-size-asian="12pt" style:font-size-complex="12pt" fo:hyphenate="true" fo:hyphenation-remain-char-count="0" fo:hyphenation-push-char-count="0"/>
    </style:style>
    <style:style style:name="P60" style:family="paragraph" style:parent-style-name="Normální">
      <style:paragraph-properties fo:margin-left="0.635cm" fo:margin-right="0cm" fo:margin-top="0cm" fo:margin-bottom="0cm" fo:line-height="100%" fo:hyphenation-ladder-count="no-limit" fo:text-indent="0cm" style:auto-text-indent="false" style:text-autospace="none" style:vertical-align="auto">
        <style:tab-stops/>
      </style:paragraph-properties>
      <style:text-properties fo:hyphenate="true" fo:hyphenation-remain-char-count="0" fo:hyphenation-push-char-count="0"/>
    </style:style>
    <style:style style:name="P61" style:family="paragraph" style:parent-style-name="Normální">
      <style:paragraph-properties fo:margin-left="0cm" fo:margin-right="0cm" fo:margin-top="0cm" fo:margin-bottom="0cm" fo:line-height="100%" fo:hyphenation-ladder-count="no-limit" fo:text-indent="1.249cm" style:auto-text-indent="false" style:text-autospace="none" style:vertical-align="auto"/>
      <style:text-properties fo:font-weight="bold" style:font-weight-asian="bold" style:font-name-complex="Calibri" style:font-weight-complex="bold" fo:hyphenate="true" fo:hyphenation-remain-char-count="0" fo:hyphenation-push-char-count="0"/>
    </style:style>
    <style:style style:name="P62" style:family="paragraph" style:parent-style-name="Normální">
      <style:paragraph-properties fo:margin-left="0.138cm" fo:margin-right="0cm" fo:margin-top="0cm" fo:margin-bottom="0cm" fo:line-height="100%" fo:hyphenation-ladder-count="no-limit" fo:text-indent="1.249cm" style:auto-text-indent="false" style:text-autospace="none" style:vertical-align="auto">
        <style:tab-stops/>
      </style:paragraph-properties>
      <style:text-properties fo:hyphenate="true" fo:hyphenation-remain-char-count="0" fo:hyphenation-push-char-count="0"/>
    </style:style>
    <style:style style:name="P63" style:family="paragraph" style:parent-style-name="Normální">
      <style:paragraph-properties fo:margin-left="0.138cm" fo:margin-right="0cm" fo:margin-top="0cm" fo:margin-bottom="0cm" fo:line-height="100%" fo:hyphenation-ladder-count="no-limit" fo:text-indent="1.249cm" style:auto-text-indent="false" style:text-autospace="none" style:vertical-align="auto">
        <style:tab-stops/>
      </style:paragraph-properties>
      <style:text-properties fo:font-weight="bold" style:font-weight-asian="bold" style:font-name-complex="Calibri" fo:hyphenate="true" fo:hyphenation-remain-char-count="0" fo:hyphenation-push-char-count="0"/>
    </style:style>
    <style:style style:name="P64" style:family="paragraph" style:parent-style-name="Odstavec_20_se_20_seznamem">
      <style:paragraph-properties fo:margin-left="1.386cm" fo:margin-right="0cm" fo:line-height="100%" fo:text-indent="0cm" style:auto-text-indent="false">
        <style:tab-stops>
          <style:tab-stop style:position="4.985cm"/>
        </style:tab-stops>
      </style:paragraph-properties>
    </style:style>
    <style:style style:name="P65" style:family="paragraph" style:parent-style-name="Odstavec_20_se_20_seznamem">
      <style:paragraph-properties fo:margin-left="1.386cm" fo:margin-right="0cm" fo:margin-top="0cm" fo:margin-bottom="0cm" fo:line-height="100%" fo:hyphenation-ladder-count="no-limit" fo:text-indent="0cm" style:auto-text-indent="false" style:text-autospace="none" style:vertical-align="auto">
        <style:tab-stops/>
      </style:paragraph-properties>
      <style:text-properties fo:hyphenate="true" fo:hyphenation-remain-char-count="0" fo:hyphenation-push-char-count="0"/>
    </style:style>
    <style:style style:name="P66" style:family="paragraph" style:parent-style-name="Odstavec_20_se_20_seznamem">
      <style:paragraph-properties fo:margin-left="1.386cm" fo:margin-right="0cm" fo:margin-top="0cm" fo:margin-bottom="0cm" fo:line-height="100%" fo:text-indent="0cm" style:auto-text-indent="false">
        <style:tab-stops>
          <style:tab-stop style:position="2.445cm"/>
        </style:tab-stops>
      </style:paragraph-properties>
      <style:text-properties style:font-name-complex="Calibri"/>
    </style:style>
    <style:style style:name="P67" style:family="paragraph" style:parent-style-name="Odstavec_20_se_20_seznamem">
      <style:paragraph-properties fo:margin-left="1.386cm" fo:margin-right="0cm" fo:margin-top="0cm" fo:margin-bottom="0cm" fo:line-height="100%" fo:hyphenation-ladder-count="no-limit" fo:text-indent="0cm" style:auto-text-indent="false" style:text-autospace="none" style:vertical-align="auto">
        <style:tab-stops/>
      </style:paragraph-properties>
      <style:text-properties fo:font-weight="bold" style:font-weight-asian="bold" style:font-name-complex="Calibri" fo:hyphenate="true" fo:hyphenation-remain-char-count="0" fo:hyphenation-push-char-count="0"/>
    </style:style>
    <style:style style:name="P68" style:family="paragraph" style:parent-style-name="Odstavec_20_se_20_seznamem">
      <style:paragraph-properties fo:margin-left="3.81cm" fo:margin-right="0cm" fo:margin-top="0cm" fo:margin-bottom="0cm" fo:line-height="100%" fo:text-indent="0cm" style:auto-text-indent="false">
        <style:tab-stops>
          <style:tab-stop style:position="-14.87cm"/>
        </style:tab-stops>
      </style:paragraph-properties>
      <style:text-properties style:font-name-complex="Calibri"/>
    </style:style>
    <style:style style:name="P69" style:family="paragraph" style:parent-style-name="Odstavec_20_se_20_seznamem">
      <style:paragraph-properties fo:margin-left="3.81cm" fo:margin-right="0cm" fo:line-height="100%" fo:text-indent="0cm" style:auto-text-indent="false">
        <style:tab-stops>
          <style:tab-stop style:position="0.254cm"/>
        </style:tab-stops>
      </style:paragraph-properties>
      <style:text-properties style:font-name-complex="Calibri"/>
    </style:style>
    <style:style style:name="P70" style:family="paragraph" style:parent-style-name="Odstavec_20_se_20_seznamem">
      <style:paragraph-properties fo:margin-left="2.54cm" fo:margin-right="0cm" fo:margin-top="0cm" fo:margin-bottom="0cm" fo:line-height="100%" fo:hyphenation-ladder-count="no-limit" fo:text-indent="0cm" style:auto-text-indent="false" style:text-autospace="none" style:vertical-align="auto">
        <style:tab-stops/>
      </style:paragraph-properties>
      <style:text-properties fo:color="#000000" style:font-name-complex="Calibri" fo:hyphenate="true" fo:hyphenation-remain-char-count="0" fo:hyphenation-push-char-count="0"/>
    </style:style>
    <style:style style:name="P71" style:family="paragraph" style:parent-style-name="Odstavec_20_se_20_seznamem">
      <style:paragraph-properties fo:margin-left="2.54cm" fo:margin-right="0cm" fo:margin-top="0cm" fo:margin-bottom="0cm" fo:line-height="100%" fo:hyphenation-ladder-count="no-limit" fo:text-indent="0cm" style:auto-text-indent="false" style:text-autospace="none" style:vertical-align="auto">
        <style:tab-stops/>
      </style:paragraph-properties>
      <style:text-properties fo:font-weight="bold" style:font-weight-asian="bold" style:font-name-complex="Calibri" style:font-weight-complex="bold" fo:hyphenate="true" fo:hyphenation-remain-char-count="0" fo:hyphenation-push-char-count="0"/>
    </style:style>
    <style:style style:name="P72" style:family="paragraph" style:parent-style-name="Odstavec_20_se_20_seznamem">
      <style:paragraph-properties fo:margin-left="2.54cm" fo:margin-right="0cm" fo:margin-top="0cm" fo:margin-bottom="0cm" fo:line-height="100%" fo:text-indent="0cm" style:auto-text-indent="false">
        <style:tab-stops>
          <style:tab-stop style:position="-1.016cm"/>
        </style:tab-stops>
      </style:paragraph-properties>
      <style:text-properties style:font-name-complex="Calibri"/>
    </style:style>
    <style:style style:name="P73" style:family="paragraph" style:parent-style-name="Odstavec_20_se_20_seznamem">
      <style:paragraph-properties fo:margin-left="5.08cm" fo:margin-right="0cm" fo:margin-top="0cm" fo:margin-bottom="0cm" fo:line-height="100%" fo:text-indent="0cm" style:auto-text-indent="false">
        <style:tab-stops>
          <style:tab-stop style:position="-1.016cm"/>
        </style:tab-stops>
      </style:paragraph-properties>
      <style:text-properties style:font-name-complex="Calibri"/>
    </style:style>
    <style:style style:name="P74" style:family="paragraph" style:parent-style-name="Odstavec_20_se_20_seznamem" style:list-style-name="L1">
      <style:paragraph-properties fo:margin-top="0cm" fo:margin-bottom="0cm" fo:line-height="100%">
        <style:tab-stops>
          <style:tab-stop style:position="4.911cm"/>
        </style:tab-stops>
      </style:paragraph-properties>
      <style:text-properties style:font-name-complex="Calibri"/>
    </style:style>
    <style:style style:name="P75" style:family="paragraph" style:parent-style-name="Odstavec_20_se_20_seznamem" style:list-style-name="L1">
      <style:paragraph-properties fo:margin-top="0cm" fo:margin-bottom="0cm" fo:line-height="100%">
        <style:tab-stops>
          <style:tab-stop style:position="5.027cm"/>
        </style:tab-stops>
      </style:paragraph-properties>
      <style:text-properties style:font-name-complex="Calibri"/>
    </style:style>
    <style:style style:name="P76" style:family="paragraph" style:parent-style-name="Odstavec_20_se_20_seznamem" style:list-style-name="L1">
      <style:paragraph-properties fo:margin-top="0cm" fo:margin-bottom="0cm" fo:line-height="100%">
        <style:tab-stops>
          <style:tab-stop style:position="-52.97cm"/>
        </style:tab-stops>
      </style:paragraph-properties>
      <style:text-properties style:font-name-complex="Calibri"/>
    </style:style>
    <style:style style:name="P77" style:family="paragraph" style:parent-style-name="Odstavec_20_se_20_seznamem" style:list-style-name="L1">
      <style:paragraph-properties fo:margin-top="0cm" fo:margin-bottom="0cm" fo:line-height="100%">
        <style:tab-stops>
          <style:tab-stop style:position="3.069cm"/>
        </style:tab-stops>
      </style:paragraph-properties>
      <style:text-properties style:font-name-complex="Calibri"/>
    </style:style>
    <style:style style:name="P78" style:family="paragraph" style:parent-style-name="Odstavec_20_se_20_seznamem" style:list-style-name="L1">
      <style:paragraph-properties fo:margin-top="0cm" fo:margin-bottom="0cm" fo:line-height="100%">
        <style:tab-stops>
          <style:tab-stop style:position="-18.796cm"/>
        </style:tab-stops>
      </style:paragraph-properties>
      <style:text-properties style:font-name-complex="Calibri"/>
    </style:style>
    <style:style style:name="P79" style:family="paragraph" style:parent-style-name="Odstavec_20_se_20_seznamem" style:list-style-name="L1">
      <style:paragraph-properties fo:margin-top="0cm" fo:margin-bottom="0cm" fo:line-height="100%">
        <style:tab-stops>
          <style:tab-stop style:position="-40.386cm"/>
        </style:tab-stops>
      </style:paragraph-properties>
      <style:text-properties style:font-name-complex="Calibri"/>
    </style:style>
    <style:style style:name="P80" style:family="paragraph" style:parent-style-name="Odstavec_20_se_20_seznamem" style:list-style-name="L3">
      <style:paragraph-properties fo:margin-top="0cm" fo:margin-bottom="0cm" fo:line-height="100%" fo:hyphenation-ladder-count="no-limit" style:text-autospace="none" style:vertical-align="auto"/>
      <style:text-properties style:font-name-complex="Calibri" fo:hyphenate="true" fo:hyphenation-remain-char-count="0" fo:hyphenation-push-char-count="0"/>
    </style:style>
    <style:style style:name="P81" style:family="paragraph" style:parent-style-name="Odstavec_20_se_20_seznamem" style:list-style-name="L1">
      <style:paragraph-properties fo:margin-top="0cm" fo:margin-bottom="0cm" fo:line-height="100%" fo:hyphenation-ladder-count="no-limit" style:text-autospace="none" style:vertical-align="auto"/>
      <style:text-properties style:font-name-complex="Calibri" fo:hyphenate="true" fo:hyphenation-remain-char-count="0" fo:hyphenation-push-char-count="0"/>
    </style:style>
    <style:style style:name="P82" style:family="paragraph" style:parent-style-name="Odstavec_20_se_20_seznamem" style:list-style-name="L1">
      <style:paragraph-properties fo:margin-top="0cm" fo:margin-bottom="0cm" fo:line-height="100%"/>
      <style:text-properties style:font-name-complex="Calibri"/>
    </style:style>
    <style:style style:name="P83" style:family="paragraph" style:parent-style-name="Odstavec_20_se_20_seznamem" style:list-style-name="L1">
      <style:paragraph-properties fo:margin-top="0cm" fo:margin-bottom="0cm" fo:line-height="100%">
        <style:tab-stops>
          <style:tab-stop style:position="2.953cm"/>
        </style:tab-stops>
      </style:paragraph-properties>
      <style:text-properties style:font-name-complex="Calibri"/>
    </style:style>
    <style:style style:name="P84" style:family="paragraph" style:parent-style-name="Odstavec_20_se_20_seznamem" style:list-style-name="L1">
      <style:paragraph-properties fo:margin-top="0cm" fo:margin-bottom="0cm" fo:line-height="100%">
        <style:tab-stops>
          <style:tab-stop style:position="-20.066cm"/>
        </style:tab-stops>
      </style:paragraph-properties>
      <style:text-properties style:font-name-complex="Calibri"/>
    </style:style>
    <style:style style:name="P85" style:family="paragraph" style:parent-style-name="Odstavec_20_se_20_seznamem" style:list-style-name="L1">
      <style:paragraph-properties fo:margin-top="0cm" fo:margin-bottom="0cm" fo:line-height="100%">
        <style:tab-stops>
          <style:tab-stop style:position="-42.926cm"/>
        </style:tab-stops>
      </style:paragraph-properties>
      <style:text-properties style:font-name-complex="Calibri"/>
    </style:style>
    <style:style style:name="P86" style:family="paragraph" style:parent-style-name="Odstavec_20_se_20_seznamem" style:list-style-name="L1">
      <style:paragraph-properties fo:margin-top="0cm" fo:margin-bottom="0cm" fo:line-height="100%">
        <style:tab-stops>
          <style:tab-stop style:position="4.911cm"/>
        </style:tab-stops>
      </style:paragraph-properties>
      <style:text-properties fo:font-size="9pt" style:font-size-asian="9pt" style:font-name-complex="Calibri" style:font-size-complex="9pt"/>
    </style:style>
    <style:style style:name="P87" style:family="paragraph" style:parent-style-name="Odstavec_20_se_20_seznamem" style:list-style-name="L1">
      <style:paragraph-properties fo:margin-top="0cm" fo:margin-bottom="0cm" fo:line-height="100%">
        <style:tab-stops>
          <style:tab-stop style:position="4.911cm"/>
        </style:tab-stops>
      </style:paragraph-properties>
    </style:style>
    <style:style style:name="P88" style:family="paragraph" style:parent-style-name="Odstavec_20_se_20_seznamem" style:list-style-name="L1">
      <style:paragraph-properties fo:margin-top="0cm" fo:margin-bottom="0cm" fo:line-height="100%">
        <style:tab-stops>
          <style:tab-stop style:position="5.027cm"/>
        </style:tab-stops>
      </style:paragraph-properties>
    </style:style>
    <style:style style:name="P89" style:family="paragraph" style:parent-style-name="Odstavec_20_se_20_seznamem" style:list-style-name="L1">
      <style:paragraph-properties fo:margin-top="0cm" fo:margin-bottom="0cm" fo:line-height="100%">
        <style:tab-stops>
          <style:tab-stop style:position="-52.97cm"/>
        </style:tab-stops>
      </style:paragraph-properties>
    </style:style>
    <style:style style:name="P90" style:family="paragraph" style:parent-style-name="Odstavec_20_se_20_seznamem" style:list-style-name="L1">
      <style:paragraph-properties fo:margin-top="0cm" fo:margin-bottom="0cm" fo:line-height="100%">
        <style:tab-stops>
          <style:tab-stop style:position="2.604cm"/>
        </style:tab-stops>
      </style:paragraph-properties>
    </style:style>
    <style:style style:name="P91" style:family="paragraph" style:parent-style-name="Odstavec_20_se_20_seznamem" style:list-style-name="L1">
      <style:paragraph-properties fo:margin-top="0cm" fo:margin-bottom="0cm" fo:line-height="100%">
        <style:tab-stops>
          <style:tab-stop style:position="35.56cm"/>
        </style:tab-stops>
      </style:paragraph-properties>
    </style:style>
    <style:style style:name="P92" style:family="paragraph" style:parent-style-name="Odstavec_20_se_20_seznamem" style:list-style-name="L2">
      <style:paragraph-properties fo:margin-top="0cm" fo:margin-bottom="0cm" fo:line-height="100%">
        <style:tab-stops>
          <style:tab-stop style:position="-3.413cm"/>
        </style:tab-stops>
      </style:paragraph-properties>
    </style:style>
    <style:style style:name="P93" style:family="paragraph" style:parent-style-name="Odstavec_20_se_20_seznamem" style:list-style-name="L3">
      <style:paragraph-properties fo:margin-top="0cm" fo:margin-bottom="0cm" fo:line-height="100%" fo:hyphenation-ladder-count="no-limit" style:text-autospace="none" style:vertical-align="auto"/>
      <style:text-properties fo:hyphenate="true" fo:hyphenation-remain-char-count="0" fo:hyphenation-push-char-count="0"/>
    </style:style>
    <style:style style:name="P94" style:family="paragraph" style:parent-style-name="Odstavec_20_se_20_seznamem" style:list-style-name="L4">
      <style:paragraph-properties fo:margin-top="0cm" fo:margin-bottom="0cm" fo:line-height="100%" fo:hyphenation-ladder-count="no-limit" style:text-autospace="none" style:vertical-align="auto"/>
      <style:text-properties fo:hyphenate="true" fo:hyphenation-remain-char-count="0" fo:hyphenation-push-char-count="0"/>
    </style:style>
    <style:style style:name="P95" style:family="paragraph" style:parent-style-name="Odstavec_20_se_20_seznamem" style:list-style-name="L5">
      <style:paragraph-properties fo:margin-top="0cm" fo:margin-bottom="0cm" fo:line-height="100%" fo:hyphenation-ladder-count="no-limit" style:text-autospace="none" style:vertical-align="auto"/>
      <style:text-properties fo:hyphenate="true" fo:hyphenation-remain-char-count="0" fo:hyphenation-push-char-count="0"/>
    </style:style>
    <style:style style:name="P96" style:family="paragraph" style:parent-style-name="Odstavec_20_se_20_seznamem" style:list-style-name="L1">
      <style:paragraph-properties fo:margin-top="0cm" fo:margin-bottom="0cm" fo:line-height="100%" fo:hyphenation-ladder-count="no-limit" style:text-autospace="none" style:vertical-align="auto"/>
      <style:text-properties fo:hyphenate="true" fo:hyphenation-remain-char-count="0" fo:hyphenation-push-char-count="0"/>
    </style:style>
    <style:style style:name="P97" style:family="paragraph" style:parent-style-name="Odstavec_20_se_20_seznamem" style:list-style-name="L6">
      <style:paragraph-properties fo:margin-top="0cm" fo:margin-bottom="0cm" fo:line-height="100%" fo:hyphenation-ladder-count="no-limit" style:text-autospace="none" style:vertical-align="auto"/>
      <style:text-properties fo:hyphenate="true" fo:hyphenation-remain-char-count="0" fo:hyphenation-push-char-count="0"/>
    </style:style>
    <style:style style:name="P98" style:family="paragraph" style:parent-style-name="Odstavec_20_se_20_seznamem" style:list-style-name="L7">
      <style:paragraph-properties fo:margin-top="0cm" fo:margin-bottom="0cm" fo:line-height="100%" fo:hyphenation-ladder-count="no-limit" style:text-autospace="none" style:vertical-align="auto"/>
      <style:text-properties fo:hyphenate="true" fo:hyphenation-remain-char-count="0" fo:hyphenation-push-char-count="0"/>
    </style:style>
    <style:style style:name="P99" style:family="paragraph" style:parent-style-name="Odstavec_20_se_20_seznamem" style:list-style-name="L9">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0" style:family="paragraph" style:parent-style-name="Odstavec_20_se_20_seznamem" style:list-style-name="L10">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1" style:family="paragraph" style:parent-style-name="Odstavec_20_se_20_seznamem" style:list-style-name="L11">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2" style:family="paragraph" style:parent-style-name="Odstavec_20_se_20_seznamem" style:list-style-name="L12">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3" style:family="paragraph" style:parent-style-name="Odstavec_20_se_20_seznamem" style:list-style-name="L13">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4" style:family="paragraph" style:parent-style-name="Odstavec_20_se_20_seznamem" style:list-style-name="L14">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5" style:family="paragraph" style:parent-style-name="Odstavec_20_se_20_seznamem" style:list-style-name="L15">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6" style:family="paragraph" style:parent-style-name="Odstavec_20_se_20_seznamem" style:list-style-name="L16">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7" style:family="paragraph" style:parent-style-name="Odstavec_20_se_20_seznamem" style:list-style-name="L17">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8" style:family="paragraph" style:parent-style-name="Odstavec_20_se_20_seznamem" style:list-style-name="L22">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09" style:family="paragraph" style:parent-style-name="Odstavec_20_se_20_seznamem" style:list-style-name="L23">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10" style:family="paragraph" style:parent-style-name="Odstavec_20_se_20_seznamem" style:list-style-name="L24">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11" style:family="paragraph" style:parent-style-name="Odstavec_20_se_20_seznamem" style:list-style-name="L25">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12" style:family="paragraph" style:parent-style-name="Odstavec_20_se_20_seznamem" style:list-style-name="L26">
      <style:paragraph-properties fo:margin-top="0cm" fo:margin-bottom="0cm" fo:line-height="100%" fo:hyphenation-ladder-count="no-limit" style:text-autospace="none" style:vertical-align="auto"/>
      <style:text-properties fo:hyphenate="true" fo:hyphenation-remain-char-count="0" fo:hyphenation-push-char-count="0"/>
    </style:style>
    <style:style style:name="P113" style:family="paragraph" style:parent-style-name="Odstavec_20_se_20_seznamem" style:list-style-name="L1">
      <style:paragraph-properties fo:margin-top="0cm" fo:margin-bottom="0cm" fo:line-height="100%"/>
    </style:style>
    <style:style style:name="P114" style:family="paragraph" style:parent-style-name="Odstavec_20_se_20_seznamem" style:list-style-name="L1">
      <style:paragraph-properties fo:margin-top="0cm" fo:margin-bottom="0cm" fo:line-height="100%">
        <style:tab-stops>
          <style:tab-stop style:position="2.72cm"/>
        </style:tab-stops>
      </style:paragraph-properties>
    </style:style>
    <style:style style:name="P115" style:family="paragraph" style:parent-style-name="Odstavec_20_se_20_seznamem" style:list-style-name="L19">
      <style:paragraph-properties fo:margin-top="0cm" fo:margin-bottom="0cm" fo:line-height="100%">
        <style:tab-stops>
          <style:tab-stop style:position="2.72cm"/>
        </style:tab-stops>
      </style:paragraph-properties>
    </style:style>
    <style:style style:name="P116" style:family="paragraph" style:parent-style-name="Odstavec_20_se_20_seznamem" style:list-style-name="L18">
      <style:paragraph-properties fo:margin-top="0cm" fo:margin-bottom="0cm" fo:line-height="100%">
        <style:tab-stops>
          <style:tab-stop style:position="10.52cm"/>
        </style:tab-stops>
      </style:paragraph-properties>
    </style:style>
    <style:style style:name="P117" style:family="paragraph" style:parent-style-name="Odstavec_20_se_20_seznamem" style:list-style-name="L19">
      <style:paragraph-properties fo:margin-top="0cm" fo:margin-bottom="0cm" fo:line-height="100%">
        <style:tab-stops>
          <style:tab-stop style:position="3.223cm"/>
        </style:tab-stops>
      </style:paragraph-properties>
    </style:style>
    <style:style style:name="P118" style:family="paragraph" style:parent-style-name="Odstavec_20_se_20_seznamem" style:list-style-name="L1">
      <style:paragraph-properties fo:margin-top="0cm" fo:margin-bottom="0cm" fo:line-height="100%">
        <style:tab-stops>
          <style:tab-stop style:position="2.604cm"/>
        </style:tab-stops>
      </style:paragraph-properties>
      <style:text-properties fo:font-weight="bold" style:font-weight-asian="bold" style:font-name-complex="Calibri"/>
    </style:style>
    <style:style style:name="P119" style:family="paragraph" style:parent-style-name="Odstavec_20_se_20_seznamem" style:list-style-name="L20">
      <style:paragraph-properties fo:margin-top="0cm" fo:margin-bottom="0cm" fo:line-height="100%" fo:hyphenation-ladder-count="no-limit" style:text-autospace="none" style:vertical-align="auto"/>
      <style:text-properties fo:font-weight="bold" style:font-weight-asian="bold" style:font-name-complex="Calibri" fo:hyphenate="true" fo:hyphenation-remain-char-count="0" fo:hyphenation-push-char-count="0"/>
    </style:style>
    <style:style style:name="P120" style:family="paragraph" style:parent-style-name="Odstavec_20_se_20_seznamem" style:list-style-name="L1">
      <style:paragraph-properties fo:margin-top="0cm" fo:margin-bottom="0cm" fo:line-height="100%">
        <style:tab-stops>
          <style:tab-stop style:position="-52.97cm"/>
        </style:tab-stops>
      </style:paragraph-properties>
      <style:text-properties fo:font-size="8pt" fo:font-weight="bold" style:font-size-asian="8pt" style:font-weight-asian="bold" style:font-name-complex="Calibri" style:font-size-complex="8pt"/>
    </style:style>
    <style:style style:name="P121" style:family="paragraph" style:parent-style-name="Odstavec_20_se_20_seznamem" style:list-style-name="L3">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122" style:family="paragraph" style:parent-style-name="Odstavec_20_se_20_seznamem" style:list-style-name="L9">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123" style:family="paragraph" style:parent-style-name="Odstavec_20_se_20_seznamem" style:list-style-name="L1">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124" style:family="paragraph" style:parent-style-name="Odstavec_20_se_20_seznamem" style:list-style-name="L12">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125" style:family="paragraph" style:parent-style-name="Odstavec_20_se_20_seznamem" style:list-style-name="L17">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126" style:family="paragraph" style:parent-style-name="Odstavec_20_se_20_seznamem" style:list-style-name="L22">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127" style:family="paragraph" style:parent-style-name="Odstavec_20_se_20_seznamem" style:list-style-name="L23">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128" style:family="paragraph" style:parent-style-name="Odstavec_20_se_20_seznamem" style:list-style-name="L24">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129" style:family="paragraph" style:parent-style-name="Odstavec_20_se_20_seznamem" style:list-style-name="L26">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hyphenate="true" fo:hyphenation-remain-char-count="0" fo:hyphenation-push-char-count="0"/>
    </style:style>
    <style:style style:name="P130" style:family="paragraph" style:parent-style-name="Odstavec_20_se_20_seznamem" style:list-style-name="L1">
      <style:paragraph-properties fo:margin-top="0cm" fo:margin-bottom="0cm" fo:line-height="100%" fo:orphans="2" fo:widows="2">
        <style:tab-stops>
          <style:tab-stop style:position="2.72cm"/>
        </style:tab-stops>
      </style:paragraph-properties>
      <style:text-properties fo:font-variant="normal" fo:text-transform="none" fo:color="#000000" fo:letter-spacing="normal" fo:font-style="normal" fo:font-weight="normal"/>
    </style:style>
    <style:style style:name="P131" style:family="paragraph" style:parent-style-name="Odstavec_20_se_20_seznamem" style:list-style-name="L1">
      <style:paragraph-properties fo:margin-top="0cm" fo:margin-bottom="0cm" fo:line-height="100%"/>
      <style:text-properties fo:font-variant="normal" fo:text-transform="none" fo:color="#000000" fo:letter-spacing="normal" fo:font-style="normal" fo:font-weight="normal"/>
    </style:style>
    <style:style style:name="P132" style:family="paragraph" style:parent-style-name="Odstavec_20_se_20_seznamem" style:list-style-name="L1">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fo:background-color="#ffff00" fo:hyphenate="true" fo:hyphenation-remain-char-count="0" fo:hyphenation-push-char-count="0"/>
    </style:style>
    <style:style style:name="P133" style:family="paragraph" style:parent-style-name="Odstavec_20_se_20_seznamem" style:list-style-name="L19">
      <style:paragraph-properties fo:margin-top="0cm" fo:margin-bottom="0cm" fo:line-height="100%" fo:orphans="2" fo:widows="2">
        <style:tab-stops>
          <style:tab-stop style:position="3.223cm"/>
        </style:tab-stops>
      </style:paragraph-properties>
      <style:text-properties fo:font-variant="normal" fo:text-transform="none" fo:color="#000000" fo:letter-spacing="normal" fo:font-style="normal" fo:font-weight="normal" fo:background-color="#ffff00"/>
    </style:style>
    <style:style style:name="P134" style:family="paragraph" style:parent-style-name="Odstavec_20_se_20_seznamem" style:list-style-name="L1">
      <style:paragraph-properties fo:margin-top="0cm" fo:margin-bottom="0cm" fo:line-height="100%" fo:orphans="2" fo:widows="2" fo:hyphenation-ladder-count="no-limit" style:text-autospace="none" style:vertical-align="auto"/>
      <style:text-properties fo:font-variant="normal" fo:text-transform="none" fo:color="#000000" fo:letter-spacing="normal" fo:font-style="normal" fo:font-weight="normal" style:font-name-complex="Calibri" fo:hyphenate="true" fo:hyphenation-remain-char-count="0" fo:hyphenation-push-char-count="0"/>
    </style:style>
    <style:style style:name="P135" style:family="paragraph" style:parent-style-name="Odstavec_20_se_20_seznamem" style:list-style-name="L1">
      <style:paragraph-properties fo:margin-top="0cm" fo:margin-bottom="0cm" fo:line-height="100%" fo:hyphenation-ladder-count="no-limit" style:text-autospace="none" style:vertical-align="auto"/>
      <style:text-properties fo:color="#000000" style:font-name-complex="Calibri" style:font-weight-complex="bold" fo:hyphenate="true" fo:hyphenation-remain-char-count="0" fo:hyphenation-push-char-count="0"/>
    </style:style>
    <style:style style:name="P136" style:family="paragraph" style:parent-style-name="Odstavec_20_se_20_seznamem" style:list-style-name="L1">
      <style:paragraph-properties fo:margin-top="0cm" fo:margin-bottom="0cm" fo:line-height="100%" fo:hyphenation-ladder-count="no-limit" style:text-autospace="none" style:vertical-align="auto"/>
      <style:text-properties fo:color="#000000" style:font-name-complex="Calibri" fo:hyphenate="true" fo:hyphenation-remain-char-count="0" fo:hyphenation-push-char-count="0"/>
    </style:style>
    <style:style style:name="P137" style:family="paragraph" style:parent-style-name="Odstavec_20_se_20_seznamem" style:list-style-name="L6">
      <style:paragraph-properties fo:margin-top="0cm" fo:margin-bottom="0cm" fo:line-height="100%" fo:hyphenation-ladder-count="no-limit" style:text-autospace="none" style:vertical-align="auto"/>
      <style:text-properties fo:color="#000000" fo:font-weight="bold" style:font-weight-asian="bold" style:font-name-complex="Calibri" fo:hyphenate="true" fo:hyphenation-remain-char-count="0" fo:hyphenation-push-char-count="0"/>
    </style:style>
    <style:style style:name="P138" style:family="paragraph" style:parent-style-name="Odstavec_20_se_20_seznamem" style:list-style-name="L8">
      <style:paragraph-properties fo:margin-top="0cm" fo:margin-bottom="0cm" fo:line-height="100%" fo:hyphenation-ladder-count="no-limit" style:text-autospace="none" style:vertical-align="auto"/>
      <style:text-properties fo:color="#000000" fo:font-weight="bold" style:font-weight-asian="bold" style:font-name-complex="Calibri" fo:hyphenate="true" fo:hyphenation-remain-char-count="0" fo:hyphenation-push-char-count="0"/>
    </style:style>
    <style:style style:name="P139" style:family="paragraph" style:parent-style-name="Odstavec_20_se_20_seznamem" style:list-style-name="L4">
      <style:paragraph-properties fo:margin-top="0cm" fo:margin-bottom="0cm" fo:line-height="100%" fo:hyphenation-ladder-count="no-limit" style:text-autospace="none" style:vertical-align="auto"/>
      <style:text-properties fo:color="#000000" fo:font-weight="bold" style:font-weight-asian="bold" style:font-name-complex="Calibri" fo:hyphenate="true" fo:hyphenation-remain-char-count="0" fo:hyphenation-push-char-count="0"/>
    </style:style>
    <style:style style:name="P140" style:family="paragraph" style:parent-style-name="Odstavec_20_se_20_seznamem" style:list-style-name="L21">
      <style:paragraph-properties fo:margin-top="0cm" fo:margin-bottom="0cm" fo:line-height="100%" fo:hyphenation-ladder-count="no-limit" style:text-autospace="none" style:vertical-align="auto"/>
      <style:text-properties fo:color="#000000" fo:font-weight="bold" style:font-weight-asian="bold" style:font-name-complex="Calibri" fo:hyphenate="true" fo:hyphenation-remain-char-count="0" fo:hyphenation-push-char-count="0"/>
    </style:style>
    <style:style style:name="P141" style:family="paragraph" style:parent-style-name="Odstavec_20_se_20_seznamem" style:list-style-name="L8">
      <style:paragraph-properties fo:margin-top="0cm" fo:margin-bottom="0cm" fo:line-height="100%" fo:hyphenation-ladder-count="no-limit" style:text-autospace="none" style:vertical-align="auto"/>
      <style:text-properties fo:color="#000000" fo:font-size="10pt" fo:font-weight="bold" style:font-size-asian="10pt" style:font-weight-asian="bold" style:font-name-complex="Calibri" style:font-size-complex="10pt" fo:hyphenate="true" fo:hyphenation-remain-char-count="0" fo:hyphenation-push-char-count="0"/>
    </style:style>
    <style:style style:name="P142" style:family="paragraph" style:parent-style-name="Odstavec_20_se_20_seznamem" style:list-style-name="L1">
      <style:paragraph-properties fo:margin-left="0cm" fo:margin-right="0cm" fo:margin-top="0cm" fo:margin-bottom="0cm" fo:line-height="100%" fo:orphans="2" fo:widows="2" fo:text-indent="0cm" style:auto-text-indent="false">
        <style:tab-stops>
          <style:tab-stop style:position="35.56cm"/>
        </style:tab-stops>
      </style:paragraph-properties>
      <style:text-properties fo:font-variant="normal" fo:text-transform="none" fo:color="#000000" fo:letter-spacing="normal" fo:font-style="normal" fo:font-weight="normal"/>
    </style:style>
    <style:style style:name="P143" style:family="paragraph" style:parent-style-name="Preformatted_20_Text">
      <style:paragraph-properties fo:orphans="2" fo:widows="2"/>
      <style:text-properties fo:font-variant="normal" fo:text-transform="none" fo:color="#000000" fo:letter-spacing="normal" fo:font-style="normal" fo:font-weight="normal"/>
    </style:style>
    <style:style style:name="P144" style:family="paragraph" style:parent-style-name="Preformatted_20_Text">
      <style:paragraph-properties fo:orphans="2" fo:widows="2"/>
      <style:text-properties fo:font-variant="normal" fo:text-transform="none" fo:color="#000000" fo:letter-spacing="normal" fo:font-style="normal" fo:font-weight="normal" fo:background-color="#ffff00"/>
    </style:style>
    <style:style style:name="P145" style:family="paragraph" style:parent-style-name="Preformatted_20_Text">
      <style:paragraph-properties fo:orphans="2" fo:widows="2"/>
      <style:text-properties fo:font-variant="normal" fo:text-transform="none" fo:color="#000000" fo:letter-spacing="normal" fo:font-style="normal" fo:font-weight="normal" fo:background-color="transparent"/>
    </style:style>
    <style:style style:name="P146"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bold" fo:background-color="#ffff00" style:font-weight-asian="bold" style:font-weight-complex="bold"/>
    </style:style>
    <style:style style:name="P14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bold" fo:background-color="#23ff23" style:font-weight-asian="bold" style:font-weight-complex="bold"/>
    </style:style>
    <style:style style:name="P148" style:family="paragraph" style:parent-style-name="Preformatted_20_Text">
      <style:paragraph-properties fo:margin-left="0cm" fo:margin-right="0cm" fo:orphans="2" fo:widows="2" fo:text-indent="0cm" style:auto-text-indent="false"/>
      <style:text-properties fo:font-variant="normal" fo:text-transform="none" fo:color="#ffffff" fo:letter-spacing="normal" fo:font-style="normal" fo:font-weight="bold" fo:background-color="#000000" style:font-weight-asian="bold" style:font-weight-complex="bold"/>
    </style:style>
    <style:style style:name="T1" style:family="text">
      <style:text-properties style:font-name-complex="Calibri"/>
    </style:style>
    <style:style style:name="T2" style:family="text">
      <style:text-properties style:font-name-complex="Calibri" style:font-style-complex="italic"/>
    </style:style>
    <style:style style:name="T3" style:family="text">
      <style:text-properties style:font-name-complex="Calibri" style:font-style-complex="italic" style:font-weight-complex="bold"/>
    </style:style>
    <style:style style:name="T4" style:family="text">
      <style:text-properties style:font-name-complex="Calibri" style:font-weight-complex="bold"/>
    </style:style>
    <style:style style:name="T5" style:family="text">
      <style:text-properties fo:font-weight="bold" style:font-weight-asian="bold"/>
    </style:style>
    <style:style style:name="T6" style:family="text">
      <style:text-properties fo:font-weight="bold" style:font-weight-asian="bold" style:font-name-complex="Calibri"/>
    </style:style>
    <style:style style:name="T7" style:family="text">
      <style:text-properties fo:font-weight="bold" style:font-weight-asian="bold" style:font-name-complex="Calibri" style:font-weight-complex="bold"/>
    </style:style>
    <style:style style:name="T8" style:family="text">
      <style:text-properties fo:font-weight="bold" style:language-asian="sk" style:country-asian="SK" style:font-weight-asian="bold" style:font-name-complex="Calibri"/>
    </style:style>
    <style:style style:name="T9" style:family="text">
      <style:text-properties fo:font-weight="bold" style:font-name-asian="TimesNewRoman" style:font-weight-asian="bold" style:font-name-complex="Calibri" style:font-weight-complex="bold"/>
    </style:style>
    <style:style style:name="T10" style:family="text">
      <style:text-properties fo:font-size="9pt" style:font-size-asian="9pt" style:font-name-complex="Calibri" style:font-size-complex="9pt"/>
    </style:style>
    <style:style style:name="T11" style:family="text">
      <style:text-properties fo:font-size="9pt" fo:font-weight="bold" style:font-size-asian="9pt" style:font-weight-asian="bold" style:font-name-complex="Calibri" style:font-size-complex="9pt"/>
    </style:style>
    <style:style style:name="T12" style:family="text">
      <style:text-properties fo:font-size="8pt" style:font-size-asian="8pt" style:font-name-complex="Calibri" style:font-size-complex="8pt"/>
    </style:style>
    <style:style style:name="T13" style:family="text">
      <style:text-properties style:language-asian="sk" style:country-asian="SK" style:font-name-complex="Calibri"/>
    </style:style>
    <style:style style:name="T14" style:family="text">
      <style:text-properties style:font-name-asian="TimesNewRoman" style:font-name-complex="Calibri"/>
    </style:style>
    <style:style style:name="T15" style:family="text">
      <style:text-properties style:font-name-asian="TimesNewRoman" style:font-name-complex="Calibri" style:font-style-complex="italic"/>
    </style:style>
    <style:style style:name="T16" style:family="text">
      <style:text-properties fo:color="#ff0000"/>
    </style:style>
    <style:style style:name="T17" style:family="text">
      <style:text-properties fo:color="#ff0000" style:font-name-complex="Calibri"/>
    </style:style>
    <style:style style:name="T18" style:family="text">
      <style:text-properties fo:color="#ff0000" style:font-name-complex="Calibri" style:font-weight-complex="bold"/>
    </style:style>
    <style:style style:name="T19" style:family="text">
      <style:text-properties fo:color="#000000" fo:font-weight="bold" style:font-weight-asian="bold" style:font-name-complex="Calibri"/>
    </style:style>
    <style:style style:name="T20" style:family="text">
      <style:text-properties fo:color="#000000" fo:font-weight="bold" style:font-weight-asian="bold" style:font-name-complex="Calibri" style:font-weight-complex="bold"/>
    </style:style>
    <style:style style:name="T21" style:family="text">
      <style:text-properties fo:color="#000000" style:font-name-complex="Calibri"/>
    </style:style>
    <style:style style:name="T22" style:family="text">
      <style:text-properties fo:color="#000000" style:font-name-complex="Calibri" style:font-weight-complex="bold"/>
    </style:style>
    <style:style style:name="T23" style:family="text">
      <style:text-properties fo:color="#000000" style:font-name-complex="Calibri" style:font-style-complex="italic"/>
    </style:style>
    <style:style style:name="T24" style:family="text">
      <style:text-properties fo:color="#000000" style:font-name-asian="TimesNewRoman" style:font-name-complex="Calibri"/>
    </style:style>
    <style:style style:name="T25" style:family="text">
      <style:text-properties fo:color="#000000" fo:font-size="10pt" style:font-size-asian="10pt" style:font-name-complex="Calibri" style:font-size-complex="10pt"/>
    </style:style>
    <style:style style:name="T26" style:family="text">
      <style:text-properties fo:color="#000000" fo:background-color="#ffffff" style:font-name-complex="Calibri"/>
    </style:style>
    <style:style style:name="T27" style:family="text">
      <style:text-properties fo:color="#000000" style:text-underline-style="solid" style:text-underline-width="auto" style:text-underline-color="font-color" fo:font-weight="bold" style:text-underline-mode="continuous" style:text-line-through-mode="continuous" style:font-weight-asian="bold" style:font-name-complex="Calibri"/>
    </style:style>
    <style:style style:name="T28" style:family="text">
      <style:text-properties fo:color="#000000" fo:font-style="italic" style:font-style-asian="italic" style:font-name-complex="Calibri" style:font-style-complex="italic"/>
    </style:style>
    <style:style style:name="T29" style:family="text">
      <style:text-properties fo:color="#000000" style:font-name="Courier New" style:font-name-complex="Courier New"/>
    </style:style>
    <style:style style:name="T30" style:family="text">
      <style:text-properties style:text-underline-style="solid" style:text-underline-width="auto" style:text-underline-color="font-color" style:text-underline-mode="continuous" style:text-line-through-mode="continuous"/>
    </style:style>
    <style:style style:name="T31" style:family="text">
      <style:text-properties style:text-underline-style="solid" style:text-underline-width="auto" style:text-underline-color="font-color" fo:font-weight="bold" style:text-underline-mode="continuous" style:text-line-through-mode="continuous" style:language-asian="sk" style:country-asian="SK" style:font-weight-asian="bold" style:font-name-complex="Calibri"/>
    </style:style>
    <style:style style:name="T32" style:family="text">
      <style:text-properties fo:background-color="transparent"/>
    </style:style>
    <style:style style:name="T33" style:family="text">
      <style:text-properties fo:background-color="transparent" style:font-name-complex="Calibri"/>
    </style:style>
    <style:style style:name="T34" style:family="text">
      <style:text-properties style:font-name-asian="TimesNewRoman1" style:font-name-complex="Calibri" style:font-style-complex="italic"/>
    </style:style>
    <style:style style:name="T35" style:family="text">
      <style:text-properties style:font-name="Symbol" fo:font-weight="bold" style:font-name-asian="Symbol" style:font-weight-asian="bold" style:font-name-complex="Symbol"/>
    </style:style>
    <style:style style:name="T36" style:family="text">
      <style:text-properties fo:font-style="normal" fo:font-weight="normal"/>
    </style:style>
    <style:style style:name="T37" style:family="text">
      <style:text-properties fo:background-color="#23ff23"/>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0.249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1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6LV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text:style-name="WW_5f_CharLFO6LV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text:style-name="WW_5f_CharLFO6LV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0LVL1" style:num-suffix="." style:num-format="1" text:start-value="3">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text:style-name="WW_5f_CharLFO10LV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text:style-name="WW_5f_CharLFO11LV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text:style-name="WW_5f_CharLFO11LV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0.249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1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WW_5f_CharLFO6LV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text:style-name="WW_5f_CharLFO6LV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WW_5f_CharLFO10LVL1" style:num-suffix="." style:num-format="1" text:start-value="3">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text:style-name="WW_5f_CharLFO10LV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LVL1" text:bullet-char="-">
        <style:list-level-properties text:min-label-width="0.635cm"/>
        <style:text-properties style:font-name="Calibri"/>
      </text:list-level-style-bullet>
      <text:list-level-style-bullet text:level="2" text:style-name="WW_5f_CharLFO1LVL2" text:bullet-char="">
        <style:list-level-properties text:space-before="1.905cm" text:min-label-width="0.635cm"/>
        <style:text-properties style:font-name="Symbol"/>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Odpovědi jsou převzaty z překladu slidu..naleznete níže na muny.</text:p>
      <text:p text:style-name="P9"/>
      <text:p text:style-name="P147">Otázky z roku 2012 a 2011</text:p>
      <text:p text:style-name="P9"/>
      <text:p text:style-name="P9">1. Popiste L2 vrstvu ISO OSI modelu, adresaci na teto vrstve, funkci vrstvy, protokoly a pripadne algoritmy, ktere se zde pouzivaji.</text:p>
      <text:p text:style-name="P20"><text:span text:style-name="Standardní_20_písmo_20_odstavce"><text:span text:style-name="T6">L2 Linková vrstva</text:span></text:span><text:span text:style-name="Standardní_20_písmo_20_odstavce"><text:span text:style-name="T1"> – prijíma pakety a transformuje ich do rámcov</text:span></text:span></text:p>
      <text:list xml:id="list20232454" text:style-name="L1">
        <text:list-item>
          <text:p text:style-name="P74">V spolupráci s fyzickou vrstvou zabezpečuje prenos rámcov komunikujúcimi zariadeniami prepojenými s prenosovým médiom. (LAN)</text:p>
        </text:list-item>
        <text:list-item>
          <text:p text:style-name="P74">Zabezpečuje spoľahlivosť prenosu medzi týmito zariadeniami</text:p>
        </text:list-item>
        <text:list-item>
          <text:p text:style-name="P74">Zabezpečuje riadenie tokov aby sa zabránilo preťaženiu</text:p>
        </text:list-item>
        <text:list-item>
          <text:p text:style-name="P74">Riadi prístup zariadení k zdieľaným médiám (MAC)</text:p>
        </text:list-item>
      </text:list>
      <text:p text:style-name="P27">Služby poskytované linkovou vrstvou:</text:p>
      <text:list xml:id="list20253764" text:continue-numbering="true" text:style-name="L1">
        <text:list-item>
          <text:p text:style-name="P74"><text:span text:style-name="T16">Rámcovanie</text:span> – prichádzajúce pakety sú zapuzdrované do rámcov</text:p>
        </text:list-item>
        <text:list-item>
          <text:p text:style-name="P74"><text:span text:style-name="T16">Adresácia</text:span> – poskytuje adresy entitám fyzickej vrstvy (fyzická/MAC adresa), rámce obsahujú zdrojové a cieľové adresy komunikujúcich subjektov</text:p>
        </text:list-item>
        <text:list-item>
          <text:p text:style-name="P74"><text:span text:style-name="T16">Kontrola</text:span> chýb – na fyzickej vrstve nie je možné eliminovať výskyt chýb, naopak L2 vrstva zabezpečuje požadovaný stupeň spoľahlivosti (detekcia chýb a oprava)</text:p>
        </text:list-item>
        <text:list-item>
          <text:p text:style-name="P74"><text:span text:style-name="T16">Riadenie</text:span> tokov – predchádzanie kolíziám (stop-and-wait mechanizmus)</text:p>
        </text:list-item>
        <text:list-item>
          <text:p text:style-name="P74"><text:span text:style-name="T16">Medium</text:span> Access control – MAC – nevyhnutné v prostredí, kde sú prenosové média zdieľané viacerými entitami, predchádza sa kolíziám vzniknutým súčasným prenosom</text:p>
        </text:list-item>
      </text:list>
      <text:p text:style-name="P21"><text:span text:style-name="Standardní_20_písmo_20_odstavce"><text:span text:style-name="T11">Kontrola chýb – </text:span></text:span><text:span text:style-name="Standardní_20_písmo_20_odstavce"><text:span text:style-name="T10">použitý pojem redundancie</text:span></text:span></text:p>
      <text:list xml:id="list20255173" text:continue-numbering="true" text:style-name="L1">
        <text:list-item>
          <text:p text:style-name="P86">odosielateľ pridáva bity, ktorých hodnota je funkciou prenesených dát</text:p>
        </text:list-item>
        <text:list-item>
          <text:p text:style-name="P86">príjemca počíta rovnakú funkciu a pokiaľ sa hodnoty líšia, detekujú sa chyby a skúšajú sa opraviť</text:p>
        </text:list-item>
        <text:list-item>
          <text:p text:style-name="P86">pri použití detekcie chýb <text:s/>(alebo v prípade, že chyba je neopraviteľná), prijímač žiada odosielateľa opakovať prenos</text:p>
        </text:list-item>
        <text:list-item>
          <text:p text:style-name="P87"><text:span text:style-name="Standardní_20_písmo_20_odstavce"><text:span text:style-name="T11">detekcia chýb – Automatic request for retransmission (ARQ)</text:span></text:span><text:span text:style-name="Standardní_20_písmo_20_odstavce"><text:span text:style-name="T10"> – detekcia chýb a zabezpečenie opakovaného prenosu, vhodné pre málo stratové média</text:span></text:span></text:p>
        </text:list-item>
        <text:list-item>
          <text:p text:style-name="P87"><text:span text:style-name="Standardní_20_písmo_20_odstavce"><text:span text:style-name="T11">oprava chýb – Forward error correction (FEC) </text:span></text:span><text:span text:style-name="Standardní_20_písmo_20_odstavce"><text:span text:style-name="T10"><text:s/>- detekcia chýb a pokus o ich opravenie (využíva redundantné dáta), vhodné pre stratové média (s vysokou prenosovou latenciou)</text:span></text:span></text:p>
        </text:list-item>
      </text:list>
      <text:p text:style-name="P64"/>
      <text:p text:style-name="P20"><text:span text:style-name="Standardní_20_písmo_20_odstavce"><text:span text:style-name="T6">Medium Access control – MAC - </text:span></text:span><text:span text:style-name="Standardní_20_písmo_20_odstavce"><text:span text:style-name="T1">Funkcia zodpovedná za koordináciu viacerých zariadení pripojených k zdieľanému prenosovému médiu</text:span></text:span></text:p>
      <text:list xml:id="list20283509" text:continue-numbering="true" text:style-name="L1">
        <text:list-item>
          <text:p text:style-name="P75">Cieľom je odstránenie kolízií spôsobených súčasným prenosom</text:p>
        </text:list-item>
        <text:list-item>
          <text:p text:style-name="P88"><text:span text:style-name="Standardní_20_písmo_20_odstavce"><text:span text:style-name="T6">Protokoly :</text:span></text:span></text:p>
          <text:list>
            <text:list-item>
              <text:list>
                <text:list-item>
                  <text:p text:style-name="P76">Protokoly náhodného prístupu –<text:span text:style-name="T16"> Aloha, CSMA/CD, CSMA/CD</text:span></text:p>
                </text:list-item>
                <text:list-item>
                  <text:p text:style-name="P76">Protokoly riadeného prístupu </text:p>
                </text:list-item>
                <text:list-item>
                  <text:p text:style-name="P76">Protokoly multiplex-orientovaného prístupu – <text:span text:style-name="T16">FDMA, TDMA</text:span></text:p>
                </text:list-item>
              </text:list>
            </text:list-item>
          </text:list>
        </text:list-item>
      </text:list>
      <text:p text:style-name="P68"/>
      <text:p text:style-name="P22"><text:span text:style-name="Standardní_20_písmo_20_odstavce"><text:span text:style-name="T6">L2 siete – </text:span></text:span><text:span text:style-name="Standardní_20_písmo_20_odstavce"><text:span text:style-name="T1">lokálne siete (LAN), topológie – kruh, hviezda, strom, zbernica... väčšie siete vznikajú ich prepojením. </text:span></text:span></text:p>
      <text:list xml:id="list20277757" text:continue-numbering="true" text:style-name="L1">
        <text:list-item>
          <text:p text:style-name="P118">Spájacie zariadenia L2 sieti:</text:p>
          <text:list>
            <text:list-item>
              <text:list>
                <text:list-item>
                  <text:p text:style-name="P89"><text:span text:style-name="Standardní_20_písmo_20_odstavce"><text:span text:style-name="T1">Most – transparentné prepojenie sietí – všetka prevádzka ide cez most, oddeľuje zdieľané média</text:span></text:span></text:p>
                </text:list-item>
                <text:list-item>
                  <text:p text:style-name="P89"><text:span text:style-name="Standardní_20_písmo_20_odstavce"><text:span text:style-name="T1">Switch – muliti-port most</text:span></text:span></text:p>
                </text:list-item>
              </text:list>
            </text:list-item>
          </text:list>
        </text:list-item>
        <text:list-item>
          <text:p text:style-name="P90"><text:span text:style-name="Standardní_20_písmo_20_odstavce"><text:span text:style-name="T1">L2 siete sú založené na MAC adresách</text:span></text:span></text:p>
        </text:list-item>
        <text:list-item>
          <text:p text:style-name="P118">Backward Learning Algorithm:</text:p>
          <text:list>
            <text:list-item>
              <text:list>
                <text:list-item>
                  <text:p text:style-name="P89"><text:span text:style-name="Standardní_20_písmo_20_odstavce"><text:span text:style-name="T1">mosty/switche sa naučia umiestnenie uzlov v sieti odpočúvaním média (dodržiavanie zdrojových adries), rámce sú presúvané za základe adresy príjemcu. </text:span></text:span></text:p>
                </text:list-item>
                <text:list-item>
                  <text:p text:style-name="P89"><text:span text:style-name="Standardní_20_písmo_20_odstavce"><text:span text:style-name="T1">Je možné vytvárať siete s cyklami, využívajú Distributed Spanning tree algorithm</text:span></text:span></text:p>
                </text:list-item>
                <text:list-item>
                  <text:p text:style-name="P89"><text:span text:style-name="Standardní_20_písmo_20_odstavce"><text:span text:style-name="T1">Nevhodné pre väčšie siete, nízka konvergencia</text:span></text:span></text:p>
                </text:list-item>
              </text:list>
            </text:list-item>
          </text:list>
        </text:list-item>
        <text:list-item>
          <text:p text:style-name="P118">Distributed Spanning Tree Algorithm:</text:p>
          <text:list>
            <text:list-item>
              <text:list>
                <text:list-item>
                  <text:p text:style-name="P89"><text:span text:style-name="Standardní_20_písmo_20_odstavce"><text:span text:style-name="T1">Cieľom je vypnúť porty niektorých mostov aby sa predošlo kolíziám</text:span></text:span></text:p>
                </text:list-item>
                <text:list-item>
                  <text:p text:style-name="P89"><text:soft-page-break/><text:span text:style-name="Standardní_20_písmo_20_odstavce"><text:span text:style-name="T12">Každý most posiela pravidelné správy (vlastnú adresu, root bridge adresu, súčasné náklady na cestu)</text:span></text:span></text:p>
                </text:list-item>
                <text:list-item>
                  <text:p text:style-name="P89"><text:span text:style-name="Standardní_20_písmo_20_odstavce"><text:span text:style-name="T12">Akonáhle most obdrží správu od svojho suseda prispôsobí sa jeho predstave o najlepšej ceste:</text:span></text:span></text:p>
                  <text:list>
                    <text:list-item>
                      <text:p text:style-name="P91"><text:span text:style-name="Standardní_20_písmo_20_odstavce"><text:span text:style-name="T12">Uprednostňuje koreň s nižšou adresou</text:span></text:span></text:p>
                    </text:list-item>
                    <text:list-item>
                      <text:p text:style-name="P91"><text:span text:style-name="Standardní_20_písmo_20_odstavce"><text:span text:style-name="T12">Uprednostňuje nižšie náklady na cestu</text:span></text:span></text:p>
                    </text:list-item>
                    <text:list-item>
                      <text:p text:style-name="P91"><text:span text:style-name="Standardní_20_písmo_20_odstavce"><text:span text:style-name="T12">Ak sú rovnaké náklady na cestu, uprednostňuje nižšiu adresu</text:span></text:span></text:p>
                    </text:list-item>
                  </text:list>
                </text:list-item>
                <text:list-item>
                  <text:p text:style-name="P120">Mechanizmus: </text:p>
                  <text:list>
                    <text:list-item>
                      <text:p text:style-name="P91"><text:span text:style-name="Standardní_20_písmo_20_odstavce"><text:span text:style-name="T12">Root bridge výberu (najnižšia adresa)</text:span></text:span></text:p>
                    </text:list-item>
                    <text:list-item>
                      <text:p text:style-name="P91"><text:span text:style-name="Standardní_20_písmo_20_odstavce"><text:span text:style-name="T12">Sekvenčný rast stromu</text:span></text:span></text:p>
                    </text:list-item>
                    <text:list-item>
                      <text:p text:style-name="P91"><text:span text:style-name="Standardní_20_písmo_20_odstavce"><text:span text:style-name="T12">Najlepšia cesta sa nájde definovaním aktívnych portov mostov</text:span></text:span></text:p>
                    </text:list-item>
                    <text:list-item>
                      <text:p text:style-name="P91"><text:span text:style-name="Standardní_20_písmo_20_odstavce"><text:span text:style-name="T12">Ostatné porty sú nedostupné</text:span></text:span></text:p>
                    </text:list-item>
                  </text:list>
                </text:list-item>
                <text:list-item>
                  <text:p text:style-name="P120">Root bridge fáza výberu:</text:p>
                  <text:list>
                    <text:list-item>
                      <text:p text:style-name="P91"><text:span text:style-name="Standardní_20_písmo_20_odstavce"><text:span text:style-name="T12">Každý most považuje seba za koreňový most a oznamuje tento fakt ostatným mostom</text:span></text:span></text:p>
                    </text:list-item>
                    <text:list-item>
                      <text:p text:style-name="P91"><text:span text:style-name="Standardní_20_písmo_20_odstavce"><text:span text:style-name="T12">Každý z nich posiela správy všetkými svojimi portami</text:span></text:span></text:p>
                    </text:list-item>
                    <text:list-item>
                      <text:p text:style-name="P91"><text:span text:style-name="Standardní_20_písmo_20_odstavce"><text:span text:style-name="T12">Na základe týchto informácii sa vyberie root bridge s najnižšou adresou</text:span></text:span></text:p>
                    </text:list-item>
                  </text:list>
                </text:list-item>
                <text:list-item>
                  <text:p text:style-name="P120">Root ports fáza výberu:</text:p>
                  <text:list>
                    <text:list-item>
                      <text:p text:style-name="P91"><text:span text:style-name="Standardní_20_písmo_20_odstavce"><text:span text:style-name="T12">Každý most zvolí svoj root port ( ten, ktorý má najnižšie náklady na cestu)</text:span></text:span></text:p>
                    </text:list-item>
                    <text:list-item>
                      <text:p text:style-name="P91"><text:span text:style-name="Standardní_20_písmo_20_odstavce"><text:span text:style-name="T12">Ak majú dva porty rovnaké náklady na cestu, vyberie sa ten, ktorý má nižšie ID portu. Ostatné sú nedostupné aby sa predchádzalo slučkám. </text:span></text:span></text:p>
                    </text:list-item>
                  </text:list>
                </text:list-item>
                <text:list-item>
                  <text:p text:style-name="P120">Fáza výberu aktívneho/neaktívneho portu:</text:p>
                  <text:list>
                    <text:list-item>
                      <text:p text:style-name="P91"><text:span text:style-name="Standardní_20_písmo_20_odstavce"><text:span text:style-name="T12">Root bridge nastaví všetky svoje porty ako aktívne</text:span></text:span></text:p>
                    </text:list-item>
                    <text:list-item>
                      <text:p text:style-name="P142"><text:span text:style-name="Standardní_20_písmo_20_odstavce"><text:span text:style-name="T12">je nutné zistiť najnižšie ID mostu, ak je nájdené, stanoví sa zodpovedajúci port ako aktívny, ostatné sú neaktívne</text:span></text:span></text:p>
                    </text:list-item>
                  </text:list>
                </text:list-item>
              </text:list>
            </text:list-item>
          </text:list>
        </text:list-item>
      </text:list>
      <text:p text:style-name="P8"/>
      <text:p text:style-name="P8"/>
      <text:p text:style-name="P5">2. Jakym zpusobem je v IPv6 resena mobilita? Popiste vcetne schematu.</text:p>
      <text:p text:style-name="P23"><text:span text:style-name="Standardní_20_písmo_20_odstavce"><text:span text:style-name="T6">Mobilita v IPv6 – </text:span></text:span><text:span text:style-name="Standardní_20_písmo_20_odstavce"><text:span text:style-name="T1">hl. myšlienka je, že aj mobilné zariadenia sú niekde „doma“. <text:s/>Využívajú sa dva druhy adries:</text:span></text:span></text:p>
      <text:list xml:id="list39357644" text:style-name="L1">
        <text:list-item>
          <text:p text:style-name="P77">Home address – globálna trvalá unicastová adresa, cez ktorú je mobilné zariadenie vždy prístupné (aj ked nie je vo svojej domácej sieti)</text:p>
        </text:list-item>
        <text:list-item>
          <text:p text:style-name="P77">Care-of address – globálna unicastová adresa pre mobilné zariadenie keď sa nachádza v cudzej sieti (adresa závisí od siete, v ktorej sa zariadenie nachádza)</text:p>
        </text:list-item>
      </text:list>
      <text:p text:style-name="P32">Pojmy súvisiace s mobilitou v IPv6:</text:p>
      <text:list xml:id="list20263696" text:continue-numbering="true" text:style-name="L1">
        <text:list-item>
          <text:p text:style-name="P77">Correspondent node (CN) – peer uzol, s ktorým mobilný uzol komunikuje</text:p>
        </text:list-item>
        <text:list-item>
          <text:p text:style-name="P77">Home agent (HA) – router v domácej sieti, prostredníctvom ktorého je mobilné zariadenie stále prístupné (prijíma datagramy určené pre mobilný uzol a cez „tunel mu ich odovzdáva). </text:p>
        </text:list-item>
        <text:list-item>
          <text:p text:style-name="P77">Optimalizácia trasy – priama komunikácia mobilného a korešpondujúceho uzlu</text:p>
        </text:list-item>
      </text:list>
      <text:p text:style-name="P28">Mechanizmus:</text:p>
      <text:list xml:id="list20255626" text:continue-numbering="true" text:style-name="L1">
        <text:list-item>
          <text:p text:style-name="P77">Kým je mobilné zariadenie vo svojej domácej sieti prijíma pakety cez bežný IP smerovací mechanizmus a chová sa ako každý iný host</text:p>
        </text:list-item>
        <text:list-item>
          <text:p text:style-name="P77">Keď je mobilné zariadenie mimo svojej domácej siete dostáva prídavnú care-of address získanú cez mechanizmus dostupný v cudzej sieti (asociácia domácej adresy a care-of adresy sa nazýva väzba)</text:p>
        </text:list-item>
        <text:list-item>
          <text:p text:style-name="P77">Mobilný uzol registruje svoju care-of adresu s routerom v domácej sieti =domáci agent</text:p>
        </text:list-item>
        <text:list-item>
          <text:p text:style-name="P77">Medzi mobilným a korešpondujúcim uzlom sú dva spôsoby komunikácie:</text:p>
          <text:list>
            <text:list-item>
              <text:p text:style-name="P78"><text:span text:style-name="T16">Obojsmerný</text:span> tunel – pakety z korešpondujúceho uzlu sú posielané domácemu agentovi, ktorý ich zapuzdruje a posiela ich care-of adrese mobilného uzla a naopak. </text:p>
            </text:list-item>
            <text:list-item>
              <text:p text:style-name="P78"><text:span text:style-name="T16">Optimalizácia</text:span> trasy – komunikácia medzi mobilným a korešpondujúcim uzlom môže byť riadená priamo bez využitia domáceho agenta</text:p>
              <text:list>
                <text:list-item>
                  <text:p text:style-name="P79">Mobilný uzol musí zaregistrovať svoju care-of adresu s korešpondujúcim uzlom a väzba musí byť povolená cez Return Routability Procedure. <text:s text:c="2"/></text:p>
                </text:list-item>
              </text:list>
            </text:list-item>
          </text:list>
        </text:list-item>
      </text:list>
      <text:p text:style-name="P69"><text:soft-page-break/></text:p>
      <text:p text:style-name="P13"><text:span text:style-name="Standardní_20_písmo_20_odstavce"><text:span text:style-name="T13"><draw:frame draw:style-name="fr1" draw:name="Obrázek 25" text:anchor-type="as-char" svg:y="0cm" svg:width="8.202cm" style:rel-width="scale" svg:height="5.715cm" style:rel-height="scale" draw:z-index="0"><draw:image xlink:href="Pictures/2000000700004BF3000036DD54886DF7.wmf" xlink:type="simple" xlink:show="embed" xlink:actuate="onLoad"/></draw:frame></text:span></text:span></text:p>
      <text:p text:style-name="P15"/>
      <text:p text:style-name="P14"><text:span text:style-name="Standardní_20_písmo_20_odstavce"><text:span text:style-name="T6">Return Routability Procedure - </text:span></text:span><text:span text:style-name="Standardní_20_písmo_20_odstavce"><text:span text:style-name="T1">procedúra umožňuje aby korešpondujúci uzol získal primerané uistenie, že mobilný uzol je v skutočnosti adresovateľný vo svojej care-of adrese ako aj vo svojej domácej adrese. Ak sa to poradí môže prebehnúť optimalizácia trasy. Znižuje nebezpečenstvo útokov. </text:span></text:span></text:p>
      <text:p text:style-name="P16"/>
      <text:p text:style-name="P32">Kroky procedúry:</text:p>
      <text:list xml:id="list20225807" text:style-name="L2">
        <text:list-item>
          <text:list>
            <text:list-item>
              <text:list>
                <text:list-item>
                  <text:list>
                    <text:list-item>
                      <text:list>
                        <text:list-item>
                          <text:list>
                            <text:list-item>
                              <text:list>
                                <text:list-item>
                                  <text:p text:style-name="P92"><text:span text:style-name="Standardní_20_písmo_20_odstavce"><text:span text:style-name="T1">Mobilný uzol (MN) posiela Home Test Init (HoTI) správu cez domáceho agenta korešpondujúcemu uzlu (CN). Táto správa nesie Home Init Cookie. Touto cestou sa CN naučí domácu adresu MN. </text:span></text:span></text:p>
                                </text:list-item>
                                <text:list-item>
                                  <text:p text:style-name="P92"><text:span text:style-name="Standardní_20_písmo_20_odstavce"><text:span text:style-name="T1">MN posiela Care-of Test Init (CoTI) správu korešpondujúcemu uzlu (CN). Táto správa nesie Care-of Init Cookie. Je to posielané priamo co DN bez domáceho agenta. Touto cestou sa CN naučí care-of adresu MN. </text:span></text:span></text:p>
                                </text:list-item>
                                <text:list-item>
                                  <text:p text:style-name="P92"><text:span text:style-name="Standardní_20_písmo_20_odstavce"><text:span text:style-name="T1">CN odpovedá na Home Test Init správu s Home Test (HT) správou poslanou cez domáceho agenta. Táto správa nesie Home Init Cookie a Home Nonce Index. MN teraz môže generovať Home Keygen Token. </text:span></text:span></text:p>
                                </text:list-item>
                                <text:list-item>
                                  <text:p text:style-name="P92"><text:span text:style-name="Standardní_20_písmo_20_odstavce"><text:span text:style-name="T1">CN odpovedá na Care-of Test Init správu s Care-of Test(CT) správou posielanou Care-of adrese MN uzlu. Táto správa nesie Care-of Init Cookie a Care-of Nonce Index. <text:s/>MN teraz môže generovať Care-of Keygen Token. </text:span></text:span></text:p>
                                </text:list-item>
                                <text:list-item>
                                  <text:p text:style-name="P92"><text:span text:style-name="Standardní_20_písmo_20_odstavce"><text:span text:style-name="T1">Oba uzly aj MN aj CN vypočítajú 20-bajtový tzv. Management key , ktorý slúži na aktualizáciu Binding správy. </text:span></text:span></text:p>
                                </text:list-item>
                              </text:list>
                            </text:list-item>
                          </text:list>
                        </text:list-item>
                      </text:list>
                    </text:list-item>
                  </text:list>
                </text:list-item>
              </text:list>
            </text:list-item>
          </text:list>
        </text:list-item>
      </text:list>
      <text:p text:style-name="P29">HA - funkcionalita</text:p>
      <text:p text:style-name="P56"><text:span text:style-name="Standardní_20_písmo_20_odstavce"><text:span text:style-name="T1">· Jeho rola je, presmerova</text:span></text:span><text:span text:style-name="Standardní_20_písmo_20_odstavce"><text:span text:style-name="T14">ť </text:span></text:span><text:span text:style-name="Standardní_20_písmo_20_odstavce"><text:span text:style-name="T1">a inicializova</text:span></text:span><text:span text:style-name="Standardní_20_písmo_20_odstavce"><text:span text:style-name="T14">ť </text:span></text:span><text:span text:style-name="Standardní_20_písmo_20_odstavce"><text:span text:style-name="T1">komunikáciu,</text:span></text:span></text:p>
      <text:p text:style-name="P56"><text:span text:style-name="Standardní_20_písmo_20_odstavce"><text:span text:style-name="T1">· Vytvori</text:span></text:span><text:span text:style-name="Standardní_20_písmo_20_odstavce"><text:span text:style-name="T14">ť </text:span></text:span><text:span text:style-name="Standardní_20_písmo_20_odstavce"><text:span text:style-name="T1">tunely, stara</text:span></text:span><text:span text:style-name="Standardní_20_písmo_20_odstavce"><text:span text:style-name="T14">ť </text:span></text:span><text:span text:style-name="Standardní_20_písmo_20_odstavce"><text:span text:style-name="T1">sa o adresy, stále sledova</text:span></text:span><text:span text:style-name="Standardní_20_písmo_20_odstavce"><text:span text:style-name="T14">ť </text:span></text:span><text:span text:style-name="Standardní_20_písmo_20_odstavce"><text:span text:style-name="T1">ako to vyzerá so sieťou,</text:span></text:span></text:p>
      <text:p text:style-name="P60"><text:span text:style-name="Standardní_20_písmo_20_odstavce"><text:span text:style-name="T1">· Sledova</text:span></text:span><text:span text:style-name="Standardní_20_písmo_20_odstavce"><text:span text:style-name="T14">ť </text:span></text:span><text:span text:style-name="Standardní_20_písmo_20_odstavce"><text:span text:style-name="T1">pohyb mobilných uzlov, získava</text:span></text:span><text:span text:style-name="Standardní_20_písmo_20_odstavce"><text:span text:style-name="T14">ť </text:span></text:span><text:span text:style-name="Standardní_20_písmo_20_odstavce"><text:span text:style-name="T1">o nich informácie o tom, kde pravé ten uzol je, kam sa mu majú presmerova</text:span></text:span><text:span text:style-name="Standardní_20_písmo_20_odstavce"><text:span text:style-name="T14">ť </text:span></text:span><text:span text:style-name="Standardní_20_písmo_20_odstavce"><text:span text:style-name="T1">data.</text:span></text:span></text:p>
      <text:p text:style-name="P58"/>
      <text:p text:style-name="P59"/>
      <text:p text:style-name="P57"><text:soft-page-break/><text:span text:style-name="Standardní_20_písmo_20_odstavce"><text:span text:style-name="T8"><draw:frame draw:style-name="fr1" draw:name="Obrázek 26" text:anchor-type="as-char" svg:y="0cm" svg:width="8.599cm" style:rel-width="scale" svg:height="7.408cm" style:rel-height="scale" draw:z-index="1"><draw:image xlink:href="Pictures/2000000700003D9E000038EEA0FC313C.wmf" xlink:type="simple" xlink:show="embed" xlink:actuate="onLoad"/></draw:frame></text:span></text:span></text:p>
      <text:p text:style-name="P59"/>
      <text:p text:style-name="P59"/>
      <text:list xml:id="list20220617" text:style-name="L3">
        <text:list-item>
          <text:p text:style-name="P93"><text:span text:style-name="Standardní_20_písmo_20_odstavce"><text:span text:style-name="T1">1a - Mobilný agent posiela inicia</text:span></text:span><text:span text:style-name="Standardní_20_písmo_20_odstavce"><text:span text:style-name="T14">c</text:span></text:span><text:span text:style-name="Standardní_20_písmo_20_odstavce"><text:span text:style-name="T1">nú správu </text:span></text:span><text:span text:style-name="Standardní_20_písmo_20_odstavce"><text:span text:style-name="T2">(Home Test Init) </text:span></text:span><text:span text:style-name="Standardní_20_písmo_20_odstavce"><text:span text:style-name="T1">cez HA ku Correspondent Node (komunikujúcemu uzlu)</text:span></text:span></text:p>
        </text:list-item>
        <text:list-item>
          <text:p text:style-name="P80">1b - Taktiež mu ju posiela priamo.</text:p>
        </text:list-item>
        <text:list-item>
          <text:p text:style-name="P93"><text:span text:style-name="Standardní_20_písmo_20_odstavce"><text:span text:style-name="T1">2a - Domovský agent túto komunikáciu spracuje a posiela správu spä</text:span></text:span><text:span text:style-name="Standardní_20_písmo_20_odstavce"><text:span text:style-name="T14">t </text:span></text:span><text:span text:style-name="Standardní_20_písmo_20_odstavce"><text:span text:style-name="T1">mobilnému uzlu cez HA (Home Test)</text:span></text:span></text:p>
        </text:list-item>
        <text:list-item>
          <text:p text:style-name="P80">2b - Correspontent Node tiež posiela priamo Care-of Test msg, dochádza k dohode.</text:p>
        </text:list-item>
        <text:list-item>
          <text:p text:style-name="P93"><text:span text:style-name="Standardní_20_písmo_20_odstavce"><text:span text:style-name="T1">3 - Mobilný uzol posiela smerovacie informácie tomu odpovedajúcemu uzlu. </text:span></text:span><text:span text:style-name="Standardní_20_písmo_20_odstavce"><text:span text:style-name="T2">(Binding Update)</text:span></text:span></text:p>
        </text:list-item>
        <text:list-item>
          <text:p text:style-name="P121"><text:span text:style-name="Standardní_20_písmo_20_odstavce"><text:span text:style-name="T1">4- Odpovedajúci uzol ich potvrdzuje </text:span></text:span><text:span text:style-name="Standardní_20_písmo_20_odstavce"><text:span text:style-name="T2">(Binding Ack)</text:span></text:span></text:p>
        </text:list-item>
      </text:list>
      <text:p text:style-name="P3"/>
      <text:p text:style-name="P3"/>
      <text:p text:style-name="P3"/>
      <text:p text:style-name="P5">3. Co jsou to autonomni systemy a jakym zpusobem se zde resi smerovani. Proc je vyhodne AS zavadet.</text:p>
      <text:p text:style-name="P44">Autonómne systémy:</text:p>
      <text:p text:style-name="P24"><text:span text:style-name="Standardní_20_písmo_20_odstavce"><text:span text:style-name="T20">- </text:span></text:span><text:span text:style-name="Standardní_20_písmo_20_odstavce"><text:span text:style-name="T21">Cie</text:span></text:span><text:span text:style-name="Standardní_20_písmo_20_odstavce"><text:span text:style-name="T24">ľ</text:span></text:span><text:span text:style-name="Standardní_20_písmo_20_odstavce"><text:span text:style-name="T21">om je rozdelenie internetu do nejakých oblastí.</text:span></text:span></text:p>
      <text:p text:style-name="P46">- Zníženie réžie smerovania (jednoduché smerovacie tabuľky, )</text:p>
      <text:p text:style-name="P46">- Zjednodušenie celého riadenia siete</text:p>
      <text:p text:style-name="P46">- autonómne systémy = domény</text:p>
      <text:p text:style-name="P46">- siete a routry v jednoduchých AS sú manažované jednoduchými organizáciám CESNET, PASNET</text:p>
      <text:p text:style-name="P46"/>
      <text:p text:style-name="P24"><text:span text:style-name="Standardní_20_písmo_20_odstavce"><text:span text:style-name="T20">Smerovanie v AS - </text:span></text:span><text:span text:style-name="Standardní_20_písmo_20_odstavce"><text:span text:style-name="T21">Niektoré smerova</text:span></text:span><text:span text:style-name="Standardní_20_písmo_20_odstavce"><text:span text:style-name="T24">č</text:span></text:span><text:span text:style-name="Standardní_20_písmo_20_odstavce"><text:span text:style-name="T21">e z AS, komunikujú medzi autonómne (hrani</text:span></text:span><text:span text:style-name="Standardní_20_písmo_20_odstavce"><text:span text:style-name="T24">č</text:span></text:span><text:span text:style-name="Standardní_20_písmo_20_odstavce"><text:span text:style-name="T21">né smerova</text:span></text:span><text:span text:style-name="Standardní_20_písmo_20_odstavce"><text:span text:style-name="T24">č</text:span></text:span><text:span text:style-name="Standardní_20_písmo_20_odstavce"><text:span text:style-name="T21">e):</text:span></text:span></text:p>
      <text:p text:style-name="P44"/>
      <text:list xml:id="list20212093" text:style-name="L4">
        <text:list-item>
          <text:list>
            <text:list-item>
              <text:list>
                <text:list-item>
                  <text:list>
                    <text:list-item>
                      <text:p text:style-name="P94"><text:span text:style-name="Standardní_20_písmo_20_odstavce"><text:span text:style-name="T20">Interior routing (smerovanie vo vnútry AS)</text:span></text:span></text:p>
                    </text:list-item>
                  </text:list>
                </text:list-item>
              </text:list>
            </text:list-item>
          </text:list>
        </text:list-item>
      </text:list>
      <text:list xml:id="list20231729" text:style-name="L5">
        <text:list-item>
          <text:list>
            <text:list-item>
              <text:p text:style-name="P95"><text:span text:style-name="Standardní_20_písmo_20_odstavce"><text:span text:style-name="T21">Plná kontrola administrátormi</text:span></text:span></text:p>
            </text:list-item>
            <text:list-item>
              <text:p text:style-name="P95"><text:span text:style-name="Standardní_20_písmo_20_odstavce"><text:span text:style-name="T21">hlavným cie</text:span></text:span><text:span text:style-name="Standardní_20_písmo_20_odstavce"><text:span text:style-name="T24">ľ</text:span></text:span><text:span text:style-name="Standardní_20_písmo_20_odstavce"><text:span text:style-name="T21">om je výkon</text:span></text:span></text:p>
            </text:list-item>
            <text:list-item>
              <text:p text:style-name="P95"><text:span text:style-name="Standardní_20_písmo_20_odstavce"><text:span text:style-name="T21">Interior Gateway Protocols (</text:span></text:span><text:span text:style-name="Standardní_20_písmo_20_odstavce"><text:span text:style-name="T20">IGP </text:span></text:span><text:span text:style-name="Standardní_20_písmo_20_odstavce"><text:span text:style-name="T21">– RIP OSPF, EIGRP)</text:span></text:span></text:p>
            </text:list-item>
          </text:list>
        </text:list-item>
      </text:list>
      <text:list xml:id="list20257047" text:continue-list="list20212093" text:style-name="L4">
        <text:list-item>
          <text:list>
            <text:list-item>
              <text:list>
                <text:list-item>
                  <text:list>
                    <text:list-item>
                      <text:p text:style-name="P94"><text:span text:style-name="Standardní_20_písmo_20_odstavce"><text:span text:style-name="T20">Exterior routing (medzi AS)</text:span></text:span></text:p>
                    </text:list-item>
                  </text:list>
                </text:list-item>
              </text:list>
            </text:list-item>
          </text:list>
        </text:list-item>
      </text:list>
      <text:list xml:id="list20268585" text:continue-list="list20231729" text:style-name="L5">
        <text:list-item>
          <text:list>
            <text:list-item>
              <text:p text:style-name="P95"><text:span text:style-name="Standardní_20_písmo_20_odstavce"><text:span text:style-name="T21">Smerovanie medzi AS</text:span></text:span></text:p>
            </text:list-item>
            <text:list-item>
              <text:p text:style-name="P95"><text:span text:style-name="Standardní_20_písmo_20_odstavce"><text:span text:style-name="T21">hlavný cie</text:span></text:span><text:span text:style-name="Standardní_20_písmo_20_odstavce"><text:span text:style-name="T24">l </text:span></text:span><text:span text:style-name="Standardní_20_písmo_20_odstavce"><text:span text:style-name="T21">je podpora a definovanie pravidiel, bezpe</text:span></text:span><text:span text:style-name="Standardní_20_písmo_20_odstavce"><text:span text:style-name="T24">č</text:span></text:span><text:span text:style-name="Standardní_20_písmo_20_odstavce"><text:span text:style-name="T21">nos</text:span></text:span><text:span text:style-name="Standardní_20_písmo_20_odstavce"><text:span text:style-name="T24">ť</text:span></text:span></text:p>
            </text:list-item>
            <text:list-item>
              <text:p text:style-name="P95"><text:span text:style-name="Standardní_20_písmo_20_odstavce"><text:span text:style-name="T21">Exterior Gateway Protocols (</text:span></text:span><text:span text:style-name="Standardní_20_písmo_20_odstavce"><text:span text:style-name="T20">EGP </text:span></text:span><text:span text:style-name="Standardní_20_písmo_20_odstavce"><text:span text:style-name="T21">– EGP, BGP-4)</text:span></text:span></text:p>
            </text:list-item>
          </text:list>
        </text:list-item>
      </text:list>
      <text:p text:style-name="P46"/>
      <text:p text:style-name="P37">Je potrebná kooperácia medzi IGP a EGP</text:p>
      <text:p text:style-name="P3"/>
      <text:p text:style-name="P3"/>
      <text:p text:style-name="P3"><text:soft-page-break/></text:p>
      <text:p text:style-name="P3"/>
      <text:p text:style-name="P5">4. Co znamena MPLS (Multiprotocol Label Switching) a jak pracuje, pro site jakeho rozsahu je vhodny? Co je to GMPLS?</text:p>
      <text:p text:style-name="P24"><text:span text:style-name="Standardní_20_písmo_20_odstavce"><text:span text:style-name="T20">Multiprotocol Label Switching – MPLS – </text:span></text:span><text:span text:style-name="Standardní_20_písmo_20_odstavce"><text:span text:style-name="T22">nový mechanizmus navrhnutý ako spôsob na zlepšenie prepínacej kapacity vnútorných smerovačov. </text:span></text:span></text:p>
      <text:list xml:id="list39355327" text:style-name="L1">
        <text:list-item>
          <text:p text:style-name="P135">V MPLS sieti sú pakety odovzdané na základe tzv. etikiet (labels). </text:p>
        </text:list-item>
        <text:list-item>
          <text:p text:style-name="P135">Label sa pridaný do prednej časti paketu (ako nejaká ďalšia hlavička, a routre vedia, že je to label)</text:p>
        </text:list-item>
        <text:list-item>
          <text:p text:style-name="P135">Vnútorné MPLS smerovače nekontrolujú IP adresu paketov</text:p>
        </text:list-item>
        <text:list-item>
          <text:p text:style-name="P135">Labely zvyčajne zodpovedajú <text:s/>IP adrese cieľovej siete</text:p>
        </text:list-item>
        <text:list-item>
          <text:p text:style-name="P135">MPLS toky sú connection-oriented a pakety sú smerované pozdĺž predkonfigurovaných ciest- <text:span text:style-name="T16">Label Switched Paths </text:span>(LSP). Sú jednocestné. </text:p>
        </text:list-item>
        <text:list-item>
          <text:p text:style-name="P135">MPLS <text:s/>povoľuje nové smerovacie paradigmy, ktoré nie sú k dispozícii pri bežnom IP smerovaní</text:p>
        </text:list-item>
        <text:list-item>
          <text:p text:style-name="P135">Základná funkcionalita:</text:p>
          <text:list>
            <text:list-item>
              <text:p text:style-name="P96"><text:span text:style-name="Standardní_20_písmo_20_odstavce"><text:span text:style-name="T22">Analýza paketov, ktoré prichádzajú do siete a ich zaradenie do FEC (</text:span></text:span><text:span text:style-name="Standardní_20_písmo_20_odstavce"><text:span text:style-name="T18">Forward equivalence class)</text:span></text:span><text:span text:style-name="Standardní_20_písmo_20_odstavce"><text:span text:style-name="T22">. Môže to byť založené na viacerých informáciách nielen na cieľovej adrese.</text:span></text:span></text:p>
            </text:list-item>
            <text:list-item>
              <text:p text:style-name="P135">Vytvorenie labelov/štítkov pre všetky FEC triedy</text:p>
            </text:list-item>
            <text:list-item>
              <text:p text:style-name="P135">Stanovenie cesty LSP</text:p>
            </text:list-item>
            <text:list-item>
              <text:p text:style-name="P135">Distribúcia štítkov</text:p>
            </text:list-item>
            <text:list-item>
              <text:p text:style-name="P135">Nastavenie smerovacích tabuliek v routroch (LIB, LFIB)</text:p>
            </text:list-item>
            <text:list-item>
              <text:p text:style-name="P135">Smerovanie paketov</text:p>
            </text:list-item>
            <text:list-item>
              <text:p text:style-name="P135">Vytvorenie MPLS hlavičky</text:p>
            </text:list-item>
          </text:list>
        </text:list-item>
      </text:list>
      <text:p text:style-name="P47"/>
      <text:p text:style-name="P44">MPLS prvky siete:</text:p>
      <text:list xml:id="list20262898" text:continue-numbering="true" text:style-name="L1">
        <text:list-item>
          <text:p text:style-name="P96"><text:span text:style-name="Standardní_20_písmo_20_odstavce"><text:span text:style-name="T1">Edge Label-Switched Routers – hraničné smerovače:</text:span></text:span></text:p>
          <text:list>
            <text:list-item>
              <text:p text:style-name="P96"><text:span text:style-name="Standardní_20_písmo_20_odstavce"><text:span text:style-name="T1">Ingress – analyzuje informácie v hlavičke IP paketu</text:span></text:span></text:p>
              <text:list>
                <text:list-item>
                  <text:p text:style-name="P96"><text:span text:style-name="Standardní_20_písmo_20_odstavce"><text:span text:style-name="T1">Založené na analýze informácii, paket je priradený k jednotlivým FEC</text:span></text:span></text:p>
                </text:list-item>
              </text:list>
            </text:list-item>
            <text:list-item>
              <text:p text:style-name="P96"><text:span text:style-name="Standardní_20_písmo_20_odstavce"><text:span text:style-name="T1">Egress – odstraňuje MPLS hlavičku a odovzdá pôvodnú IP hlavičku, znižuje TTL</text:span></text:span></text:p>
            </text:list-item>
          </text:list>
        </text:list-item>
        <text:list-item>
          <text:p text:style-name="P96"><text:span text:style-name="Standardní_20_písmo_20_odstavce"><text:span text:style-name="T1">Core Label-Switched Routers – zabezpečuje doručovanie paketov za základe labelov</text:span></text:span></text:p>
        </text:list-item>
      </text:list>
      <text:p text:style-name="P46"/>
      <text:p text:style-name="P45">Hlavička MPLS:</text:p>
      <text:list xml:id="list20212318" text:style-name="L6">
        <text:list-item>
          <text:list>
            <text:list-item>
              <text:list>
                <text:list-item>
                  <text:list>
                    <text:list-item>
                      <text:list>
                        <text:list-item>
                          <text:list>
                            <text:list-item>
                              <text:list>
                                <text:list-item>
                                  <text:p text:style-name="P97"><text:span text:style-name="Standardní_20_písmo_20_odstavce"><text:span text:style-name="T19">Label – </text:span></text:span><text:span text:style-name="Standardní_20_písmo_20_odstavce"><text:span text:style-name="T21">nesie aktuálnu hodnotu labelov</text:span></text:span></text:p>
                                </text:list-item>
                                <text:list-item>
                                  <text:p text:style-name="P97"><text:span text:style-name="Standardní_20_písmo_20_odstavce"><text:span text:style-name="T19">Traffic class field – </text:span></text:span><text:span text:style-name="Standardní_20_písmo_20_odstavce"><text:span text:style-name="T21">predtým nazývané ako Experimental</text:span></text:span></text:p>
                                </text:list-item>
                                <text:list-item>
                                  <text:p text:style-name="P97"><text:span text:style-name="Standardní_20_písmo_20_odstavce"><text:span text:style-name="T19">Stack - </text:span></text:span><text:span text:style-name="Standardní_20_písmo_20_odstavce"><text:span text:style-name="T1">jednobitové pole, jeden bit, ktorý indikuje ze máme jednu triedu provozu (fets daneho toku) a v rámci nej máme ešte ďalšie triedy</text:span></text:span></text:p>
                                </text:list-item>
                                <text:list-item>
                                  <text:p text:style-name="P137">TTL</text:p>
                                </text:list-item>
                              </text:list>
                            </text:list-item>
                          </text:list>
                        </text:list-item>
                      </text:list>
                    </text:list-item>
                  </text:list>
                </text:list-item>
              </text:list>
            </text:list-item>
          </text:list>
        </text:list-item>
      </text:list>
      <text:p text:style-name="P45"/>
      <text:p text:style-name="P24"><text:span text:style-name="Standardní_20_písmo_20_odstavce"><text:span text:style-name="T19">MPLS labely</text:span></text:span><text:span text:style-name="Standardní_20_písmo_20_odstavce"><text:span text:style-name="T21"> – zvyčajne iba jeden label je priradený paketu. Ale sú situácie keď to tak nie je (napr. VPN – 2labely, TE – 2 labely, VPN+TE – 3labely alebo aj viac).</text:span></text:span></text:p>
      <text:p text:style-name="P46"/>
      <text:p text:style-name="P24"><text:span text:style-name="Standardní_20_písmo_20_odstavce"><text:span text:style-name="T19">Distribúcia labelov</text:span></text:span><text:span text:style-name="Standardní_20_písmo_20_odstavce"><text:span text:style-name="T21"> – využívajú sa protokoly – </text:span></text:span><text:span text:style-name="Standardní_20_písmo_20_odstavce"><text:span text:style-name="T17">BGP</text:span></text:span><text:span text:style-name="Standardní_20_písmo_20_odstavce"><text:span text:style-name="T21">, RSVP-TE, </text:span></text:span><text:span text:style-name="Standardní_20_písmo_20_odstavce"><text:span text:style-name="T17">LDP</text:span></text:span><text:span text:style-name="Standardní_20_písmo_20_odstavce"><text:span text:style-name="T21">, TDP... </text:span></text:span></text:p>
      <text:p text:style-name="P46">Základné prístupy distribúcie:</text:p>
      <text:list xml:id="list20201716" text:style-name="L7">
        <text:list-item>
          <text:list>
            <text:list-item>
              <text:list>
                <text:list-item>
                  <text:list>
                    <text:list-item>
                      <text:p text:style-name="P98"><text:span text:style-name="Standardní_20_písmo_20_odstavce"><text:span text:style-name="T6">Downstream-on-demand</text:span></text:span><text:span text:style-name="Standardní_20_písmo_20_odstavce"><text:span text:style-name="T1"> – distribúcia prebieha v smere toku</text:span></text:span></text:p>
                    </text:list-item>
                    <text:list-item>
                      <text:p text:style-name="P98"><text:span text:style-name="Standardní_20_písmo_20_odstavce"><text:span text:style-name="T6">Downstream-unsolicited</text:span></text:span><text:span text:style-name="Standardní_20_písmo_20_odstavce"><text:span text:style-name="T1"> - smerovač <text:s/>label rozosiela všetkým vo svojej sieti. (okolitým uzlom)</text:span></text:span></text:p>
                    </text:list-item>
                  </text:list>
                </text:list-item>
              </text:list>
            </text:list-item>
          </text:list>
        </text:list-item>
      </text:list>
      <text:p text:style-name="P46"/>
      <text:p text:style-name="P24"><text:span text:style-name="Standardní_20_písmo_20_odstavce"><text:span text:style-name="T19">LDP protokol</text:span></text:span><text:span text:style-name="Standardní_20_písmo_20_odstavce"><text:span text:style-name="T21"> – protokol vyvinutý za účelom distribúcie značiek v prostredí MPLS</text:span></text:span></text:p>
      <text:list xml:id="list20276053" text:continue-list="list20262898" text:style-name="L1">
        <text:list-item>
          <text:p text:style-name="P136"><text:soft-page-break/>Využíva TCP aj UDP, môže operovať v obidvoch módoch distribúcie labelov</text:p>
        </text:list-item>
        <text:list-item>
          <text:p text:style-name="P136">Hlavné aktivity:</text:p>
          <text:list>
            <text:list-item>
              <text:p text:style-name="P136">Discovery message</text:p>
            </text:list-item>
            <text:list-item>
              <text:p text:style-name="P136">Adjacency message</text:p>
            </text:list-item>
            <text:list-item>
              <text:p text:style-name="P136">Reklama etikiet</text:p>
            </text:list-item>
            <text:list-item>
              <text:p text:style-name="P136">Výber značiek</text:p>
            </text:list-item>
            <text:list-item>
              <text:p text:style-name="P136">Chybové hlásenia</text:p>
            </text:list-item>
          </text:list>
        </text:list-item>
      </text:list>
      <text:p text:style-name="P70"/>
      <text:p text:style-name="P18"><text:span text:style-name="Standardní_20_písmo_20_odstavce"><text:span text:style-name="T6">GMPLS</text:span></text:span><text:span text:style-name="Standardní_20_písmo_20_odstavce"><text:span text:style-name="T1"> - Rozširuje MPLS, ten sa rozhodoval len na základe informácii, ktoré boli v hlavičke. GMPLS bo navrhnutý lebo bola potreba nových funkcií pre ovládanie, </text:span></text:span><text:span text:style-name="Standardní_20_písmo_20_odstavce"><text:span text:style-name="T17">nie len prepínanie paketov</text:span></text:span><text:span text:style-name="Standardní_20_písmo_20_odstavce"><text:span text:style-name="T1"> (napr. prepínanie portov, vlnová dĺžka prechodu). </text:span></text:span></text:p>
      <text:p text:style-name="P3"/>
      <text:p text:style-name="P3"/>
      <text:p text:style-name="P3"/>
      <text:p text:style-name="P5">5. Jake jsou zakladni typy QoS based smnerovacich algoritmu? Alespon jeden popiste podrobneji.</text:p>
      <text:p text:style-name="P3"/>
      <text:p text:style-name="P24"><text:span text:style-name="Standardní_20_písmo_20_odstavce"><text:span text:style-name="T19">QoS-Based Routing - </text:span></text:span>Je definovaný ako smerovací mechanizmus, ktorého cesty pre toky sú stanovené na základe určitej znalosti dostupnosti zdrojov v sieti</text:p>
      <text:p text:style-name="P34">Ciele:</text:p>
      <text:list xml:id="list39375375" text:style-name="L1">
        <text:list-item>
          <text:p text:style-name="P96">Spĺňať QoS požiadavky koncových užívateľov </text:p>
        </text:list-item>
        <text:list-item>
          <text:p text:style-name="P96">Optimalizovať využitie zdrojov siete </text:p>
        </text:list-item>
        <text:list-item>
          <text:p text:style-name="P96">Znížiť výkon siete pri veciach ako je preťaženie</text:p>
        </text:list-item>
      </text:list>
      <text:p text:style-name="P34">Problémy:</text:p>
      <text:list xml:id="list20278261" text:continue-numbering="true" text:style-name="L1">
        <text:list-item>
          <text:p text:style-name="P96">Metrika a výpočet dráhy – musí byť vybraná vhodná metrika</text:p>
        </text:list-item>
        <text:list-item>
          <text:p text:style-name="P96">Šírenie znalostí a udržiavanie – ako často by mali byť vymieňané informácie medzi routrami</text:p>
        </text:list-item>
        <text:list-item>
          <text:p text:style-name="P96">Škálovanie – horšie škáluje</text:p>
        </text:list-item>
        <text:list-item>
          <text:p text:style-name="P96">Administratívna kontrola – rôzne toky, môžu mať rôznu prioritu</text:p>
        </text:list-item>
        <text:list-item>
          <text:p text:style-name="P96">Zjednotenie <text:s/>QoS-based routing a Best-efford routing </text:p>
        </text:list-item>
      </text:list>
      <text:p text:style-name="P24"/>
      <text:p text:style-name="P24"><text:span text:style-name="Standardní_20_písmo_20_odstavce"><text:span text:style-name="T5">Základné typy algoritmov</text:span></text:span>:</text:p>
      <text:list xml:id="list20269808" text:continue-numbering="true" text:style-name="L1">
        <text:list-item>
          <text:p text:style-name="P96"><text:span text:style-name="Standardní_20_písmo_20_odstavce"><text:span text:style-name="T30">Source-based routing</text:span></text:span> – každý router má globálne informácie o stave siete, na základe čoho je zvolená cesta. Ako náhle je cesta určená, zdrojový router oznámi ostaným routerom, kade smerovať dátové toky. Výhodou je jednoduchosť, nevýhodou, že router musí poznať celú sieť. Zle škáluje. </text:p>
        </text:list-item>
        <text:list-item>
          <text:p text:style-name="P96"><text:span text:style-name="Standardní_20_písmo_20_odstavce"><text:span text:style-name="T30">Hop-by-hop routing</text:span></text:span> – každý router pozná iba najbližší hop. Jednoduchšie použiteľný, výpočet cesty je distribuované medzi všetky routery. Nevýhodou je zacyklovanie, zlé škálovanie. </text:p>
        </text:list-item>
        <text:list-item>
          <text:p text:style-name="P96"><text:span text:style-name="Standardní_20_písmo_20_odstavce"><text:span text:style-name="T30">Hierarchical routing </text:span></text:span>– smerovacia štruktúra ma niekoľko úrovní. </text:p>
          <text:list>
            <text:list-item>
              <text:p text:style-name="P96">Spodná úroveň obsahuje aktuálne routery</text:p>
            </text:list-item>
            <text:list-item>
              <text:p text:style-name="P96">Routery sú organizované do logických skupín, ktoré tvoria ďalšiu úroveň</text:p>
            </text:list-item>
            <text:list-item>
              <text:p text:style-name="P96">Skupiny potom môžu byť organizované do vyšších úrovní</text:p>
            </text:list-item>
            <text:list-item>
              <text:p text:style-name="P96">Smerovacie informácie sú integrované do krajných uzlov každej skupiny</text:p>
            </text:list-item>
            <text:list-item>
              <text:p text:style-name="P96">Výhodou je dobrá škálovateľnosť, nevýhodou je, že agregácia znižuje presnoť informácii</text:p>
            </text:list-item>
          </text:list>
        </text:list-item>
      </text:list>
      <text:p text:style-name="P30">Protokoly:</text:p>
      <text:p text:style-name="P24"><text:span text:style-name="Standardní_20_písmo_20_odstavce"><text:span text:style-name="T5">PNNI</text:span></text:span> – hierarchický dynamický protokol pre ATM siete, založený na LS algoritme</text:p>
      <text:list xml:id="list20275163" text:continue-numbering="true" text:style-name="L1">
        <text:list-item>
          <text:p text:style-name="P96">Informácie o topológii sú sieťou šírené záplavou</text:p>
        </text:list-item>
        <text:list-item>
          <text:p text:style-name="P96">Sieťové zdroje sú definované metrikami a atribútmi (delay, jitter)</text:p>
        </text:list-item>
        <text:list-item>
          <text:p text:style-name="P96">Nevýhodou je, že nepodporuje multicast a riadenie alternatívnych trás</text:p>
        </text:list-item>
      </text:list>
      <text:p text:style-name="P30"/>
      <text:p text:style-name="P24"><text:soft-page-break/><text:span text:style-name="Standardní_20_písmo_20_odstavce"><text:span text:style-name="T5">QOSPF</text:span></text:span> – QoS rozšírenie pre OSPF</text:p>
      <text:list xml:id="list20280892" text:continue-numbering="true" text:style-name="L1">
        <text:list-item>
          <text:p text:style-name="P96">Hierarchický, založený na LS algoritme</text:p>
        </text:list-item>
        <text:list-item>
          <text:p text:style-name="P96">Vytvorený pre prácu v prostredí, kde je potrebné QoS a Best-efford smerovanie</text:p>
        </text:list-item>
      </text:list>
      <text:p text:style-name="P24"/>
      <text:p text:style-name="P40"/>
      <text:p text:style-name="P3"/>
      <text:p text:style-name="P5">6. Popiste protokol RBUDP (Reliable Blast UDP). Do jake skupiny protokolu patri. Kdy ho lze s vyhodou pouzit?</text:p>
      <text:p text:style-name="P3"/>
      <text:list xml:id="list20209176" text:style-name="L8">
        <text:list-header>
          <text:p text:style-name="P141">TSUNAMI:</text:p>
        </text:list-header>
      </text:list>
      <text:list xml:id="list20215152" text:style-name="L9">
        <text:list-item>
          <text:p text:style-name="P99"><text:span text:style-name="Standardní_20_písmo_20_odstavce"><text:span text:style-name="T25">Zaplaví sieť dátami</text:span></text:span></text:p>
        </text:list-item>
        <text:list-item>
          <text:p text:style-name="P99"><text:span text:style-name="Standardní_20_písmo_20_odstavce"><text:span text:style-name="T25">Využíva TCP aj UDP prenos, má teda dve fázy</text:span></text:span></text:p>
        </text:list-item>
        <text:list-item>
          <text:p text:style-name="P99"><text:span text:style-name="Standardní_20_písmo_20_odstavce"><text:span text:style-name="T25">Cez TCP stavia kanál, cez UDP potom posiela dáta</text:span></text:span></text:p>
        </text:list-item>
        <text:list-item>
          <text:p text:style-name="P99"><text:span text:style-name="Standardní_20_písmo_20_odstavce"><text:span text:style-name="T25">TCP:</text:span></text:span></text:p>
          <text:list>
            <text:list-item>
              <text:p text:style-name="P99"><text:span text:style-name="Standardní_20_písmo_20_odstavce"><text:span text:style-name="T25">Zjednotenie parametrov spojenia</text:span></text:span></text:p>
            </text:list-item>
            <text:list-item>
              <text:p text:style-name="P99"><text:span text:style-name="Standardní_20_písmo_20_odstavce"><text:span text:style-name="T25">Požiadavky na retransmisiu</text:span></text:span></text:p>
            </text:list-item>
            <text:list-item>
              <text:p text:style-name="P99"><text:span text:style-name="Standardní_20_písmo_20_odstavce"><text:span text:style-name="T25">Zjednotenie ukončenia spojenia</text:span></text:span></text:p>
            </text:list-item>
          </text:list>
        </text:list-item>
        <text:list-item>
          <text:p text:style-name="P99"><text:span text:style-name="Standardní_20_písmo_20_odstavce"><text:span text:style-name="T25">UDP:</text:span></text:span></text:p>
          <text:list>
            <text:list-item>
              <text:p text:style-name="P99"><text:span text:style-name="Standardní_20_písmo_20_odstavce"><text:span text:style-name="T25">Ochrana pred zahltením</text:span></text:span></text:p>
            </text:list-item>
            <text:list-item>
              <text:p text:style-name="P99"><text:span text:style-name="Standardní_20_písmo_20_odstavce"><text:span text:style-name="T25">Vysoká konfigurovateľnosť a prispôsobiteľnosť</text:span></text:span></text:p>
            </text:list-item>
          </text:list>
        </text:list-item>
      </text:list>
      <text:list xml:id="list20263850" text:continue-list="list20209176" text:style-name="L8">
        <text:list-item>
          <text:p text:style-name="P138">RBUDP:</text:p>
        </text:list-item>
      </text:list>
      <text:list xml:id="list20265434" text:continue-list="list20215152" text:style-name="L9">
        <text:list-item>
          <text:p text:style-name="P99"><text:span text:style-name="Standardní_20_písmo_20_odstavce"><text:span text:style-name="T21">Podobné Tsunami, out-of-band TCP kanál na kontrolu, UDP pre prenos dát</text:span></text:span></text:p>
        </text:list-item>
        <text:list-item>
          <text:p text:style-name="P99"><text:span text:style-name="Standardní_20_písmo_20_odstavce"><text:span text:style-name="T21">Podporuje </text:span></text:span><text:span text:style-name="Standardní_20_písmo_20_odstavce"><text:span text:style-name="T17">disk-to-disk</text:span></text:span><text:span text:style-name="Standardní_20_písmo_20_odstavce"><text:span text:style-name="T21"> prenosy</text:span></text:span></text:p>
        </text:list-item>
        <text:list-item>
          <text:p text:style-name="P122"><text:span text:style-name="Standardní_20_písmo_20_odstavce"><text:span text:style-name="T1">Odosiela dáta v užívateľsky-definovanom tempe</text:span></text:span></text:p>
        </text:list-item>
      </text:list>
      <text:p text:style-name="P3"/>
      <text:p text:style-name="P3"/>
      <text:p text:style-name="P5">7. Popiste heuristicke smnerovaci strategie pouzivane v P2P sitich a alespon jednu z nich podrobneji.</text:p>
      <text:p text:style-name="P5"/>
      <text:p text:style-name="P24"><text:span text:style-name="Standardní_20_písmo_20_odstavce"><text:span text:style-name="T5">Smerovanie v neštruktúrovaných sieťach</text:span></text:span> – každý uzol má svoje dáta a poskytuje ich ako službu a má kontakty na svojich susedov</text:p>
      <text:p text:style-name="P34">Stratégie na vyhľadávanie nových uzlov:</text:p>
      <text:list xml:id="list39360397" text:style-name="L1">
        <text:list-item>
          <text:p text:style-name="P96">BFS – vyhľadávanie do šírky</text:p>
        </text:list-item>
        <text:list-item>
          <text:p text:style-name="P96">DFS – vyhľadávanie do hĺbky</text:p>
        </text:list-item>
        <text:list-item>
          <text:p text:style-name="P132"><text:span text:style-name="T32">Heuristické</text:span> </text:p>
        </text:list-item>
      </text:list>
      <text:p text:style-name="P30">Heuristické stratégie:</text:p>
      <text:list xml:id="list20229851" text:style-name="L10">
        <text:list-item>
          <text:list>
            <text:list-item>
              <text:list>
                <text:list-item>
                  <text:list>
                    <text:list-item>
                      <text:p text:style-name="P100"><text:span text:style-name="Standardní_20_písmo_20_odstavce"><text:span text:style-name="T5">Iterative deeping – </text:span></text:span>dotaz je inicializovaný pomocou prehľadávania do šírky s postupne sa rozširujúcim polomerom</text:p>
                    </text:list-item>
                  </text:list>
                </text:list-item>
              </text:list>
            </text:list-item>
          </text:list>
        </text:list-item>
      </text:list>
      <text:list xml:id="list20209974" text:style-name="L11">
        <text:list-item>
          <text:p text:style-name="P101">Mechanizmus končí, ak je dosiahnutá maximálna hĺbka alebo bol dosiahnutý požadovaný výsledok</text:p>
        </text:list-item>
      </text:list>
      <text:list xml:id="list20278096" text:continue-list="list20229851" text:style-name="L10">
        <text:list-item>
          <text:list>
            <text:list-item>
              <text:list>
                <text:list-item>
                  <text:list>
                    <text:list-item>
                      <text:p text:style-name="P100"><text:span text:style-name="Standardní_20_písmo_20_odstavce"><text:span text:style-name="T5">Directed BFS and Intelligent searching – </text:span></text:span>každý uzol posiela dotaz svojim susedom</text:p>
                    </text:list-item>
                  </text:list>
                </text:list-item>
              </text:list>
            </text:list-item>
          </text:list>
        </text:list-item>
      </text:list>
      <text:list xml:id="list20270228" text:continue-list="list20209974" text:style-name="L11">
        <text:list-item>
          <text:p text:style-name="P101">Kľúčové je vybrať správneho suseda aby odpovedal</text:p>
        </text:list-item>
        <text:list-item>
          <text:p text:style-name="P101">Techniky – pamätať si históriu, typ dotazu a postupovať podľa podobností</text:p>
        </text:list-item>
        <text:list-item>
          <text:p text:style-name="P101">Nevýhoda – história môže klamať, odpovedajúci sused môže mať dáta, ktoré nepotrebuje</text:p>
        </text:list-item>
      </text:list>
      <text:list xml:id="list20267730" text:continue-list="list20278096" text:style-name="L10">
        <text:list-item>
          <text:list>
            <text:list-item>
              <text:list>
                <text:list-item>
                  <text:list>
                    <text:list-item>
                      <text:p text:style-name="P100"><text:span text:style-name="Standardní_20_písmo_20_odstavce"><text:span text:style-name="T5">Local indices search – </text:span></text:span>každý uzol spravuje a vytvára indexy pre svoje lokálne dáta a svojich susedov, s tým že udržiava istý polomer, ktorý určuje k-počet hopov. </text:p>
                    </text:list-item>
                  </text:list>
                </text:list-item>
              </text:list>
            </text:list-item>
          </text:list>
        </text:list-item>
      </text:list>
      <text:list xml:id="list20275498" text:continue-list="list20270228" text:style-name="L11">
        <text:list-item>
          <text:p text:style-name="P101">Ak k=0=&gt;BFS</text:p>
        </text:list-item>
        <text:list-item>
          <text:p text:style-name="P101">ak k&gt;0 =&gt;uzol udržuje metadáta o svojich susedoch a je možné hľadať cielenejšie</text:p>
        </text:list-item>
        <text:list-item>
          <text:p text:style-name="P101">Výhoda – redukcia spracovania dotazov</text:p>
        </text:list-item>
        <text:list-item>
          <text:p text:style-name="P101">Nevýhoda – uchovávanie veľa informácii, vyššia cena updatu</text:p>
        </text:list-item>
      </text:list>
      <text:list xml:id="list20272477" text:continue-list="list20267730" text:style-name="L10">
        <text:list-item>
          <text:list>
            <text:list-item>
              <text:list>
                <text:list-item>
                  <text:list>
                    <text:list-item>
                      <text:p text:style-name="P100"><text:span text:style-name="Standardní_20_písmo_20_odstavce"><text:span text:style-name="T5">Random walk – </text:span></text:span>ak uzol obdrží dotaz, náhodne vyberie jedného zo svojich susedov <text:soft-page-break/>a tomu dotaz prepošle. <text:s/></text:p>
                    </text:list-item>
                  </text:list>
                </text:list-item>
              </text:list>
            </text:list-item>
          </text:list>
        </text:list-item>
      </text:list>
      <text:list xml:id="list20272069" text:continue-list="list20275498" text:style-name="L11">
        <text:list-item>
          <text:p text:style-name="P101">Tento proces sa opakuje až kým sa nenájde výsledok alebo kým nevyprší TTL</text:p>
        </text:list-item>
        <text:list-item>
          <text:p text:style-name="P101">Nevýhodou je dlhé meškanie</text:p>
        </text:list-item>
      </text:list>
      <text:list xml:id="list20262267" text:continue-list="list20272477" text:style-name="L10">
        <text:list-item>
          <text:list>
            <text:list-item>
              <text:list>
                <text:list-item>
                  <text:list>
                    <text:list-item>
                      <text:p text:style-name="P100"><text:span text:style-name="Standardní_20_písmo_20_odstavce"><text:span text:style-name="T5">Adaptive probabilistic search (APS) – </text:span></text:span>kombinuje techniky Random vyhľadávania a probabilistic vyhľadávania – vyberanie susedov podľa pravdepodobnosti</text:p>
                    </text:list-item>
                  </text:list>
                </text:list-item>
              </text:list>
            </text:list-item>
          </text:list>
        </text:list-item>
      </text:list>
      <text:list xml:id="list20262847" text:continue-list="list20272069" text:style-name="L11">
        <text:list-item>
          <text:p text:style-name="P101">Má niekoľko modifikácii:</text:p>
          <text:list>
            <text:list-item>
              <text:p text:style-name="P101">Optimistický – systém zvýši pravdepodobnosť pre vybraných susedov a zníži leju len ak nedostane odpoveď</text:p>
            </text:list-item>
            <text:list-item>
              <text:p text:style-name="P101">Pesimistický – systém zníži pravdepodobnosť pre vybraných susedov a zvýši ju len ak dostane správnu odpoveď</text:p>
            </text:list-item>
          </text:list>
        </text:list-item>
        <text:list-item>
          <text:p text:style-name="P101">Varianty:</text:p>
          <text:list>
            <text:list-item>
              <text:p text:style-name="P101">Swapping – strieda optimistické a pesimistické </text:p>
            </text:list-item>
            <text:list-item>
              <text:p text:style-name="P101">Weighted – počíta lokalizáciu objektu</text:p>
            </text:list-item>
          </text:list>
        </text:list-item>
      </text:list>
      <text:p text:style-name="P41"/>
      <text:p text:style-name="P3"/>
      <text:p text:style-name="P3"/>
      <text:p text:style-name="P5">8. Popiste P2P site vyuzivajici PRR stromy a vyhledavani v nich.</text:p>
      <text:p text:style-name="P3"/>
      <text:p text:style-name="P24"><text:span text:style-name="Standardní_20_písmo_20_odstavce"><text:span text:style-name="T5">Smerovanie v štruktúrovaných sieťach – </text:span></text:span>od uzlov sa žiada aby boli usporiadané v nejakej topológii</text:p>
      <text:list xml:id="list39353632" text:style-name="L1">
        <text:list-item>
          <text:p text:style-name="P96">Rozlišujeme:</text:p>
          <text:list>
            <text:list-item>
              <text:p text:style-name="P96">DHT - CHORD, CAN, <text:span text:style-name="T16">Tapestry, Pastry,</text:span> Crescendo</text:p>
            </text:list-item>
            <text:list-item>
              <text:p text:style-name="P96">Skip List – Skip Graph, Skipnet</text:p>
            </text:list-item>
            <text:list-item>
              <text:p text:style-name="P123">Tree based – P-Grid, P-tree, Baton</text:p>
            </text:list-item>
          </text:list>
        </text:list-item>
      </text:list>
      <text:p text:style-name="P54"/>
      <text:p text:style-name="P54"/>
      <text:list xml:id="list39369894" text:style-name="L10">
        <text:list-item>
          <text:list>
            <text:list-item>
              <text:list>
                <text:list-item>
                  <text:list>
                    <text:list-item>
                      <text:list>
                        <text:list-item>
                          <text:list>
                            <text:list-item>
                              <text:list>
                                <text:list-item>
                                  <text:p text:style-name="P100"><text:span text:style-name="Standardní_20_písmo_20_odstavce"><text:span text:style-name="T5">Pastry –</text:span></text:span> Smerovanie:</text:p>
                                </text:list-item>
                              </text:list>
                            </text:list-item>
                          </text:list>
                        </text:list-item>
                      </text:list>
                    </text:list-item>
                  </text:list>
                </text:list-item>
              </text:list>
            </text:list-item>
          </text:list>
        </text:list-item>
      </text:list>
      <text:list xml:id="list20207509" text:style-name="L12">
        <text:list-item>
          <text:p text:style-name="P102">Ak je hľadaný uzol v liste daného uzla, je na tom založené celé smerovanie</text:p>
        </text:list-item>
        <text:list-item>
          <text:p text:style-name="P102">V opačnom prípade, sa používajú smerovacie tabuľky</text:p>
          <text:list>
            <text:list-item>
              <text:p text:style-name="P102">Správa je odovzdaná do uzla, ktorý zdieľa najbežnejší prefix</text:p>
            </text:list-item>
          </text:list>
        </text:list-item>
        <text:list-item>
          <text:p text:style-name="P102">Ak je smerovacia tabuľka prádna alebo referenčný uzol nemožno dosiahnuť, správa je odovzdaná:</text:p>
          <text:list>
            <text:list-item>
              <text:p text:style-name="P102">Susedovi, ktorý má rovnaký spoločný prefix kľúča</text:p>
            </text:list-item>
            <text:list-item>
              <text:p text:style-name="P102">Uzlu, ktorého identifikátor je číselne bližšie ku kľúču ako ID uzlu</text:p>
            </text:list-item>
          </text:list>
        </text:list-item>
      </text:list>
      <text:list xml:id="list20254767" text:continue-list="list39369894" text:style-name="L10">
        <text:list-item>
          <text:list>
            <text:list-item>
              <text:list>
                <text:list-item>
                  <text:list>
                    <text:list-item>
                      <text:list>
                        <text:list-item>
                          <text:list>
                            <text:list-item>
                              <text:list>
                                <text:list-item>
                                  <text:p text:style-name="P100"><text:span text:style-name="Standardní_20_písmo_20_odstavce"><text:span text:style-name="T5">Tapestry</text:span></text:span> – založený na PRR tree, veľmi podobný Pastry</text:p>
                                </text:list-item>
                              </text:list>
                            </text:list-item>
                          </text:list>
                        </text:list-item>
                      </text:list>
                    </text:list-item>
                  </text:list>
                </text:list-item>
              </text:list>
            </text:list-item>
          </text:list>
        </text:list-item>
      </text:list>
      <text:list xml:id="list20265182" text:continue-list="list20207509" text:style-name="L12">
        <text:list-item>
          <text:p text:style-name="P102">Hlavné rozdiely medzi Pastry a Tapestry:</text:p>
          <text:list>
            <text:list-item>
              <text:p text:style-name="P102">V Pastry každý hop rozširuje prefix (prepodna)</text:p>
            </text:list-item>
            <text:list-item>
              <text:p text:style-name="P124">V Tapestry každý hop rozširuje sufix (prípona)</text:p>
            </text:list-item>
          </text:list>
        </text:list-item>
      </text:list>
      <text:p text:style-name="P3"/>
      <text:p text:style-name="P5">9. Jak pracuje reaktivni ad-hoc smnerovani (Reactive On demand Ad-hoc Routing)? Uvedte priklady konkretnich protokolu se strucnym popisem.</text:p>
      <text:p text:style-name="P5"/>
      <text:list xml:id="list20222136" text:style-name="L13">
        <text:list-item>
          <text:list>
            <text:list-item>
              <text:list>
                <text:list-item>
                  <text:list>
                    <text:list-item>
                      <text:list>
                        <text:list-item>
                          <text:list>
                            <text:list-item>
                              <text:list>
                                <text:list-item>
                                  <text:p text:style-name="P103"><text:span text:style-name="Standardní_20_písmo_20_odstavce"><text:span text:style-name="T5">Reaktívne</text:span></text:span> – uzly sú objavované až keď je to potrebné (keď sa posielajú pakety)</text:p>
                                </text:list-item>
                              </text:list>
                            </text:list-item>
                          </text:list>
                        </text:list-item>
                      </text:list>
                    </text:list-item>
                  </text:list>
                </text:list-item>
              </text:list>
            </text:list-item>
          </text:list>
        </text:list-item>
      </text:list>
      <text:list xml:id="list20218698" text:style-name="L14">
        <text:list-item>
          <text:p text:style-name="P104">Úspora energie a šírky pásma pri nečinnosti</text:p>
        </text:list-item>
        <text:list-item>
          <text:p text:style-name="P104">Oneskorenie pri nastavovaní smerovacích informácii</text:p>
        </text:list-item>
        <text:list-item>
          <text:p text:style-name="P104">Nepožaduje smerovacie tabuľky</text:p>
        </text:list-item>
        <text:list-item>
          <text:p text:style-name="P104">Vysoká réžia pri zaplavovaní siete</text:p>
        </text:list-item>
        <text:list-item>
          <text:p text:style-name="P104">Výkon sa znižuje so zvyšujúcou sa mobilitou</text:p>
        </text:list-item>
      </text:list>
      <text:p text:style-name="P24"><text:span text:style-name="Standardní_20_písmo_20_odstavce"><text:span text:style-name="T5">DSR</text:span></text:span> – zdrojovo orientovaný protokol</text:p>
      <text:list xml:id="list20259279" text:continue-numbering="true" text:style-name="L14">
        <text:list-item>
          <text:p text:style-name="P104">Využíva <text:s/>Route Request a Route Reply na nájdenie cesty</text:p>
        </text:list-item>
        <text:list-item>
          <text:p text:style-name="P104">Odosielateľ posiela záplavou Request, uzol ju nasleduje a cieľový uzol prijíma Request a posiela unicastovú Reply naspäť odosielateľovi</text:p>
        </text:list-item>
        <text:list-item>
          <text:p text:style-name="P104"><text:soft-page-break/>Smerovacie informácie sú uložené v „objavovacom“ pakete</text:p>
        </text:list-item>
        <text:list-item>
          <text:p text:style-name="P104">Pakety sú posielané iba raz a cesta je stanovená</text:p>
        </text:list-item>
        <text:list-item>
          <text:p text:style-name="P104">Pre malé siete</text:p>
        </text:list-item>
      </text:list>
      <text:p text:style-name="P24"><text:span text:style-name="Standardní_20_písmo_20_odstavce"><text:span text:style-name="T5">AODV </text:span></text:span>– podobný ako DSR, všetky uzly si pamätajú odkiaľ prišli pakety a naplňujú ich smerovacie tabuľky týmito informáciami. </text:p>
      <text:list xml:id="list20265778" text:continue-numbering="true" text:style-name="L14">
        <text:list-item>
          <text:p text:style-name="P104">Menšie oneskorenie</text:p>
        </text:list-item>
      </text:list>
      <text:p text:style-name="P3"/>
      <text:p text:style-name="P3"/>
      <text:p text:style-name="P10">10. Popiste prenosove a funkcni pozadavky multimedialnich sitovych aplikaci.</text:p>
      <text:p text:style-name="P1">tra#c requirements { limits on real-time parameters (such as delay,</text:p>
      <text:p text:style-name="P1">jitter, bandwidth, and reliability)</text:p>
      <text:p text:style-name="P1">can be met only by enhancements to the basic Internet Architecture</text:p>
      <text:p text:style-name="P1"/>
      <text:p text:style-name="P1">functional requirements { support for multimedia services (such as</text:p>
      <text:p text:style-name="P1">multicasting, security, mobility, and session management)</text:p>
      <text:p text:style-name="P1">can be met by intr</text:p>
      <text:p text:style-name="P1"/>
      <text:p text:style-name="P4">1. Co je to síťový komunikační protokol? Udejte základní definici. Uveďte způsob standardizace. Uveďte příklad protokolu pro kažou vrstvu ISO OSI modelu.</text:p>
      <text:p text:style-name="P2"/>
      <text:p text:style-name="P12"><text:span text:style-name="Standardní_20_písmo_20_odstavce"><text:span text:style-name="T6">Sieťový protokol</text:span></text:span><text:span text:style-name="Standardní_20_písmo_20_odstavce"><text:span text:style-name="T1"> - súbor pravidiel, ktorý udáva formát a poradie správ, vymenovaných medzi dvoma alebo viacej subjektmi komunikácie, rovnako ako činnosti prevádzanej pri odosielaní / prijímaní správy. Definuje čo je subjektom komunikácie, ako komunikácia prebieha a kedy prebieha. </text:span></text:span></text:p>
      <text:p text:style-name="P50">Ďalej definuje:</text:p>
      <text:list xml:id="list20265684" text:continue-list="list20277757" text:style-name="L1">
        <text:list-item>
          <text:p text:style-name="P82">syntax – štruktúra/formát dát</text:p>
        </text:list-item>
        <text:list-item>
          <text:p text:style-name="P82">sémantiku – odkazuje na význam jednotlivých častí bitov</text:p>
        </text:list-item>
        <text:list-item>
          <text:p text:style-name="P82">timing – kedy majú byť dáta poslané a ako rýchlo môžu byť poslané</text:p>
        </text:list-item>
      </text:list>
      <text:p text:style-name="P50"/>
      <text:p text:style-name="P19"><text:span text:style-name="Standardní_20_písmo_20_odstavce"><text:span text:style-name="T6">Štandardizácia – </text:span></text:span><text:span text:style-name="Standardní_20_písmo_20_odstavce"><text:span text:style-name="T1">normy popisujúce rôzne akcie, aktivity, formy a metódy komunikácie. Jej cieľom je zabezpečenie kvality, bezpečnosti, kompatibility, interoperability a prenositeľnosti.</text:span></text:span><text:span text:style-name="Standardní_20_písmo_20_odstavce"><text:span text:style-name="T6"> </text:span></text:span></text:p>
      <text:p text:style-name="P26"/>
      <text:p text:style-name="P31">Rozlišujeme:</text:p>
      <text:list xml:id="list20266817" text:continue-numbering="true" text:style-name="L1">
        <text:list-item>
          <text:p text:style-name="P113"><text:span text:style-name="Standardní_20_písmo_20_odstavce"><text:span text:style-name="T6">De facto - </text:span></text:span><text:span text:style-name="Standardní_20_písmo_20_odstavce"><text:span text:style-name="T1">najskôr boli implementované, používali sa a až potom boli prehlásene za štandard</text:span></text:span></text:p>
        </text:list-item>
        <text:list-item>
          <text:p text:style-name="P131"><text:span text:style-name="Standardní_20_písmo_20_odstavce"><text:span text:style-name="T6">De jure – </text:span></text:span><text:span text:style-name="Standardní_20_písmo_20_odstavce"><text:span text:style-name="T1">najskôr navrhnuté až potom pokus o implementáciu</text:span></text:span></text:p>
        </text:list-item>
      </text:list>
      <text:p text:style-name="P2"/>
      <text:p text:style-name="P2">email</text:p>
      <text:p text:style-name="P2">http</text:p>
      <text:p text:style-name="P2">ssl</text:p>
      <text:p text:style-name="P2">TCP UDP</text:p>
      <text:p text:style-name="P2">IP</text:p>
      <text:p text:style-name="P2">ALOHA csma</text:p>
      <text:p text:style-name="P2">dsl</text:p>
      <text:p text:style-name="P2"/>
      <text:p text:style-name="P5">2. Způsob tvorby IPv4 a IPv6 hlaviček? Jak se u IPv6 poznává fragmentace paketu?</text:p>
      <text:p text:style-name="P5"/>
      <text:p text:style-name="P5"/>
      <text:p text:style-name="P3"/>
      <text:p text:style-name="P3"/>
      <text:p text:style-name="P3"/>
      <text:p text:style-name="P3"/>
      <text:p text:style-name="P3"/>
      <text:p text:style-name="P3"/>
      <text:p text:style-name="P3"/>
      <text:p text:style-name="P3"><text:soft-page-break/>...easy...</text:p>
      <text:p text:style-name="P3"/>
      <text:p text:style-name="P3"/>
      <text:p text:style-name="P3"/>
      <text:p text:style-name="P3"/>
      <text:p text:style-name="P3"/>
      <text:list xml:id="list20263925" text:continue-numbering="true" text:style-name="L1">
        <text:list-item>
          <text:p text:style-name="P114"><text:span text:style-name="Standardní_20_písmo_20_odstavce"><text:span text:style-name="T6">Jednoduchšia hlavička – </text:span></text:span><text:span text:style-name="Standardní_20_písmo_20_odstavce"><text:span text:style-name="T1">základná 40B adresa obsahuje len dôležité informácie</text:span></text:span></text:p>
        </text:list-item>
        <text:list-item>
          <text:p text:style-name="P130"><text:span text:style-name="Standardní_20_písmo_20_odstavce"><text:span text:style-name="T6">Možnosť rozšírenia – </text:span></text:span><text:span text:style-name="Standardní_20_písmo_20_odstavce"><text:span text:style-name="T1">o ďalšie hlavičky</text:span></text:span></text:p>
        </text:list-item>
      </text:list>
      <text:p text:style-name="P3"/>
      <text:p text:style-name="P3"/>
      <text:p text:style-name="P5">3. Jakou funkci má směrovač, uveďte jeho schéma. Jaký vliv má CIDR na jeho funkcionalitu?</text:p>
      <text:p text:style-name="P3"/>
      <text:p text:style-name="P3"/>
      <text:p text:style-name="P30">Funkcie Routeru</text:p>
      <text:p text:style-name="P30"/>
      <text:p text:style-name="P24">Router musí vykonávať dve základné úlohy:</text:p>
      <text:list xml:id="list39380566" text:style-name="L1">
        <text:list-item>
          <text:p text:style-name="P96">Smerovanie </text:p>
          <text:list>
            <text:list-item>
              <text:p text:style-name="P96">vytváranie pohľadu na topológiu siete a počítanie najlepšej cesty</text:p>
            </text:list-item>
            <text:list-item>
              <text:p text:style-name="P96">založené na výmene informácii medzi susediacimi routermi pomocou smerovacích protokolov</text:p>
            </text:list-item>
            <text:list-item>
              <text:p text:style-name="P96">najlepšie cesty sú uložené v tzv. smerovacích tabuľkách</text:p>
            </text:list-item>
          </text:list>
        </text:list-item>
        <text:list-item>
          <text:p text:style-name="P96">Predávanie paketov</text:p>
          <text:list>
            <text:list-item>
              <text:p text:style-name="P96">Pohyb paketov zo vstupného zariadenia na príslušné výstupné zariadenie</text:p>
            </text:list-item>
            <text:list-item>
              <text:p text:style-name="P96">Založené na informáciách zo smerovacích tabuliek</text:p>
            </text:list-item>
            <text:list-item>
              <text:p text:style-name="P96">Určuje celkový výkon routeru</text:p>
            </text:list-item>
          </text:list>
        </text:list-item>
      </text:list>
      <text:p text:style-name="P24"/>
      <text:p text:style-name="P35">Základné funkcie:</text:p>
      <text:list xml:id="list20278303" text:continue-numbering="true" text:style-name="L1">
        <text:list-item>
          <text:p text:style-name="P96"><text:span text:style-name="Standardní_20_písmo_20_odstavce"><text:span text:style-name="T5">Overenie IP hlavičky</text:span></text:span> – každý prichádzajúci paket musí byť overený</text:p>
        </text:list-item>
        <text:list-item>
          <text:p text:style-name="P96"><text:span text:style-name="Standardní_20_písmo_20_odstavce"><text:span text:style-name="T5">Kontrola Lifetime paketu</text:span></text:span> – zvyšovanie TTL aby sa zabránilo uviaznutiu paketu v slučke (ak je TTL nulové alebo záporné, paket je zahodený)</text:p>
        </text:list-item>
        <text:list-item>
          <text:p text:style-name="P96"><text:span text:style-name="Standardní_20_písmo_20_odstavce"><text:span text:style-name="T5">Kontrolný prepočet</text:span></text:span> – ak bolo TTL zmenené, musí byť Header checksum aktualizované</text:p>
        </text:list-item>
        <text:list-item>
          <text:p text:style-name="P96"><text:span text:style-name="Standardní_20_písmo_20_odstavce"><text:span text:style-name="T5">Trasa vyhľadávania</text:span></text:span> – cieľová adresa sa používa na vyhľadávanie v smerovacích tabuľkách pre stanovenie výstupného portu</text:p>
        </text:list-item>
        <text:list-item>
          <text:p text:style-name="P96"><text:span text:style-name="Standardní_20_písmo_20_odstavce"><text:span text:style-name="T5">Fragmentácia </text:span></text:span>– router musí paket rozdeliť na niekoľko fragmentov ak MTU pre odchádzajúce spojenie je menšia ako veľkosť paketu, ktorý je treba odovzdať</text:p>
        </text:list-item>
        <text:list-item>
          <text:p text:style-name="P96"><text:span text:style-name="Standardní_20_písmo_20_odstavce"><text:span text:style-name="T5">Manipulácia s IP options</text:span></text:span> – paket môže vyžadovať špeciálne spracovanie routerom</text:p>
        </text:list-item>
      </text:list>
      <text:p text:style-name="P24"/>
      <text:p text:style-name="P35">Celkové smerovacie funkcie:</text:p>
      <text:list xml:id="list20278340" text:continue-numbering="true" text:style-name="L1">
        <text:list-item>
          <text:p text:style-name="P96"><text:span text:style-name="Standardní_20_písmo_20_odstavce"><text:span text:style-name="T5">Triedenie paketov</text:span></text:span> – router potrebuje skúmať aj ďalšie polia, nielen IP</text:p>
        </text:list-item>
        <text:list-item>
          <text:p text:style-name="P96"><text:span text:style-name="Standardní_20_písmo_20_odstavce"><text:span text:style-name="T5">Prekladanie paketov</text:span></text:span> – router, ktorý slúži ako brána do NAT siete musí podporovať prekladanie adries</text:p>
        </text:list-item>
        <text:list-item>
          <text:p text:style-name="P96"><text:s/><text:span text:style-name="Standardní_20_písmo_20_odstavce"><text:span text:style-name="T19">Riadenie prevádzky</text:span></text:span><text:span text:style-name="Standardní_20_písmo_20_odstavce"><text:span text:style-name="T21"> – router musí zaručiť určitú kvalitu služieb pre splnenie dohody o úrovni služieb</text:span></text:span></text:p>
        </text:list-item>
      </text:list>
      <text:p text:style-name="P48"/>
      <text:p text:style-name="P48">Funkcie procesu smerovania:</text:p>
      <text:list xml:id="list20279198" text:continue-numbering="true" text:style-name="L1">
        <text:list-item>
          <text:p text:style-name="P96"><text:span text:style-name="Standardní_20_písmo_20_odstavce"><text:span text:style-name="T19">Smerovacie protokoly – </text:span></text:span><text:span text:style-name="Standardní_20_písmo_20_odstavce"><text:span text:style-name="T26">do routerov musia byt zavedené rôzne smerovacie protokoly (napr. OSPF,BGP a RIP) na udržanie spojenia posielaním a prijímaním updatov o trase od susedných routerov</text:span></text:span></text:p>
        </text:list-item>
        <text:list-item>
          <text:p text:style-name="P96"><text:span text:style-name="Standardní_20_písmo_20_odstavce"><text:span text:style-name="T19">Konfigurácia systému - </text:span></text:span><text:span text:style-name="Standardní_20_písmo_20_odstavce"><text:span text:style-name="T26">do routera musia byť zavedené rôzne funkcie umožňujúce operátorom nastavovať rôzne spravovacie funkcie</text:span></text:span></text:p>
        </text:list-item>
        <text:list-item>
          <text:p text:style-name="P96"><text:span text:style-name="Standardní_20_písmo_20_odstavce"><text:span text:style-name="T19">Riadenie</text:span></text:span><text:span text:style-name="Standardní_20_písmo_20_odstavce"><text:span text:style-name="T21"> – router je nutné sledovať pri nepretržitej prevádzke</text:span></text:span></text:p>
        </text:list-item>
      </text:list>
      <text:p text:style-name="P24"><text:span text:style-name="Standardní_20_písmo_20_odstavce"><text:span text:style-name="T27">Časti routeru:</text:span></text:span></text:p>
      <text:list xml:id="list20259122" text:continue-numbering="true" text:style-name="L1">
        <text:list-item>
          <text:p text:style-name="P96"><text:soft-page-break/><text:span text:style-name="Standardní_20_písmo_20_odstavce"><text:span text:style-name="T19">Sieťové rozhrania – </text:span></text:span><text:span text:style-name="Standardní_20_písmo_20_odstavce"><text:span text:style-name="T21">obsahujú mnoho portov, ktoré zaisťujú pripojenie k fyzickej sieti</text:span></text:span></text:p>
        </text:list-item>
        <text:list-item>
          <text:p text:style-name="P96"><text:span text:style-name="Standardní_20_písmo_20_odstavce"><text:span text:style-name="T19">Smerovacie motory –</text:span></text:span><text:span text:style-name="Standardní_20_písmo_20_odstavce"><text:span text:style-name="T1"> zodpovedné za rozhodnutia, ktorému sieťovému rozhraniu bude prichádzajúci paket odoslaný (nahliadnutím do smerovacích tabuliek – Address/Route lookup)</text:span></text:span></text:p>
        </text:list-item>
        <text:list-item>
          <text:p text:style-name="P96"><text:span text:style-name="Standardní_20_písmo_20_odstavce"><text:span text:style-name="T19">Správca fronty –</text:span></text:span><text:span text:style-name="Standardní_20_písmo_20_odstavce"><text:span text:style-name="T1"> poskytuje pamäť pre dočasné uloženie paketov</text:span></text:span></text:p>
        </text:list-item>
        <text:list-item>
          <text:p text:style-name="P96"><text:span text:style-name="Standardní_20_písmo_20_odstavce"><text:span text:style-name="T19">Riaditeľ premávky –</text:span></text:span><text:span text:style-name="Standardní_20_písmo_20_odstavce"><text:span text:style-name="T1"> zodpovedný za prioritizáciu a reguláciu odchádzajúcej premávky v závislosti na požadovanej úrovni služieb</text:span></text:span></text:p>
        </text:list-item>
        <text:list-item>
          <text:p text:style-name="P96"><text:span text:style-name="Standardní_20_písmo_20_odstavce"><text:span text:style-name="T19">Backplane –</text:span></text:span><text:span text:style-name="Standardní_20_písmo_20_odstavce"><text:span text:style-name="T1"> poskytuje konektivitu pre sieťové rozhranie </text:span></text:span></text:p>
        </text:list-item>
        <text:list-item>
          <text:p text:style-name="P96"><text:span text:style-name="Standardní_20_písmo_20_odstavce"><text:span text:style-name="T19">Route control procesor –</text:span></text:span><text:span text:style-name="Standardní_20_písmo_20_odstavce"><text:span text:style-name="T1"> zodpovedá za realizáciu a implementáciu smerovacích protokolov, <text:s/>prevádzkuje softvér pre konfiguráciu a správu routeru, vykonáva komplexné packet-by-packet operácie</text:span></text:span></text:p>
        </text:list-item>
      </text:list>
      <text:p text:style-name="P51"/>
      <text:p text:style-name="P36">Hľadanie adries s adresáciou tried:</text:p>
      <text:list xml:id="list20268225" text:continue-numbering="true" text:style-name="L1">
        <text:list-item>
          <text:p text:style-name="P96"><text:span text:style-name="Standardní_20_písmo_20_odstavce"><text:span text:style-name="T1">S adresáciou tried je smerovanie paketov priamočiare (smerovače skúmajú len sieťovú časť cieľovej adresy)</text:span></text:span></text:p>
        </text:list-item>
      </text:list>
      <text:p text:style-name="P52"/>
      <text:p text:style-name="P24"><text:span text:style-name="Standardní_20_písmo_20_odstavce"><text:span text:style-name="T31">Hľadanie adresy s CIDR:</text:span></text:span></text:p>
      <text:list xml:id="list20262813" text:continue-numbering="true" text:style-name="L1">
        <text:list-item>
          <text:p text:style-name="P96"><text:span text:style-name="Standardní_20_písmo_20_odstavce"><text:span text:style-name="T21">Je náročnejšie pretože:</text:span></text:span></text:p>
          <text:list>
            <text:list-item>
              <text:p text:style-name="P96"><text:span text:style-name="Standardní_20_písmo_20_odstavce"><text:span text:style-name="T21">cieľová IP adresa nenesie informáciu sieťovej masky </text:span></text:span></text:p>
            </text:list-item>
            <text:list-item>
              <text:p text:style-name="P96"><text:span text:style-name="Standardní_20_písmo_20_odstavce"><text:span text:style-name="T21">Predpony v smerovacích tabuľkách, ktorým musí cieľová adresa zodpovedať môžu byť ľubovoľnej dĺžky</text:span></text:span></text:p>
            </text:list-item>
          </text:list>
        </text:list-item>
        <text:list-item>
          <text:p text:style-name="P96"><text:span text:style-name="Standardní_20_písmo_20_odstavce"><text:span text:style-name="T21">Požiadavky:</text:span></text:span></text:p>
          <text:list>
            <text:list-item>
              <text:p text:style-name="P96"><text:span text:style-name="Standardní_20_písmo_20_odstavce"><text:span text:style-name="T19">Rýchlosť hľadania – </text:span></text:span><text:span text:style-name="Standardní_20_písmo_20_odstavce"><text:span text:style-name="T21">merania internetovej prevádzky ukazujú, že cca 50% paketov, ktoré dorazia do routeru sú TCP-potvrdzujúce pakety, ktoré majú 40 bajtov (minimálna požadovaná veľkosť)</text:span></text:span></text:p>
            </text:list-item>
            <text:list-item>
              <text:p text:style-name="P96"><text:span text:style-name="Standardní_20_písmo_20_odstavce"><text:span text:style-name="T19">Využitie pamäte </text:span></text:span></text:p>
            </text:list-item>
            <text:list-item>
              <text:p text:style-name="P96"><text:span text:style-name="Standardní_20_písmo_20_odstavce"><text:span text:style-name="T19">Škálovateľnosť</text:span></text:span></text:p>
            </text:list-item>
            <text:list-item>
              <text:p text:style-name="P96"><text:span text:style-name="Standardní_20_písmo_20_odstavce"><text:span text:style-name="T19">Schopnosť update </text:span></text:span></text:p>
            </text:list-item>
          </text:list>
        </text:list-item>
        <text:list-item>
          <text:p text:style-name="P96"><text:span text:style-name="Standardní_20_písmo_20_odstavce"><text:span text:style-name="T21">Algoritmy:</text:span></text:span></text:p>
          <text:list>
            <text:list-item>
              <text:p text:style-name="P96"><text:span text:style-name="Standardní_20_písmo_20_odstavce"><text:span text:style-name="T19">Naive algorithms</text:span></text:span><text:span text:style-name="Standardní_20_písmo_20_odstavce"><text:span text:style-name="T21"> – najjednoduchší algoritmus pre nájdenie najlepšieho prefixu je „lineárne hľadanie prefixov“ (zložitosť <text:s/>je O(N))</text:span></text:span></text:p>
            </text:list-item>
            <text:list-item>
              <text:p text:style-name="P123"><text:span text:style-name="Standardní_20_písmo_20_odstavce"><text:span text:style-name="T6">Trie-based algorithms </text:span></text:span></text:p>
            </text:list-item>
          </text:list>
        </text:list-item>
      </text:list>
      <text:p text:style-name="P3"/>
      <text:p text:style-name="P3"/>
      <text:p text:style-name="P5">4. Jakým způsobem je zajištěna koexistence IPv4 a IPv6? Uveďte a popiště 3 základní řešení.</text:p>
      <text:p text:style-name="P3"/>
      <text:p text:style-name="P3"/>
      <text:p text:style-name="P24"><text:span text:style-name="Standardní_20_písmo_20_odstavce"><text:span text:style-name="T1">Pri návrhu IPv6 sa po</text:span></text:span><text:span text:style-name="Standardní_20_písmo_20_odstavce"><text:span text:style-name="T14">č</text:span></text:span><text:span text:style-name="Standardní_20_písmo_20_odstavce"><text:span text:style-name="T1">ítalo s tým, že sa neprejde na ňu z d</text:span></text:span><text:span text:style-name="Standardní_20_písmo_20_odstavce"><text:span text:style-name="T14">n</text:span></text:span><text:span text:style-name="Standardní_20_písmo_20_odstavce"><text:span text:style-name="T1">a na de</text:span></text:span><text:span text:style-name="Standardní_20_písmo_20_odstavce"><text:span text:style-name="T14">ň</text:span></text:span><text:span text:style-name="Standardní_20_písmo_20_odstavce"><text:span text:style-name="T1">, ale IPv4 svet a IPv6 svetu budú</text:span></text:span></text:p>
      <text:p text:style-name="P24"><text:span text:style-name="Standardní_20_písmo_20_odstavce"><text:span text:style-name="T1">koexistova</text:span></text:span><text:span text:style-name="Standardní_20_písmo_20_odstavce"><text:span text:style-name="T14">ť </text:span></text:span><text:span text:style-name="Standardní_20_písmo_20_odstavce"><text:span text:style-name="T1">ved</text:span></text:span><text:span text:style-name="Standardní_20_písmo_20_odstavce"><text:span text:style-name="T14">ľ</text:span></text:span><text:span text:style-name="Standardní_20_písmo_20_odstavce"><text:span text:style-name="T1">a seba. Preto sa navrhli základné 3 stratégie, ako môžu vedľa seba existova</text:span></text:span><text:span text:style-name="Standardní_20_písmo_20_odstavce"><text:span text:style-name="T14">ť</text:span></text:span><text:span text:style-name="Standardní_20_písmo_20_odstavce"><text:span text:style-name="T1">:</text:span></text:span></text:p>
      <text:p text:style-name="P51"/>
      <text:list xml:id="list39357010" text:style-name="L10">
        <text:list-item>
          <text:p text:style-name="P100"><text:span text:style-name="Standardní_20_písmo_20_odstavce"><text:span text:style-name="T7">Dual stack – </text:span></text:span><text:span text:style-name="Standardní_20_písmo_20_odstavce"><text:span text:style-name="T1">Dané zariadenie podporuje IPv4 aj IPv6, dovoľuje aby IPv4 a IPv6 mohli koexistovať na tom istom zariadení a sieti. </text:span></text:span></text:p>
        </text:list-item>
      </text:list>
      <text:p text:style-name="P53">Výhody: </text:p>
      <text:list xml:id="list20232605" text:style-name="L15">
        <text:list-item>
          <text:list>
            <text:list-item>
              <text:p text:style-name="P105"><text:span text:style-name="Standardní_20_písmo_20_odstavce"><text:span text:style-name="T14">ľ</text:span></text:span><text:span text:style-name="Standardní_20_písmo_20_odstavce"><text:span text:style-name="T1">ahko použiteľné, flexibilné</text:span></text:span></text:p>
            </text:list-item>
            <text:list-item>
              <text:p text:style-name="P105"><text:span text:style-name="Standardní_20_písmo_20_odstavce"><text:span text:style-name="T1">Daný uzol, môžeme prevádzkovať</text:span></text:span><text:span text:style-name="Standardní_20_písmo_20_odstavce"><text:span text:style-name="T14"> </text:span></text:span><text:span text:style-name="Standardní_20_písmo_20_odstavce"><text:span text:style-name="T1">na IPv4 aj IPV6, záleží kde ho pripojíme</text:span></text:span></text:p>
            </text:list-item>
            <text:list-item>
              <text:p text:style-name="P105"><text:span text:style-name="Standardní_20_písmo_20_odstavce"><text:span text:style-name="T1">Poskytuje ve</text:span></text:span><text:span text:style-name="Standardní_20_písmo_20_odstavce"><text:span text:style-name="T14">ľ</text:span></text:span><text:span text:style-name="Standardní_20_písmo_20_odstavce"><text:span text:style-name="T1">mi dobru flexibilitu (s notebookom môžeme cestova</text:span></text:span><text:span text:style-name="Standardní_20_písmo_20_odstavce"><text:span text:style-name="T14">ť </text:span></text:span><text:span text:style-name="Standardní_20_písmo_20_odstavce"><text:span text:style-name="T1">z IPv4 do IPv6 a ni</text:span></text:span><text:span text:style-name="Standardní_20_písmo_20_odstavce"><text:span text:style-name="T14">č </text:span></text:span><text:span text:style-name="Standardní_20_písmo_20_odstavce"><text:span text:style-name="T1">nepoznáme)</text:span></text:span></text:p>
            </text:list-item>
          </text:list>
        </text:list-item>
      </text:list>
      <text:p text:style-name="P53">Nevýhody:</text:p>
      <text:list xml:id="list20263711" text:continue-numbering="true" text:style-name="L15">
        <text:list-item>
          <text:list>
            <text:list-item>
              <text:p text:style-name="P105"><text:span text:style-name="Standardní_20_písmo_20_odstavce"><text:span text:style-name="T1">Ved</text:span></text:span><text:span text:style-name="Standardní_20_písmo_20_odstavce"><text:span text:style-name="T14">ľ</text:span></text:span><text:span text:style-name="Standardní_20_písmo_20_odstavce"><text:span text:style-name="T1">a seba musia beža</text:span></text:span><text:span text:style-name="Standardní_20_písmo_20_odstavce"><text:span text:style-name="T14">ť </text:span></text:span><text:span text:style-name="Standardní_20_písmo_20_odstavce"><text:span text:style-name="T1">dva sie</text:span></text:span><text:span text:style-name="Standardní_20_písmo_20_odstavce"><text:span text:style-name="T14">ť</text:span></text:span><text:span text:style-name="Standardní_20_písmo_20_odstavce"><text:span text:style-name="T1">ové stacky (vycucávanie zdrojov)</text:span></text:span></text:p>
            </text:list-item>
            <text:list-item>
              <text:p text:style-name="P105"><text:span text:style-name="Standardní_20_písmo_20_odstavce"><text:span text:style-name="T1">Všetky aplikácie musia beža</text:span></text:span><text:span text:style-name="Standardní_20_písmo_20_odstavce"><text:span text:style-name="T14">ť </text:span></text:span><text:span text:style-name="Standardní_20_písmo_20_odstavce"><text:span text:style-name="T1">jak na IPv4 tak aj na IPv6</text:span></text:span></text:p>
            </text:list-item>
            <text:list-item>
              <text:p text:style-name="P105"><text:soft-page-break/><text:span text:style-name="Standardní_20_písmo_20_odstavce"><text:span text:style-name="T1">DNS resolver musí vedie</text:span></text:span><text:span text:style-name="Standardní_20_písmo_20_odstavce"><text:span text:style-name="T14">ť </text:span></text:span><text:span text:style-name="Standardní_20_písmo_20_odstavce"><text:span text:style-name="T1">preklada</text:span></text:span><text:span text:style-name="Standardní_20_písmo_20_odstavce"><text:span text:style-name="T14">ť </text:span></text:span><text:span text:style-name="Standardní_20_písmo_20_odstavce"><text:span text:style-name="T1">aj IPv4 aj IPv6 svety</text:span></text:span></text:p>
            </text:list-item>
          </text:list>
        </text:list-item>
      </text:list>
      <text:p text:style-name="P71"/>
      <text:list xml:id="list20270677" text:continue-list="list39357010" text:style-name="L10">
        <text:list-item>
          <text:p text:style-name="P100"><text:span text:style-name="Standardní_20_písmo_20_odstavce"><text:span text:style-name="T7">Tunneling - </text:span></text:span><text:span text:style-name="Standardní_20_písmo_20_odstavce"><text:span text:style-name="T1">IPv6 pakety sú balené do IPv4 datagramov a sú tam vlastne sú</text:span></text:span><text:span text:style-name="Standardní_20_písmo_20_odstavce"><text:span text:style-name="T14">č</text:span></text:span><text:span text:style-name="Standardní_20_písmo_20_odstavce"><text:span text:style-name="T1">as</text:span></text:span><text:span text:style-name="Standardní_20_písmo_20_odstavce"><text:span text:style-name="T14">ť</text:span></text:span><text:span text:style-name="Standardní_20_písmo_20_odstavce"><text:span text:style-name="T1">ou dát. (Dáta payload) a potom zasa prehodené do IPv6 sieti (rozbalené)</text:span></text:span></text:p>
        </text:list-item>
      </text:list>
      <text:p text:style-name="P53">Výhody: </text:p>
      <text:list xml:id="list20280771" text:continue-list="list20263711" text:style-name="L15">
        <text:list-item>
          <text:list>
            <text:list-item>
              <text:p text:style-name="P105"><text:span text:style-name="Standardní_20_písmo_20_odstavce"><text:span text:style-name="T4">u</text:span></text:span><text:span text:style-name="Standardní_20_písmo_20_odstavce"><text:span text:style-name="T1">možňuje migráciu do IPv6, podobne ako Dual Stack</text:span></text:span></text:p>
            </text:list-item>
            <text:list-item>
              <text:p text:style-name="P105"><text:span text:style-name="Standardní_20_písmo_20_odstavce"><text:span text:style-name="T1">Siete môžu kedykoľvek prejsť</text:span></text:span><text:span text:style-name="Standardní_20_písmo_20_odstavce"><text:span text:style-name="T14"> </text:span></text:span><text:span text:style-name="Standardní_20_písmo_20_odstavce"><text:span text:style-name="T1">na IPv6, prejdú kompletne, nemusí sa tam robi</text:span></text:span><text:span text:style-name="Standardní_20_písmo_20_odstavce"><text:span text:style-name="T14">ť </text:span></text:span><text:span text:style-name="Standardní_20_písmo_20_odstavce"><text:span text:style-name="T1">žiadny dual stack, v okamžiku , keď nie</text:span></text:span><text:span text:style-name="Standardní_20_písmo_20_odstavce"><text:span text:style-name="T14">č</text:span></text:span><text:span text:style-name="Standardní_20_písmo_20_odstavce"><text:span text:style-name="T1">o potrebujeme prenies</text:span></text:span><text:span text:style-name="Standardní_20_písmo_20_odstavce"><text:span text:style-name="T14">ť</text:span></text:span><text:span text:style-name="Standardní_20_písmo_20_odstavce"><text:span text:style-name="T1">, jednoducho to zatunelujeme a prenesieme.</text:span></text:span></text:p>
            </text:list-item>
            <text:list-item>
              <text:p text:style-name="P105"><text:span text:style-name="Standardní_20_písmo_20_odstavce"><text:span text:style-name="T1">Pokiaľ prejdeme na IPv6 nepotrebujeme, žiadne zmeny. Všetky zmeny sa týkajú ur</text:span></text:span><text:span text:style-name="Standardní_20_písmo_20_odstavce"><text:span text:style-name="T14">č</text:span></text:span><text:span text:style-name="Standardní_20_písmo_20_odstavce"><text:span text:style-name="T1">itých zariadení (smerova</text:span></text:span><text:span text:style-name="Standardní_20_písmo_20_odstavce"><text:span text:style-name="T14">č</text:span></text:span><text:span text:style-name="Standardní_20_písmo_20_odstavce"><text:span text:style-name="T1">ov)</text:span></text:span></text:p>
            </text:list-item>
          </text:list>
        </text:list-item>
      </text:list>
      <text:p text:style-name="P53">Nevýhody:</text:p>
      <text:list xml:id="list20256180" text:continue-numbering="true" text:style-name="L15">
        <text:list-item>
          <text:list>
            <text:list-item>
              <text:p text:style-name="P105"><text:span text:style-name="Standardní_20_písmo_20_odstavce"><text:span text:style-name="T1">Smerova</text:span></text:span><text:span text:style-name="Standardní_20_písmo_20_odstavce"><text:span text:style-name="T14">č</text:span></text:span><text:span text:style-name="Standardní_20_písmo_20_odstavce"><text:span text:style-name="T1">e musia vykonáva</text:span></text:span><text:span text:style-name="Standardní_20_písmo_20_odstavce"><text:span text:style-name="T14">ť </text:span></text:span><text:span text:style-name="Standardní_20_písmo_20_odstavce"><text:span text:style-name="T1">viacero úloh, tým pádom na nich vznášame </text:span></text:span><text:span text:style-name="Standardní_20_písmo_20_odstavce"><text:span text:style-name="T14">ď</text:span></text:span><text:span text:style-name="Standardní_20_písmo_20_odstavce"><text:span text:style-name="T1">alšiu zá</text:span></text:span><text:span text:style-name="Standardní_20_písmo_20_odstavce"><text:span text:style-name="T14">ť</text:span></text:span><text:span text:style-name="Standardní_20_písmo_20_odstavce"><text:span text:style-name="T1">až.</text:span></text:span></text:p>
            </text:list-item>
            <text:list-item>
              <text:p text:style-name="P105"><text:span text:style-name="Standardní_20_písmo_20_odstavce"><text:span text:style-name="T1">Koncové body reprezentujú single points of failure (Porušenie redundancie, distribuovanosti)</text:span></text:span></text:p>
            </text:list-item>
            <text:list-item>
              <text:p text:style-name="P105"><text:span text:style-name="Standardní_20_písmo_20_odstavce"><text:span text:style-name="T1">Tunely poskytujú body pre bezpe</text:span></text:span><text:span text:style-name="Standardní_20_písmo_20_odstavce"><text:span text:style-name="T14">č</text:span></text:span><text:span text:style-name="Standardní_20_písmo_20_odstavce"><text:span text:style-name="T1">nostné útoky</text:span></text:span></text:p>
            </text:list-item>
          </text:list>
        </text:list-item>
      </text:list>
      <text:p text:style-name="P71"/>
      <text:list xml:id="list20262624" text:continue-list="list20270677" text:style-name="L10">
        <text:list-item>
          <text:p text:style-name="P100"><text:span text:style-name="Standardní_20_písmo_20_odstavce"><text:span text:style-name="T7">Translators (NAT-PT) – </text:span></text:span><text:span text:style-name="Standardní_20_písmo_20_odstavce"><text:span text:style-name="T1">na sieti sú zariadenia, ktoré IPv6 paket preložia do IPv4 paketu a pošlú po IPv4 sieti. </text:span></text:span><text:span text:style-name="Standardní_20_písmo_20_odstavce"><text:span text:style-name="T2">Tento prístup by sa mal používa</text:span></text:span><text:span text:style-name="Standardní_20_písmo_20_odstavce"><text:span text:style-name="T34">ť </text:span></text:span><text:span text:style-name="Standardní_20_písmo_20_odstavce"><text:span text:style-name="T2">len vtedy, keď nejde ani jeden z predchádzajúcich prístupov využi</text:span></text:span><text:span text:style-name="Standardní_20_písmo_20_odstavce"><text:span text:style-name="T34">ť</text:span></text:span><text:span text:style-name="Standardní_20_písmo_20_odstavce"><text:span text:style-name="T2">. </text:span></text:span><text:span text:style-name="Standardní_20_písmo_20_odstavce"><text:span text:style-name="T3">A mal by byt dočasným riešením.</text:span></text:span></text:p>
        </text:list-item>
      </text:list>
      <text:p text:style-name="P61">Výhody:</text:p>
      <text:list xml:id="list20251986" text:continue-list="list20256180" text:style-name="L15">
        <text:list-item>
          <text:list>
            <text:list-item>
              <text:p text:style-name="P105"><text:span text:style-name="Standardní_20_písmo_20_odstavce"><text:span text:style-name="T1">IPv6 host môže priamo komunikova</text:span></text:span><text:span text:style-name="Standardní_20_písmo_20_odstavce"><text:span text:style-name="T14">ť </text:span></text:span><text:span text:style-name="Standardní_20_písmo_20_odstavce"><text:span text:style-name="T1">s IPv4 hostom</text:span></text:span></text:p>
            </text:list-item>
          </text:list>
        </text:list-item>
      </text:list>
      <text:p text:style-name="P61">Nevýhody:</text:p>
      <text:list xml:id="list20264274" text:continue-numbering="true" text:style-name="L15">
        <text:list-item>
          <text:list>
            <text:list-item>
              <text:p text:style-name="P105"><text:span text:style-name="Standardní_20_písmo_20_odstavce"><text:span text:style-name="T1">Nemôžeme využíva</text:span></text:span><text:span text:style-name="Standardní_20_písmo_20_odstavce"><text:span text:style-name="T14">ť </text:span></text:span><text:span text:style-name="Standardní_20_písmo_20_odstavce"><text:span text:style-name="T1">rozšírené možnosti IPv6 (end-to-end security)</text:span></text:span></text:p>
            </text:list-item>
            <text:list-item>
              <text:p text:style-name="P105"><text:span text:style-name="Standardní_20_písmo_20_odstavce"><text:span text:style-name="T1">Možné obmedzenia topológie</text:span></text:span></text:p>
            </text:list-item>
            <text:list-item>
              <text:p text:style-name="P105"><text:span text:style-name="Standardní_20_písmo_20_odstavce"><text:span text:style-name="T1">NAT router je jednoduchý bod zlyhania</text:span></text:span></text:p>
            </text:list-item>
          </text:list>
        </text:list-item>
      </text:list>
      <text:p text:style-name="P38"/>
      <text:p text:style-name="P3"/>
      <text:p text:style-name="P5">5. Co jsou to protokoly IGRP a EIGRP, na co se používají?</text:p>
      <text:p text:style-name="P3"/>
      <text:p text:style-name="P24"><text:span text:style-name="Standardní_20_písmo_20_odstavce"><text:span text:style-name="T7">IGP - Interior Gateway Routing Protocol (IGRP) - </text:span></text:span><text:span text:style-name="Standardní_20_písmo_20_odstavce"><text:span text:style-name="T1">Protokol od CISCO, primárne bol navrhnutý aby prekonal limit 16 hopov RIP1. Napriek tomu autori</text:span></text:span><text:span text:style-name="Standardní_20_písmo_20_odstavce"><text:span text:style-name="T7"> </text:span></text:span><text:span text:style-name="Standardní_20_písmo_20_odstavce"><text:span text:style-name="T1">do</text:span></text:span><text:span text:style-name="Standardní_20_písmo_20_odstavce"><text:span text:style-name="T14">ň </text:span></text:span><text:span text:style-name="Standardní_20_písmo_20_odstavce"><text:span text:style-name="T1">vložili niekoľko zaujímavých vlastností. (Multicast)</text:span></text:span></text:p>
      <text:p text:style-name="P33">Rozdiely od RIPv1:</text:p>
      <text:p text:style-name="P24"><text:span text:style-name="Standardní_20_písmo_20_odstavce"><text:span text:style-name="T1">- DV prináša v sebe </text:span></text:span><text:span text:style-name="Standardní_20_písmo_20_odstavce"><text:span text:style-name="T17">5 rôznych metrík</text:span></text:span><text:span text:style-name="Standardní_20_písmo_20_odstavce"><text:span text:style-name="T1">, z ktorých sa snaží po</text:span></text:span><text:span text:style-name="Standardní_20_písmo_20_odstavce"><text:span text:style-name="T14">c</text:span></text:span><text:span text:style-name="Standardní_20_písmo_20_odstavce"><text:span text:style-name="T1">íta</text:span></text:span><text:span text:style-name="Standardní_20_písmo_20_odstavce"><text:span text:style-name="T14">t </text:span></text:span><text:span text:style-name="Standardní_20_písmo_20_odstavce"><text:span text:style-name="T1">výsledok danej hrany</text:span></text:span></text:p>
      <text:p text:style-name="P51">- Pracuje nad IP protokolom (type=9)</text:p>
      <text:p text:style-name="P51">- Umožnuje využívanie viac cest v sieti (multiple paths) a loadbalancing</text:p>
      <text:p text:style-name="P51"/>
      <text:p text:style-name="P24"><text:span text:style-name="Standardní_20_písmo_20_odstavce"><text:span text:style-name="T1">- </text:span></text:span><text:span text:style-name="Standardní_20_písmo_20_odstavce"><text:span text:style-name="T7">Nepodporuje CIDR </text:span></text:span><text:span text:style-name="Standardní_20_písmo_20_odstavce"><text:span text:style-name="T1">mechanizmus</text:span></text:span></text:p>
      <text:p text:style-name="P24"><text:span text:style-name="Standardní_20_písmo_20_odstavce"><text:span text:style-name="T1">Výpo</text:span></text:span><text:span text:style-name="Standardní_20_písmo_20_odstavce"><text:span text:style-name="T14">c</text:span></text:span><text:span text:style-name="Standardní_20_písmo_20_odstavce"><text:span text:style-name="T1">et metriky bol zavedený preto, aby si správca siete mohol metriku prispôsobi</text:span></text:span><text:span text:style-name="Standardní_20_písmo_20_odstavce"><text:span text:style-name="T14">ť</text:span></text:span><text:span text:style-name="Standardní_20_písmo_20_odstavce"><text:span text:style-name="T1">, aby nebola</text:span></text:span></text:p>
      <text:p text:style-name="P24"><text:span text:style-name="Standardní_20_písmo_20_odstavce"><text:span text:style-name="T1">riešená len cez hop-count ako v RIP, ale aby sa brali do úvahy aj </text:span></text:span><text:span text:style-name="Standardní_20_písmo_20_odstavce"><text:span text:style-name="T14">ď</text:span></text:span><text:span text:style-name="Standardní_20_písmo_20_odstavce"><text:span text:style-name="T1">alšie vlastnosti:</text:span></text:span></text:p>
      <text:p text:style-name="P24"><text:span text:style-name="Standardní_20_písmo_20_odstavce"><text:span text:style-name="T1">- Bandwidth – priepustnos</text:span></text:span><text:span text:style-name="Standardní_20_písmo_20_odstavce"><text:span text:style-name="T14">ť</text:span></text:span></text:p>
      <text:p text:style-name="P51">- Delay – oneskorenie</text:p>
      <text:p text:style-name="P24"><text:span text:style-name="Standardní_20_písmo_20_odstavce"><text:span text:style-name="T1">- Realiability – spoľahlivos</text:span></text:span><text:span text:style-name="Standardní_20_písmo_20_odstavce"><text:span text:style-name="T14">ť</text:span></text:span></text:p>
      <text:p text:style-name="P24"><text:span text:style-name="Standardní_20_písmo_20_odstavce"><text:span text:style-name="T1">- Load – za</text:span></text:span><text:span text:style-name="Standardní_20_písmo_20_odstavce"><text:span text:style-name="T14">ť</text:span></text:span><text:span text:style-name="Standardní_20_písmo_20_odstavce"><text:span text:style-name="T1">aženie</text:span></text:span></text:p>
      <text:p text:style-name="P51"/>
      <text:p text:style-name="P24"><text:span text:style-name="Standardní_20_písmo_20_odstavce"><text:span text:style-name="T1">Okrem týchto vlastností ma každý smerova</text:span></text:span><text:span text:style-name="Standardní_20_písmo_20_odstavce"><text:span text:style-name="T14">č </text:span></text:span><text:span text:style-name="Standardní_20_písmo_20_odstavce"><text:span text:style-name="T1">5 </text:span></text:span><text:span text:style-name="Standardní_20_písmo_20_odstavce"><text:span text:style-name="T14">ď</text:span></text:span><text:span text:style-name="Standardní_20_písmo_20_odstavce"><text:span text:style-name="T1">alších </text:span></text:span><text:span text:style-name="Standardní_20_písmo_20_odstavce"><text:span text:style-name="T14">č</text:span></text:span><text:span text:style-name="Standardní_20_písmo_20_odstavce"><text:span text:style-name="T1">ísiel, ktoré ur</text:span></text:span><text:span text:style-name="Standardní_20_písmo_20_odstavce"><text:span text:style-name="T14">č</text:span></text:span><text:span text:style-name="Standardní_20_písmo_20_odstavce"><text:span text:style-name="T1">ujú váhu daných parametrov.</text:span></text:span></text:p>
      <text:p text:style-name="P24"><text:span text:style-name="Standardní_20_písmo_20_odstavce"><text:span text:style-name="T1">Dôležité je aby boli všetky koeficienty K1-K5 nastavené na všetkých smerova</text:span></text:span><text:span text:style-name="Standardní_20_písmo_20_odstavce"><text:span text:style-name="T14">č</text:span></text:span><text:span text:style-name="Standardní_20_písmo_20_odstavce"><text:span text:style-name="T1">och rovnako. Ak to tak</text:span></text:span></text:p>
      <text:p text:style-name="P51">nie je , môžu vznikať smerovacie problémy.</text:p>
      <text:p text:style-name="P51"/>
      <text:p text:style-name="P24"><text:soft-page-break/><text:span text:style-name="Standardní_20_písmo_20_odstavce"><text:span text:style-name="T7">IGP- Enhanced Interior Gateway Routing Protocol (EIGRP) - </text:span></text:span><text:span text:style-name="Standardní_20_písmo_20_odstavce"><text:span text:style-name="T1">Je to rozšírený IGRP protokol od Cisca,</text:span></text:span></text:p>
      <text:p text:style-name="P24"><text:span text:style-name="Standardní_20_písmo_20_odstavce"><text:span text:style-name="T17">Umožňuje variable length subnet masking CID</text:span></text:span><text:span text:style-name="Standardní_20_písmo_20_odstavce"><text:span text:style-name="T1">R, poskytuje smerovanie ktoré sa dokáže vysporiada</text:span></text:span><text:span text:style-name="Standardní_20_písmo_20_odstavce"><text:span text:style-name="T14">ť</text:span></text:span></text:p>
      <text:p text:style-name="P51">s cyklami v sieti, metrika zostala ako v IGRP.</text:p>
      <text:p text:style-name="P51">Originálne navrhnutý len pre IPv4</text:p>
      <text:p text:style-name="P37"/>
      <text:p text:style-name="P3"/>
      <text:p text:style-name="P3"/>
      <text:p text:style-name="P5">6. Jak probíhá digitalizace zvuku? Uveďte příklady alespoň 3 audio formátů.</text:p>
      <text:p text:style-name="P3"/>
      <text:p text:style-name="P3">= sound/speech converted into digital form using sampling and</text:p>
      <text:p text:style-name="P3">quantization techniques</text:p>
      <text:p text:style-name="P3">sampling { a reduction of a continuous signal to a discrete signal</text:p>
      <text:p text:style-name="P3">the samples are scanned in defined time periods (= sample rate)</text:p>
      <text:p text:style-name="P3">quantization { process of mapping/approximating the samples' signal</text:p>
      <text:p text:style-name="P3">strenghts by discrete symbols or integer value</text:p>
      <text:p text:style-name="P3"/>
      <text:p text:style-name="P3">mp3 GSM G.722</text:p>
      <text:p text:style-name="P3"/>
      <text:p text:style-name="P5">7. Co je to Traffic Engineering (TE), jeho popis, k čemu slouží a jaké základní metody používá?</text:p>
      <text:p text:style-name="P3"/>
      <text:p text:style-name="P45">Trafiic engeneering in IP networks</text:p>
      <text:p text:style-name="P46"/>
      <text:p text:style-name="P24"><text:span text:style-name="Standardní_20_písmo_20_odstavce"><text:span text:style-name="T20">Traffice engeneering – </text:span></text:span><text:span text:style-name="Standardní_20_písmo_20_odstavce"><text:span text:style-name="T21">je to v podstate o tom, aby sme na sieti objavovali cesty a linky, ktoré</text:span></text:span></text:p>
      <text:p text:style-name="P24"><text:span text:style-name="Standardní_20_písmo_20_odstavce"><text:span text:style-name="T21">môžeme využi</text:span></text:span><text:span text:style-name="Standardní_20_písmo_20_odstavce"><text:span text:style-name="T24">ť </text:span></text:span><text:span text:style-name="Standardní_20_písmo_20_odstavce"><text:span text:style-name="T21">pre alternatívne smerovanie dátového toku. Traffice engeneering môže zaisti</text:span></text:span><text:span text:style-name="Standardní_20_písmo_20_odstavce"><text:span text:style-name="T24">ť </text:span></text:span><text:span text:style-name="Standardní_20_písmo_20_odstavce"><text:span text:style-name="T21">to,</text:span></text:span> <text:span text:style-name="Standardní_20_písmo_20_odstavce"><text:span text:style-name="T21">že prioritnú prevádzku budeme smerova</text:span></text:span><text:span text:style-name="Standardní_20_písmo_20_odstavce"><text:span text:style-name="T24">ť </text:span></text:span><text:span text:style-name="Standardní_20_písmo_20_odstavce"><text:span text:style-name="T21">cez najkratšie cesty (shortest-path) a ten menej prioritný</text:span></text:span> <text:span text:style-name="Standardní_20_písmo_20_odstavce"><text:span text:style-name="T21">budeme smerova</text:span></text:span><text:span text:style-name="Standardní_20_písmo_20_odstavce"><text:span text:style-name="T24">ť </text:span></text:span><text:span text:style-name="Standardní_20_písmo_20_odstavce"><text:span text:style-name="T21">cez </text:span></text:span><text:span text:style-name="Standardní_20_písmo_20_odstavce"><text:span text:style-name="T24">ď</text:span></text:span><text:span text:style-name="Standardní_20_písmo_20_odstavce"><text:span text:style-name="T21">alšie cesty. </text:span></text:span></text:p>
      <text:p text:style-name="P24"><text:span text:style-name="Standardní_20_písmo_20_odstavce"><text:span text:style-name="T21">TE nie je záležitos</text:span></text:span><text:span text:style-name="Standardní_20_písmo_20_odstavce"><text:span text:style-name="T24">ť</text:span></text:span><text:span text:style-name="Standardní_20_písmo_20_odstavce"><text:span text:style-name="T21">ou siete, ale deje sa to mimo nej. Zo siete</text:span></text:span> <text:span text:style-name="Standardní_20_písmo_20_odstavce"><text:span text:style-name="T21">získame informácie o topológii, o aktuálnom traffiku , na základe toho informácie zanalyzujeme,</text:span></text:span> <text:span text:style-name="Standardní_20_písmo_20_odstavce"><text:span text:style-name="T21">spo</text:span></text:span><text:span text:style-name="Standardní_20_písmo_20_odstavce"><text:span text:style-name="T24">číta</text:span></text:span><text:span text:style-name="Standardní_20_písmo_20_odstavce"><text:span text:style-name="T21">me a na základe toho inštruujeme smerova</text:span></text:span><text:span text:style-name="Standardní_20_písmo_20_odstavce"><text:span text:style-name="T24">č</text:span></text:span><text:span text:style-name="Standardní_20_písmo_20_odstavce"><text:span text:style-name="T21">e o cenách liniek, také ako chceme my, aby sme tie</text:span></text:span> <text:span text:style-name="Standardní_20_písmo_20_odstavce"><text:span text:style-name="T21">short-path algoritmy prinútili využíva</text:span></text:span><text:span text:style-name="Standardní_20_písmo_20_odstavce"><text:span text:style-name="T24">ť </text:span></text:span><text:span text:style-name="Standardní_20_písmo_20_odstavce"><text:span text:style-name="T21">alternatívne cesty. </text:span></text:span><text:span text:style-name="Standardní_20_písmo_20_odstavce"><text:span text:style-name="T22">Pomocou TE môžeme meniť najkratšie</text:span></text:span> <text:span text:style-name="Standardní_20_písmo_20_odstavce"><text:span text:style-name="T22">cesty podľa toho ako my potrebujeme.</text:span></text:span></text:p>
      <text:p text:style-name="P44"/>
      <text:p text:style-name="P44"/>
      <text:p text:style-name="P44">Performed steps:</text:p>
      <text:p text:style-name="P46">1. Meranie tokov dát, zberanie dát pre odhad traffiku</text:p>
      <text:p text:style-name="P24"><text:span text:style-name="Standardní_20_písmo_20_odstavce"><text:span text:style-name="T21">2. Musíme pozna</text:span></text:span><text:span text:style-name="Standardní_20_písmo_20_odstavce"><text:span text:style-name="T24">ť </text:span></text:span><text:span text:style-name="Standardní_20_písmo_20_odstavce"><text:span text:style-name="T21">informácie o topológii</text:span></text:span></text:p>
      <text:p text:style-name="P24"><text:span text:style-name="Standardní_20_písmo_20_odstavce"><text:span text:style-name="T21">3. Zis</text:span></text:span><text:span text:style-name="Standardní_20_písmo_20_odstavce"><text:span text:style-name="T24">ť</text:span></text:span><text:span text:style-name="Standardní_20_písmo_20_odstavce"><text:span text:style-name="T21">ujeme váhy liniek, ktoré potom do siete vložíme, každý smerova</text:span></text:span><text:span text:style-name="Standardní_20_písmo_20_odstavce"><text:span text:style-name="T24">č </text:span></text:span><text:span text:style-name="Standardní_20_písmo_20_odstavce"><text:span text:style-name="T21">dostane metriky pre</text:span></text:span> <text:span text:style-name="Standardní_20_písmo_20_odstavce"><text:span text:style-name="T21">svoje výstupné linky. Ako náhle to vložíme o ostané sa postrajú protokoly OSPF/IS-IS</text:span></text:span></text:p>
      <text:p text:style-name="P24"/>
      <text:p text:style-name="P24"><text:span text:style-name="Standardní_20_písmo_20_odstavce"><text:span text:style-name="T21">Ako </text:span></text:span><text:span text:style-name="Standardní_20_písmo_20_odstavce"><text:span text:style-name="T24">č</text:span></text:span><text:span text:style-name="Standardní_20_písmo_20_odstavce"><text:span text:style-name="T21">asto by sa mal robiť update váh (weights) liniek ?</text:span></text:span></text:p>
      <text:p text:style-name="P46">• Záleží to od providera/administrátora siete</text:p>
      <text:p text:style-name="P24"><text:span text:style-name="Standardní_20_písmo_20_odstavce"><text:span text:style-name="T21">• Zvy</text:span></text:span><text:span text:style-name="Standardní_20_písmo_20_odstavce"><text:span text:style-name="T24">č</text:span></text:span><text:span text:style-name="Standardní_20_písmo_20_odstavce"><text:span text:style-name="T21">ajne raz za deň alebo týždeň</text:span></text:span></text:p>
      <text:p text:style-name="P24"/>
      <text:p text:style-name="P24"><text:span text:style-name="Standardní_20_písmo_20_odstavce"><text:span text:style-name="T20">TE – 1- Discovering Network Utilization (</text:span></text:span><text:span text:style-name="Standardní_20_písmo_20_odstavce"><text:span text:style-name="T23">Ako zistíme využitie sete ?)</text:span></text:span></text:p>
      <text:p text:style-name="P24"><text:span text:style-name="Standardní_20_písmo_20_odstavce"><text:span text:style-name="T21">Zis</text:span></text:span><text:span text:style-name="Standardní_20_písmo_20_odstavce"><text:span text:style-name="T24">ť</text:span></text:span><text:span text:style-name="Standardní_20_písmo_20_odstavce"><text:span text:style-name="T21">ovanie informácií je pomerne zložitý problém, v tom, že ako využitie siete zis</text:span></text:span><text:span text:style-name="Standardní_20_písmo_20_odstavce"><text:span text:style-name="T24">ť</text:span></text:span><text:span text:style-name="Standardní_20_písmo_20_odstavce"><text:span text:style-name="T21">ova</text:span></text:span><text:span text:style-name="Standardní_20_písmo_20_odstavce"><text:span text:style-name="T24">ť </text:span></text:span><text:span text:style-name="Standardní_20_písmo_20_odstavce"><text:span text:style-name="T21">aby to bolo</text:span></text:span></text:p>
      <text:p text:style-name="P24"><text:span text:style-name="Standardní_20_písmo_20_odstavce"><text:span text:style-name="T21">rýchle a aby sme vnútorné prvky ve</text:span></text:span><text:span text:style-name="Standardní_20_písmo_20_odstavce"><text:span text:style-name="T24">ľ</text:span></text:span><text:span text:style-name="Standardní_20_písmo_20_odstavce"><text:span text:style-name="T21">mi neza</text:span></text:span><text:span text:style-name="Standardní_20_písmo_20_odstavce"><text:span text:style-name="T24">ť</text:span></text:span><text:span text:style-name="Standardní_20_písmo_20_odstavce"><text:span text:style-name="T21">ažovali. </text:span></text:span></text:p>
      <text:p text:style-name="P24"><text:span text:style-name="Standardní_20_písmo_20_odstavce"><text:span text:style-name="T19">1. Simple Network Managment Protocol (SNMP</text:span></text:span><text:span text:style-name="Standardní_20_písmo_20_odstavce"><text:span text:style-name="T21">) – pôvodne bol ur</text:span></text:span><text:span text:style-name="Standardní_20_písmo_20_odstavce"><text:span text:style-name="T24">č</text:span></text:span><text:span text:style-name="Standardní_20_písmo_20_odstavce"><text:span text:style-name="T21">ený na správu zaradení na sieti, ale</text:span></text:span> <text:span text:style-name="Standardní_20_písmo_20_odstavce"><text:span text:style-name="T21">dá sa použi</text:span></text:span><text:span text:style-name="Standardní_20_písmo_20_odstavce"><text:span text:style-name="T24">ť </text:span></text:span><text:span text:style-name="Standardní_20_písmo_20_odstavce"><text:span text:style-name="T21">na získavanie informácií z daných zariadení. Pokiaľ to podporuje, tak nám môže poveda</text:span></text:span><text:span text:style-name="Standardní_20_písmo_20_odstavce"><text:span text:style-name="T24">ť</text:span></text:span> <text:span text:style-name="Standardní_20_písmo_20_odstavce"><text:span text:style-name="T21">o tokoch, ktoré má. (Nevýhoda je, že zistíme len ako je daný smerova</text:span></text:span><text:span text:style-name="Standardní_20_písmo_20_odstavce"><text:span text:style-name="T24">č </text:span></text:span><text:span text:style-name="Standardní_20_písmo_20_odstavce"><text:span text:style-name="T21">za</text:span></text:span><text:span text:style-name="Standardní_20_písmo_20_odstavce"><text:span text:style-name="T24">ť</text:span></text:span><text:span text:style-name="Standardní_20_písmo_20_odstavce"><text:span text:style-name="T21">ažený, ale nezistíme odkiaľ</text:span></text:span> <text:span text:style-name="Standardní_20_písmo_20_odstavce"><text:span text:style-name="T21">a kam tie dané toky idú.) </text:span></text:span></text:p>
      <text:p text:style-name="P24"><text:span text:style-name="Standardní_20_písmo_20_odstavce"><text:span text:style-name="T19">2. NetFlow</text:span></text:span><text:span text:style-name="Standardní_20_písmo_20_odstavce"><text:span text:style-name="T21"> - Technológia od cisca. Do siete sa umiest</text:span></text:span><text:span text:style-name="Standardní_20_písmo_20_odstavce"><text:span text:style-name="T24">i</text:span></text:span><text:span text:style-name="Standardní_20_písmo_20_odstavce"><text:span text:style-name="T21">a tzv. (NetFlow collectors) netFlow body, ktoré</text:span></text:span></text:p>
      <text:p text:style-name="P24"><text:soft-page-break/><text:span text:style-name="Standardní_20_písmo_20_odstavce"><text:span text:style-name="T21">zberajú informácie o tokoch. Nezberajú len informácie o tom ako sú dané linky vyťažované, ale i odkiaľ</text:span></text:span> <text:span text:style-name="Standardní_20_písmo_20_odstavce"><text:span text:style-name="T21">kam daný tok smeruje.</text:span></text:span></text:p>
      <text:list xml:id="list39372224" text:style-name="L4">
        <text:list-item>
          <text:list>
            <text:list-item>
              <text:list>
                <text:list-item>
                  <text:list>
                    <text:list-item>
                      <text:p text:style-name="P139">sFlow, ntop, etc.</text:p>
                    </text:list-item>
                  </text:list>
                </text:list-item>
              </text:list>
            </text:list-item>
          </text:list>
        </text:list-item>
      </text:list>
      <text:p text:style-name="P46"/>
      <text:p text:style-name="P24"><text:span text:style-name="Standardní_20_písmo_20_odstavce"><text:span text:style-name="T21">V priebehu d</text:span></text:span><text:span text:style-name="Standardní_20_písmo_20_odstavce"><text:span text:style-name="T24">ň</text:span></text:span><text:span text:style-name="Standardní_20_písmo_20_odstavce"><text:span text:style-name="T21">a sa vy</text:span></text:span><text:span text:style-name="Standardní_20_písmo_20_odstavce"><text:span text:style-name="T24">ť</text:span></text:span><text:span text:style-name="Standardní_20_písmo_20_odstavce"><text:span text:style-name="T21">aženie siete pomerne dos</text:span></text:span><text:span text:style-name="Standardní_20_písmo_20_odstavce"><text:span text:style-name="T24">ť </text:span></text:span><text:span text:style-name="Standardní_20_písmo_20_odstavce"><text:span text:style-name="T21">mení.</text:span></text:span></text:p>
      <text:p text:style-name="P24"/>
      <text:p text:style-name="P24"><text:span text:style-name="Standardní_20_písmo_20_odstavce"><text:span text:style-name="T20">TE – 2- Discovering Network Topology </text:span></text:span><text:span text:style-name="Standardní_20_písmo_20_odstavce"><text:span text:style-name="T23">(Ako zistíme topológiu ?)</text:span></text:span></text:p>
      <text:p text:style-name="P46">Pretože si smerovacie algoritmy topológiu predávajú, tak využijeme smerovacie algoritmy aby nám to</text:p>
      <text:p text:style-name="P24"><text:span text:style-name="Standardní_20_písmo_20_odstavce"><text:span text:style-name="T21">posielali, ešte na nejaký prvok v sieti, ktorý sa bude tvári</text:span></text:span><text:span text:style-name="Standardní_20_písmo_20_odstavce"><text:span text:style-name="T24">ť </text:span></text:span><text:span text:style-name="Standardní_20_písmo_20_odstavce"><text:span text:style-name="T21">ako smerova</text:span></text:span><text:span text:style-name="Standardní_20_písmo_20_odstavce"><text:span text:style-name="T24">č </text:span></text:span><text:span text:style-name="Standardní_20_písmo_20_odstavce"><text:span text:style-name="T21">a ostatné smerova</text:span></text:span><text:span text:style-name="Standardní_20_písmo_20_odstavce"><text:span text:style-name="T24">č</text:span></text:span><text:span text:style-name="Standardní_20_písmo_20_odstavce"><text:span text:style-name="T21">e nau</text:span></text:span><text:span text:style-name="Standardní_20_písmo_20_odstavce"><text:span text:style-name="T24">č</text:span></text:span><text:span text:style-name="Standardní_20_písmo_20_odstavce"><text:span text:style-name="T21">í</text:span></text:span></text:p>
      <text:p text:style-name="P46">topológiu danej siete.</text:p>
      <text:list xml:id="list20215003" text:style-name="L16">
        <text:list-item>
          <text:p text:style-name="P106"><text:span text:style-name="Standardní_20_písmo_20_odstavce"><text:span text:style-name="T21">Pre statické malé siete to môžeme nadefinova</text:span></text:span><text:span text:style-name="Standardní_20_písmo_20_odstavce"><text:span text:style-name="T24">ť </text:span></text:span><text:span text:style-name="Standardní_20_písmo_20_odstavce"><text:span text:style-name="T21">ru</text:span></text:span><text:span text:style-name="Standardní_20_písmo_20_odstavce"><text:span text:style-name="T24">č</text:span></text:span><text:span text:style-name="Standardní_20_písmo_20_odstavce"><text:span text:style-name="T21">ne</text:span></text:span></text:p>
        </text:list-item>
        <text:list-item>
          <text:p text:style-name="P106"><text:span text:style-name="Standardní_20_písmo_20_odstavce"><text:span text:style-name="T21">Pre veľké dynamické siete to musíme robi</text:span></text:span><text:span text:style-name="Standardní_20_písmo_20_odstavce"><text:span text:style-name="T24">ť </text:span></text:span><text:span text:style-name="Standardní_20_písmo_20_odstavce"><text:span text:style-name="T21">automatickým spôsobom.</text:span></text:span></text:p>
        </text:list-item>
      </text:list>
      <text:p text:style-name="P65"/>
      <text:p text:style-name="P44">TE – 3- Discovering Net Flow Modelin – Single commodity net flow (Práca mimo siete)</text:p>
      <text:p text:style-name="P46">Single-commodity : (na sieti je iba 1 požiadavka na prenos dátového toku)</text:p>
      <text:p text:style-name="P43"/>
      <text:p text:style-name="P3"/>
      <text:p text:style-name="P5">8. Co jsou to VANETs, jaké jsou výhody oproti obecným mobilním sítím?</text:p>
      <text:p text:style-name="P3"/>
      <text:p text:style-name="P3"/>
      <text:p text:style-name="P24"><text:span text:style-name="Standardní_20_písmo_20_odstavce"><text:span text:style-name="T5">VANET </text:span></text:span>–technológia, ktorá využíva autá ako uzly/routre na vytvorenie mobilnej siete</text:p>
      <text:list xml:id="list39367520" text:style-name="L1">
        <text:list-item>
          <text:p text:style-name="P123">V por. <text:s/>s MANETOM, kde uzly sú v náhodnej topológii, autá sú organizované (podľa cesty)</text:p>
        </text:list-item>
      </text:list>
      <text:p text:style-name="P54"/>
      <text:p text:style-name="P3"/>
      <text:p text:style-name="P5">9. Směrování pomocí CHORD v P2P sítích, popis fungování, jaké vyhledávácí protokoly pro tuto metodu znáte?</text:p>
      <text:p text:style-name="P3"/>
      <text:p text:style-name="P24"><text:span text:style-name="Standardní_20_písmo_20_odstavce"><text:span text:style-name="T5">Smerovanie v štruktúrovaných sieťach – </text:span></text:span>od uzlov sa žiada aby boli usporiadané v nejakej topológii</text:p>
      <text:list xml:id="list20283341" text:continue-list="list39353632" text:style-name="L1">
        <text:list-item>
          <text:p text:style-name="P96">Rozlišujeme:</text:p>
          <text:list>
            <text:list-item>
              <text:p text:style-name="P96">DHT - <text:span text:style-name="T16">CHORD</text:span>, CAN, Tapestry, Pastry, Crescendo</text:p>
            </text:list-item>
            <text:list-item>
              <text:p text:style-name="P96">Skip List – Skip Graph, Skipnet</text:p>
            </text:list-item>
            <text:list-item>
              <text:p text:style-name="P123">Tree based – P-Grid, P-tree, Baton</text:p>
            </text:list-item>
          </text:list>
        </text:list-item>
      </text:list>
      <text:p text:style-name="P54"/>
      <text:list xml:id="list39382095" text:style-name="L10">
        <text:list-item>
          <text:list>
            <text:list-item>
              <text:list>
                <text:list-item>
                  <text:list>
                    <text:list-item>
                      <text:list>
                        <text:list-item>
                          <text:list>
                            <text:list-item>
                              <text:list>
                                <text:list-item>
                                  <text:p text:style-name="P100"><text:span text:style-name="Standardní_20_písmo_20_odstavce"><text:span text:style-name="T5">CHORD </text:span></text:span>–najrozšírenejší, <text:s/>použitie jednosmernej zhodnej hašovacej funkcie pre mapovanie každého uzla dátového prvku pre m-bitový identifikátor v 1D priestore</text:p>
                                </text:list-item>
                              </text:list>
                            </text:list-item>
                          </text:list>
                        </text:list-item>
                      </text:list>
                    </text:list-item>
                  </text:list>
                </text:list-item>
              </text:list>
            </text:list-item>
          </text:list>
        </text:list-item>
      </text:list>
      <text:list xml:id="list20205619" text:style-name="L17">
        <text:list-item>
          <text:p text:style-name="P107">Hašovacia funkcia používa IP uzla na generáciu identifikátora</text:p>
        </text:list-item>
        <text:list-item>
          <text:p text:style-name="P107">Dátový prvok – generovanie identifikátora pre dáta</text:p>
        </text:list-item>
        <text:list-item>
          <text:p text:style-name="P107">Priestor identifikátora musí byť dosť veľký</text:p>
        </text:list-item>
        <text:list-item>
          <text:p text:style-name="P107">Algoritmus:</text:p>
          <text:list>
            <text:list-item>
              <text:p text:style-name="P107">Každý uzol potrebuje poznať len jeho bezprostredného nástupcu</text:p>
            </text:list-item>
            <text:list-item>
              <text:p text:style-name="P107">Každý uzol dostane požiadavku s otázkou:</text:p>
            </text:list-item>
            <text:list-item>
              <text:p text:style-name="P107">Najprv sa kontroluje lokálne úložisko (či sú tam dáta)</text:p>
            </text:list-item>
            <text:list-item>
              <text:p text:style-name="P107">Ak áno, výsledok sa vráti odosielateľovi dotazu</text:p>
            </text:list-item>
            <text:list-item>
              <text:p text:style-name="P107">Ak nie, dotaz sa prepošle na bezprostredného nástupcu</text:p>
            </text:list-item>
            <text:list-item>
              <text:p text:style-name="P125">Algoritmus končí, ak sa nájde výsledok alebo sa prehľadajú všetky uzly</text:p>
            </text:list-item>
          </text:list>
        </text:list-item>
      </text:list>
      <text:p text:style-name="P3"/>
      <text:p text:style-name="P10">10. Co si představujete pod pojmem multimediální data? Jak je můžeme dělit? Jaké komunikační protokoly se používají pro přenos.</text:p>
      <text:p text:style-name="P24"><text:span text:style-name="Standardní_20_písmo_20_odstavce"><text:span text:style-name="T5">Multimedia</text:span></text:span> – informácie/dáta, ktoré sú zložené z množstva rôznych typov/foriem médii, ktoré sú <text:soft-page-break/>spolu integrované. (média – text, obrázky, reč/audio, video)</text:p>
      <text:p text:style-name="P24"/>
      <text:p text:style-name="P1"><text:span text:style-name="Standardní_20_písmo_20_odstavce"><text:span text:style-name="T5">Mulitimediálne aplikácie</text:span></text:span> – výkonné technológie, ktoré umožňujú zdielanie zdrojov alebo interaktívnu spoluprácu médii (čo šetrí čas aj peniaze). </text:p>
      <text:p text:style-name="P1"/>
      <text:p text:style-name="P1">Real time</text:p>
      <text:p text:style-name="P1">discrete x continuos</text:p>
      <text:p text:style-name="P1"><text:s/>real continous – delay</text:p>
      <text:p text:style-name="P1"/>
      <text:p text:style-name="P1">RTP RTCP RTSP</text:p>
      <text:p text:style-name="P2">RTP (Real-time Transport Protocol) – postavený nad UDP protokolem</text:p>
      <text:p text:style-name="P6"><text:s/><text:span text:style-name="T36">- Nezaručuje kvalitu přenosu, pouze poskytuje prostředky pro zaručení kvality aplikacím - musí být doplněn konkrétní aplikační vrstvou. <text:s/></text:span></text:p>
      <text:p text:style-name="P6"><text:s/><text:span text:style-name="T36">- Aplikace uzivajici RTP jsou mene citlive na ztratu paketu ale typicky velmi citlive ke zpozdeni - typicky audio/video streamy.</text:span></text:p>
      <text:p text:style-name="P6"><text:s/><text:span text:style-name="T36">- Sekvenční číslování paketů, časové značky paketů, identifikace obsahu</text:span></text:p>
      <text:p text:style-name="P6"><text:s/><text:span text:style-name="T36">- Určen pro multicast, lze jej využít i v unicastovém prostředí. </text:span></text:p>
      <text:p text:style-name="P6"><text:s/><text:span text:style-name="T36">- Pouziva se spolu s RTCP (Real-time Transport Control Protocol), ktere je vlastne zpetnou vazbou pro RTP co se tyce :</text:span></text:p>
      <text:p text:style-name="P6"><text:s text:c="2"/><text:span text:style-name="T36">- rizeni QoS, identifikace zdroje, odhad počtu účastníků relace, řízení relací.</text:span></text:p>
      <text:p text:style-name="P6"><text:s/><text:span text:style-name="T36">- Relace jsou definovány :</text:span></text:p>
      <text:p text:style-name="P6"><text:s text:c="2"/><text:span text:style-name="T36">- RTP číslem portu (sudé číslo)</text:span></text:p>
      <text:p text:style-name="P6"><text:s text:c="2"/><text:span text:style-name="T36">- RTCP číslo portu (liché, o 1 větší než RTP)</text:span></text:p>
      <text:p text:style-name="P6"><text:s text:c="2"/><text:span text:style-name="T36">- IP adresy účastníků.</text:span></text:p>
      <text:p text:style-name="P6"><text:s/><text:span text:style-name="T36">- Relace není součástí RTP/RTCP, tu stanovuje aplikace.</text:span></text:p>
      <text:p text:style-name="P6"><text:s/></text:p>
      <text:p text:style-name="P3">-&gt; Jedna se o __out-of-band__ rizeni, protoze ridici protokol pro RTP - RTCP, bezi zvlast, na jinem portu.</text:p>
      <text:p text:style-name="P7"/>
      <text:p text:style-name="P3">-&gt; Pokud data nelze doručit přímo, využívá se tzv. Prostředníků:</text:p>
      <text:p text:style-name="P6"><text:s/><text:span text:style-name="T36">- přenašeče (translators) – mohou měnit formát dat, mohou použít jiné</text:span></text:p>
      <text:p text:style-name="P3">protokoly nižších úrovní, určeny pouze pro jeden zdroj dat</text:p>
      <text:p text:style-name="P6"><text:s/><text:span text:style-name="T36">- spojovače (mixers) – přijímají větší počet vstupních proudů, mohou</text:span></text:p>
      <text:p text:style-name="P3">je mixovat a vytvářet jeden a více proudů výstupních, přidává vlastní</text:p>
      <text:p text:style-name="P11">časové známky.</text:p>
      <text:p text:style-name="Text_20_body"><text:line-break/></text:p>
      <text:p text:style-name="P1"/>
      <text:p text:style-name="P4">1) Co je IP multicast, jaký L4 protokol využívá, zákl. přístupy vytváření multicastových skupin (včetně příkladů protokolů).</text:p>
      <text:p text:style-name="P2"/>
      <text:p text:style-name="P23"><text:span text:style-name="Standardní_20_písmo_20_odstavce"><text:span text:style-name="T6">IP MultiCast – </text:span></text:span><text:span text:style-name="apple-style-span"><text:span text:style-name="T26">metóda preposielania</text:span></text:span><text:span text:style-name="apple-converted-space"><text:span text:style-name="T26"> </text:span></text:span><text:span text:style-name="apple-style-span"><text:span text:style-name="T26">IP datagramov</text:span></text:span><text:span text:style-name="apple-converted-space"><text:span text:style-name="T26"> </text:span></text:span><text:span text:style-name="apple-style-span"><text:span text:style-name="T26">z jedného zdroja skupine viacerých koncových staníc. Namiesto odosielania jednotlivých datagramov ku každému cieľu je odoslaný jediný datagram.</text:span></text:span></text:p>
      <text:p text:style-name="P23"><text:span text:style-name="apple-style-span"><text:span text:style-name="T26">Metóda funguje na princípe posielania informácií (s IP adresou zdroja a adresou cieľovej skupiny) zo zdrojového uzlu cez spojenie k sietí (väčšinou routery) iba jedným dátovým tokom a ak je informácia v lokálnej sieti vyžadovaná, tak sa informácia do nej replikuje. Cieľom zavedenia multicastu je teda zmenšenie záťaže vysielajúceho uzlu a prenosovej siete.</text:span></text:span></text:p>
      <text:p text:style-name="P14"/>
      <text:p text:style-name="P14"><text:span text:style-name="apple-style-span"><text:span text:style-name="T26">Dva prístupy k IP Multicast smerovaniu:</text:span></text:span></text:p>
      <table:table table:name="Tabulka4" table:style-name="Tabulka4">
        <table:table-column table:style-name="Tabulka4.A" table:number-columns-repeated="2"/>
        <table:table-row>
          <table:table-cell table:style-name="Tabulka4.A1" office:value-type="string">
            <text:p text:style-name="P25"><text:span text:style-name="Standardní_20_písmo_20_odstavce"><text:span text:style-name="T6">Source Based Tree</text:span></text:span></text:p>
          </table:table-cell>
          <table:table-cell table:style-name="Tabulka4.A1" office:value-type="string">
            <text:p text:style-name="P25"><text:span text:style-name="Standardní_20_písmo_20_odstavce"><text:span text:style-name="T6">Core Based Tree</text:span></text:span></text:p>
          </table:table-cell>
        </table:table-row>
        <table:table-row>
          <table:table-cell table:style-name="Tabulka4.A1" office:value-type="string">
            <text:p text:style-name="P49">Zhora nadol aktivita</text:p>
          </table:table-cell>
          <table:table-cell table:style-name="Tabulka4.A1" office:value-type="string">
            <text:p text:style-name="P49">Zdola nahor aktivita (od príjemcu)</text:p>
          </table:table-cell>
        </table:table-row>
        <table:table-row>
          <table:table-cell table:style-name="Tabulka4.A1" office:value-type="string">
            <text:p text:style-name="P49">Periodický broadcast</text:p>
          </table:table-cell>
          <table:table-cell table:style-name="Tabulka4.A1" office:value-type="string">
            <text:p text:style-name="P49">Znižuje broadcast – lepšie škáluje</text:p>
          </table:table-cell>
        </table:table-row>
        <table:table-row>
          <table:table-cell table:style-name="Tabulka4.A1" office:value-type="string">
            <text:p text:style-name="P49">Odstraňovanie podstromov bez klientov</text:p>
          </table:table-cell>
          <table:table-cell table:style-name="Tabulka4.A1" office:value-type="string">
            <text:p text:style-name="P49">Stanovené jadro – zabezpečené pomocou meeting points MP</text:p>
          </table:table-cell>
        </table:table-row>
        <text:soft-page-break/>
        <table:table-row>
          <table:table-cell table:style-name="Tabulka4.A1" office:value-type="string">
            <text:p text:style-name="P49">Wideness obmedzenia -TTL</text:p>
          </table:table-cell>
          <table:table-cell table:style-name="Tabulka4.A1" office:value-type="string">
            <text:p text:style-name="P49">Klient kontaktuje MP</text:p>
          </table:table-cell>
        </table:table-row>
        <table:table-row>
          <table:table-cell table:style-name="Tabulka4.A1" office:value-type="string">
            <text:p text:style-name="P49">Nevýhody: <text:s/>režijný náklady, záplava broadcastom</text:p>
          </table:table-cell>
          <table:table-cell table:style-name="Tabulka4.A1" office:value-type="string">
            <text:p text:style-name="P49">Nevýhody: závislosť na dostupnosti jadra</text:p>
          </table:table-cell>
        </table:table-row>
        <table:table-row>
          <table:table-cell table:style-name="Tabulka4.A1" office:value-type="string">
            <text:p text:style-name="P49">Protokoly: DVMRP(RIP), MOSPF(OSPF), PIM-DM</text:p>
          </table:table-cell>
          <table:table-cell table:style-name="Tabulka4.A1" office:value-type="string">
            <text:p text:style-name="P49">Protokoly: CBT, PIM-SM</text:p>
          </table:table-cell>
        </table:table-row>
      </table:table>
      <text:p text:style-name="P17"/>
      <text:p text:style-name="P2"/>
      <text:p text:style-name="P5">2) Neighbour discovery v Ipv6.</text:p>
      <text:p text:style-name="P23"><text:span text:style-name="Standardní_20_písmo_20_odstavce"><text:span text:style-name="T6">Neighbour Discavery Protocol – NDP </text:span></text:span><text:span text:style-name="Standardní_20_písmo_20_odstavce"><text:span text:style-name="T1">– súčasť ICMPv6</text:span></text:span></text:p>
      <text:list xml:id="list20280237" text:continue-list="list20255626" text:style-name="L1">
        <text:list-item>
          <text:p text:style-name="P83">Porovnateľné s ARP v IPv4, ale boli pridané nové súčasti</text:p>
        </text:list-item>
        <text:list-item>
          <text:p text:style-name="P83">IPv6 uzly využívajú NDP na:</text:p>
          <text:list>
            <text:list-item>
              <text:p text:style-name="P84">Autokonfiguráciu IPv6 adries</text:p>
            </text:list-item>
            <text:list-item>
              <text:p text:style-name="P84">Určenie prefixu siete, routerov a iných konfiguračných informácii</text:p>
            </text:list-item>
            <text:list-item>
              <text:p text:style-name="P84">Detekciu duplicitných IP adries (DAD)</text:p>
            </text:list-item>
            <text:list-item>
              <text:p text:style-name="P84">Hľadanie susedov, ktorým môže posielať pakety</text:p>
            </text:list-item>
            <text:list-item>
              <text:p text:style-name="P84">Na sledovanie dostupnosti susedov (NUD)</text:p>
            </text:list-item>
            <text:list-item>
              <text:p text:style-name="P84">Detekciu zmien adresy linkovej vrstvy</text:p>
            </text:list-item>
          </text:list>
        </text:list-item>
        <text:list-item>
          <text:p text:style-name="P83">Pozostáva z 5 ICMP správ:</text:p>
          <text:list>
            <text:list-item>
              <text:p text:style-name="P84">Router solicitation (RS) – host posiela RS správu ako žiadosť routeru o adresný prefix a ostané konfiguračné informácie. </text:p>
            </text:list-item>
            <text:list-item>
              <text:p text:style-name="P84">Router advertisement (RA) – odpovedá na RS správu, router pravidelne posiela RA správy obsahujúce informácie ako je adresný prefix a „flag bits“</text:p>
            </text:list-item>
            <text:list-item>
              <text:p text:style-name="P84">Neighbour solicitation (NS) - Využíva sa na získanie L2 adresy suseda, na overenie či je sused dostupný, na vykonávanie detekcie duplicitných adries. </text:p>
            </text:list-item>
            <text:list-item>
              <text:p text:style-name="P84">Neighbour advertisement (NA) – odpovedá na NS správu, ak sa L2 adresa zmení miestny uzol iniciuje NA správu, aby informoval susedné uzly o zmene. </text:p>
            </text:list-item>
            <text:list-item>
              <text:p text:style-name="P84">ICMP redirect </text:p>
            </text:list-item>
          </text:list>
        </text:list-item>
        <text:list-item>
          <text:p text:style-name="P83">Riešenie L2 adries:</text:p>
          <text:list>
            <text:list-item>
              <text:p text:style-name="P84">Podobné ako ARP v IPv4</text:p>
            </text:list-item>
            <text:list-item>
              <text:p text:style-name="P84">Založené na NS a NA správach</text:p>
            </text:list-item>
            <text:list-item>
              <text:p text:style-name="P84">Je definovaný spoločný mulicast prefix (FF02:0:0:0:0:1:FF00::/104)</text:p>
            </text:list-item>
            <text:list-item>
              <text:p text:style-name="P84">Uzol hľadajúci L2 adresy berie posledných 24 bitov IP adresy a spojí to s prefixom</text:p>
            </text:list-item>
            <text:list-item>
              <text:p text:style-name="P84">Adresa cieľa je mulitacastová adresa,</text:p>
            </text:list-item>
            <text:list-item>
              <text:p text:style-name="P84">24 bitov zaisťuje, že mulicastová skupina bude obsahovať iba zopár uzlov (1 alebo 0)</text:p>
            </text:list-item>
          </text:list>
        </text:list-item>
        <text:list-item>
          <text:p text:style-name="P83">NS správa je posielaná ako multicastová adresa</text:p>
          <text:list>
            <text:list-item>
              <text:p text:style-name="P84">Správa obsahuje IPv6 adresu a L2 adresu posielajúceho uzla</text:p>
            </text:list-item>
            <text:list-item>
              <text:p text:style-name="P84">Sused má počúvať takého správy v jeho multicastovej skupine</text:p>
            </text:list-item>
          </text:list>
        </text:list-item>
        <text:list-item>
          <text:p text:style-name="P83">Akonáhle uzol patriaci do multicastovej skupiny dostane NS správu odpovedá NA správou</text:p>
          <text:list>
            <text:list-item>
              <text:p text:style-name="P84">Odpoveď obsahuje:</text:p>
              <text:list>
                <text:list-item>
                  <text:p text:style-name="P85">Všetky IPv6 <text:s/>a L2 adresy, ktoré uzol má</text:p>
                </text:list-item>
                <text:list-item>
                  <text:p text:style-name="P85">Atributy – R (router) – odosielateľ je router</text:p>
                </text:list-item>
              </text:list>
            </text:list-item>
          </text:list>
        </text:list-item>
      </text:list>
      <text:p text:style-name="P73">-S (solicited) – hovorí, či NA bola vyžiadaná alebo nie</text:p>
      <text:p text:style-name="P73">- O (Override) – hovorí, či nové informácie by mali mať prednosť pred starými uloženými v uzle. </text:p>
      <text:list xml:id="list20264497" text:continue-numbering="true" text:style-name="L1">
        <text:list-item>
          <text:p text:style-name="P83">nevyžiadaná NA - <text:s/>využíva sa v situáciách, keď uzol vie, že jeho L2 sa zmenila, tieto správy sú posielané na mulicastovú adresu, ktorá obsahuje všetky uzly. </text:p>
        </text:list-item>
      </text:list>
      <text:p text:style-name="P66"/>
      <text:p text:style-name="P23"><text:soft-page-break/><text:span text:style-name="Standardní_20_písmo_20_odstavce"><text:span text:style-name="T6">Duplicate addres detection – DAD – </text:span></text:span><text:span text:style-name="Standardní_20_písmo_20_odstavce"><text:span text:style-name="T1">využíva sa počas autokonfigurácie</text:span></text:span></text:p>
      <text:list xml:id="list20253819" text:continue-numbering="true" text:style-name="L1">
        <text:list-item>
          <text:p text:style-name="P83">host vyšle NS správu s jeho vlastnou adresou ako cieľovou adresou</text:p>
        </text:list-item>
        <text:list-item>
          <text:p text:style-name="P83">cieľová adresa v IPv6 hlavičke je nastavená na mulicast adresu osloveného uzla</text:p>
        </text:list-item>
        <text:list-item>
          <text:p text:style-name="P83">zdrojová adresa je nastavená ako nešpecifikovaná adresa (:: - všetko nuly)</text:p>
        </text:list-item>
        <text:list-item>
          <text:p text:style-name="P83">ak je v spojení ešte iný uzol, je používa rovnaká adresa ako je hostova adresa a odpovedá NA správou</text:p>
        </text:list-item>
      </text:list>
      <text:p text:style-name="P66"/>
      <text:p text:style-name="P23"><text:span text:style-name="Standardní_20_písmo_20_odstavce"><text:span text:style-name="T6">Neighbor Unreachability Detection – NUD – </text:span></text:span><text:span text:style-name="Standardní_20_písmo_20_odstavce"><text:span text:style-name="T1">detekcia nedostupnosti suseda</text:span></text:span></text:p>
      <text:list xml:id="list20252575" text:continue-numbering="true" text:style-name="L1">
        <text:list-item>
          <text:p text:style-name="P83">uzly pravidelne kontrolujú dostupnosť svojich susedov</text:p>
        </text:list-item>
        <text:list-item>
          <text:p text:style-name="P83">možné dosiahnuť dvoja spôsobmi:</text:p>
          <text:list>
            <text:list-item>
              <text:p text:style-name="P84">protokoly vyššej úrovne (TCP) informuje IPv6, že komunikácia prebieha, preto je host nažive</text:p>
            </text:list-item>
            <text:list-item>
              <text:p text:style-name="P84">v opačnom prípade to musí urobiť IPv6 sám</text:p>
            </text:list-item>
          </text:list>
        </text:list-item>
      </text:list>
      <text:p text:style-name="P72"/>
      <text:list xml:id="list20272604" text:continue-numbering="true" text:style-name="L1">
        <text:list-item>
          <text:p text:style-name="P96"><text:span text:style-name="Standardní_20_písmo_20_odstavce"><text:span text:style-name="T14">Co sa týka databázy, tá musí byt veľmi jednoduchá, ľahko spracovateľná. U susedných uzloch sa hlavne rieši adresa a stav. Čo sa týka stavu tak môže byt:</text:span></text:span></text:p>
        </text:list-item>
        <text:list-item>
          <text:p text:style-name="P96"><text:span text:style-name="Standardní_20_písmo_20_odstavce"><text:span text:style-name="T14"><text:s/></text:span></text:span><text:span text:style-name="Standardní_20_písmo_20_odstavce"><text:span text:style-name="T9">incomplete </text:span></text:span><text:span text:style-name="Standardní_20_písmo_20_odstavce"><text:span text:style-name="T14">– adresa, resp. uzol je nekompletný. tz, že práve prebieha ten proces požiadavky na mac adresu</text:span></text:span></text:p>
        </text:list-item>
        <text:list-item>
          <text:p text:style-name="P96"><text:span text:style-name="Standardní_20_písmo_20_odstavce"><text:span text:style-name="T9">reachable – </text:span></text:span><text:span text:style-name="Standardní_20_písmo_20_odstavce"><text:span text:style-name="T14">(dostupný) – všetko je v poriadku, mame mac adresu , IP adresu a je informácia čerstvá. </text:span></text:span><text:span text:style-name="Standardní_20_písmo_20_odstavce"><text:span text:style-name="T15">Reachable Time </text:span></text:span><text:span text:style-name="Standardní_20_písmo_20_odstavce"><text:span text:style-name="T14">keď tento čas vyprší musí nasledovať ďalší dotaz, alebo je ten uzol presunutý do stavu „informácie ja zastaralá“</text:span></text:span></text:p>
        </text:list-item>
        <text:list-item>
          <text:p text:style-name="P96"><text:span text:style-name="Standardní_20_písmo_20_odstavce"><text:span text:style-name="T9">stale – </text:span></text:span><text:span text:style-name="Standardní_20_písmo_20_odstavce"><text:span text:style-name="T14">Informácie je zastaraná – ReachableTime ms have elapsed</text:span></text:span></text:p>
        </text:list-item>
        <text:list-item>
          <text:p text:style-name="P96"><text:span text:style-name="Standardní_20_písmo_20_odstavce"><text:span text:style-name="T9">delay – </text:span></text:span><text:span text:style-name="Standardní_20_písmo_20_odstavce"><text:span text:style-name="T14">situácia, kde časť údajov je známa a o časť sa žiada</text:span></text:span></text:p>
        </text:list-item>
        <text:list-item>
          <text:p text:style-name="P123"><text:span text:style-name="Standardní_20_písmo_20_odstavce"><text:span text:style-name="T9">probe – </text:span></text:span><text:span text:style-name="Standardní_20_písmo_20_odstavce"><text:span text:style-name="T14">situácia testovaná, uzol môže byt aj vo stave odložené</text:span></text:span></text:p>
        </text:list-item>
      </text:list>
      <text:p text:style-name="P3"/>
      <text:p text:style-name="P3"/>
      <text:p text:style-name="P3"/>
      <text:p text:style-name="P5">3) Principy přechodu z IPv4 na Ipv6.</text:p>
      <text:p text:style-name="P5"/>
      <text:p text:style-name="P24"><text:span text:style-name="Standardní_20_písmo_20_odstavce"><text:span text:style-name="T7">IPv6 Transition</text:span></text:span></text:p>
      <text:p text:style-name="P51"/>
      <text:p text:style-name="P24"><text:span text:style-name="Standardní_20_písmo_20_odstavce"><text:span text:style-name="T1">Aplikácie, ktoré používajú IPv4 musia by</text:span></text:span><text:span text:style-name="Standardní_20_písmo_20_odstavce"><text:span text:style-name="T14">t </text:span></text:span><text:span text:style-name="Standardní_20_písmo_20_odstavce"><text:span text:style-name="T1">prekonvertovane do IPv6</text:span></text:span></text:p>
      <text:p text:style-name="P24"><text:span text:style-name="Standardní_20_písmo_20_odstavce"><text:span text:style-name="T1">Táto konverzia môže by</text:span></text:span><text:span text:style-name="Standardní_20_písmo_20_odstavce"><text:span text:style-name="T14">t </text:span></text:span><text:span text:style-name="Standardní_20_písmo_20_odstavce"><text:span text:style-name="T1">vo</text:span></text:span><text:span text:style-name="Standardní_20_písmo_20_odstavce"><text:span text:style-name="T14">l</text:span></text:span><text:span text:style-name="Standardní_20_písmo_20_odstavce"><text:span text:style-name="T1">mi jednoduchá (jednoduché programy) ale tiež vo</text:span></text:span><text:span text:style-name="Standardní_20_písmo_20_odstavce"><text:span text:style-name="T14">l</text:span></text:span><text:span text:style-name="Standardní_20_písmo_20_odstavce"><text:span text:style-name="T1">mi náro</text:span></text:span><text:span text:style-name="Standardní_20_písmo_20_odstavce"><text:span text:style-name="T14">č</text:span></text:span><text:span text:style-name="Standardní_20_písmo_20_odstavce"><text:span text:style-name="T1">ná.</text:span></text:span></text:p>
      <text:p text:style-name="P24"><text:span text:style-name="Standardní_20_písmo_20_odstavce"><text:span text:style-name="T1">Programátori si musia zobra</text:span></text:span><text:span text:style-name="Standardní_20_písmo_20_odstavce"><text:span text:style-name="T14">ť </text:span></text:span><text:span text:style-name="Standardní_20_písmo_20_odstavce"><text:span text:style-name="T1">do úvahy, </text:span></text:span><text:span text:style-name="Standardní_20_písmo_20_odstavce"><text:span text:style-name="T14">č</text:span></text:span><text:span text:style-name="Standardní_20_písmo_20_odstavce"><text:span text:style-name="T1">i aplikácia bude len IPv6, </text:span></text:span><text:span text:style-name="Standardní_20_písmo_20_odstavce"><text:span text:style-name="T14">č</text:span></text:span><text:span text:style-name="Standardní_20_písmo_20_odstavce"><text:span text:style-name="T1">i aj IPv4 a IPv6, nezávislá...</text:span></text:span></text:p>
      <text:p text:style-name="P51"/>
      <text:p text:style-name="P44">Problémy pri portovaní do IPv6</text:p>
      <text:list xml:id="list39368855" text:style-name="L1">
        <text:list-item>
          <text:p text:style-name="P96"><text:span text:style-name="Standardní_20_písmo_20_odstavce"><text:span text:style-name="T28">Address parsing (Parsovanie adresy) </text:span></text:span></text:p>
          <text:list>
            <text:list-item>
              <text:p text:style-name="P96"><text:span text:style-name="Standardní_20_písmo_20_odstavce"><text:span text:style-name="T21">IPv4 decimálne hodnoty oddelene bodkou (triviálne parsovanie)</text:span></text:span></text:p>
            </text:list-item>
            <text:list-item>
              <text:p text:style-name="P136">IPv6 hex-colon addreses, (problém so skracovaním adries)</text:p>
            </text:list-item>
          </text:list>
        </text:list-item>
        <text:list-item>
          <text:p text:style-name="P96"><text:span text:style-name="Standardní_20_písmo_20_odstavce"><text:span text:style-name="T28">Address memory space</text:span></text:span></text:p>
          <text:list>
            <text:list-item>
              <text:p text:style-name="P96"><text:span text:style-name="Standardní_20_písmo_20_odstavce"><text:span text:style-name="T21">IPv4 bola </text:span></text:span><text:span text:style-name="Standardní_20_písmo_20_odstavce"><text:span text:style-name="T24">č</text:span></text:span><text:span text:style-name="Standardní_20_písmo_20_odstavce"><text:span text:style-name="T21">asto vkladaná do 32b integeru, ktorý sa je (native data type, </text:span></text:span><text:span text:style-name="Standardní_20_písmo_20_odstavce"><text:span text:style-name="T21">jednoduché operácie(and, or) )</text:span></text:span></text:p>
            </text:list-item>
            <text:list-item>
              <text:p text:style-name="P96"><text:span text:style-name="Standardní_20_písmo_20_odstavce"><text:span text:style-name="T21">IPv6 – 128 bit. (málo architektúr ma 128b int), </text:span></text:span><text:span text:style-name="Standardní_20_písmo_20_odstavce"><text:span text:style-name="T24">ť</text:span></text:span><text:span text:style-name="Standardní_20_písmo_20_odstavce"><text:span text:style-name="T21">ažko sa dokáže nacpa</text:span></text:span><text:span text:style-name="Standardní_20_písmo_20_odstavce"><text:span text:style-name="T24">t </text:span></text:span><text:span text:style-name="Standardní_20_písmo_20_odstavce"><text:span text:style-name="T21">IPv6 add do integeru.</text:span></text:span></text:p>
            </text:list-item>
            <text:list-item>
              <text:p text:style-name="P136">URL a textová reprezentácia IP address – (problém je v kolkonkách hexadecimálého tvaru), preto sa zaviedla notácia : http://[fe80::219:d1ff:fe06:e908]:8080/</text:p>
            </text:list-item>
          </text:list>
        </text:list-item>
        <text:list-item>
          <text:p text:style-name="P96"><text:span text:style-name="Standardní_20_písmo_20_odstavce"><text:span text:style-name="T28">Multiple addresses</text:span></text:span></text:p>
          <text:list>
            <text:list-item>
              <text:p text:style-name="P136">V IPv4 svete má každý sieťový interface 1 adresu</text:p>
            </text:list-item>
            <text:list-item>
              <text:p text:style-name="P96"><text:span text:style-name="Standardní_20_písmo_20_odstavce"><text:span text:style-name="T21">V IPv6 je štandardné, že jeden sieťový interface ma viacero IP adries.</text:span></text:span></text:p>
            </text:list-item>
          </text:list>
        </text:list-item>
      </text:list>
      <text:p text:style-name="P46"/>
      <text:p text:style-name="P24"><text:span text:style-name="Standardní_20_písmo_20_odstavce"><text:span text:style-name="T21">Aby sme si mohli pracova</text:span></text:span><text:span text:style-name="Standardní_20_písmo_20_odstavce"><text:span text:style-name="T24">ť </text:span></text:span><text:span text:style-name="Standardní_20_písmo_20_odstavce"><text:span text:style-name="T21">s DNS dotazy a aby sme si mohli IP adresu uloži</text:span></text:span><text:span text:style-name="Standardní_20_písmo_20_odstavce"><text:span text:style-name="T24">ť </text:span></text:span><text:span text:style-name="Standardní_20_písmo_20_odstavce"><text:span text:style-name="T21">a ideálne aby sme si </text:span></text:span><text:soft-page-break/><text:span text:style-name="Standardní_20_písmo_20_odstavce"><text:span text:style-name="T21">ju</text:span></text:span></text:p>
      <text:p text:style-name="P24"><text:span text:style-name="Standardní_20_písmo_20_odstavce"><text:span text:style-name="T21">mohli uloži</text:span></text:span><text:span text:style-name="Standardní_20_písmo_20_odstavce"><text:span text:style-name="T24">ť </text:span></text:span><text:span text:style-name="Standardní_20_písmo_20_odstavce"><text:span text:style-name="T21">v protokolovo-nezávisom formáte, (nezáleží či to je IPv4 alebo IPv6), tak na to potrebujeme nejaké </text:span></text:span><text:span text:style-name="Standardní_20_písmo_20_odstavce"><text:span text:style-name="T20">štruktúry</text:span></text:span><text:span text:style-name="Standardní_20_písmo_20_odstavce"><text:span text:style-name="T21">:</text:span></text:span></text:p>
      <text:p text:style-name="P46"/>
      <text:p text:style-name="P24"><text:span text:style-name="Standardní_20_písmo_20_odstavce"><text:span text:style-name="T21">• </text:span></text:span><text:span text:style-name="Standardní_20_písmo_20_odstavce"><text:span text:style-name="T29">Struct sockaddr_in</text:span></text:span><text:span text:style-name="Standardní_20_písmo_20_odstavce"><text:span text:style-name="T21"> - bola základná štruktúra pre IPv4 (nebol pripravený na to, že by niekedy mohol mať</text:span></text:span><text:span text:style-name="Standardní_20_písmo_20_odstavce"><text:span text:style-name="T24"> </text:span></text:span><text:span text:style-name="Standardní_20_písmo_20_odstavce"><text:span text:style-name="T21">dlhšiu IP adresu), preto bola navrhnutá nová:</text:span></text:span></text:p>
      <text:p text:style-name="P24"><text:span text:style-name="Standardní_20_písmo_20_odstavce"><text:span text:style-name="T21">• </text:span></text:span><text:span text:style-name="Standardní_20_písmo_20_odstavce"><text:span text:style-name="T29">struct sockaddr_in6</text:span></text:span><text:span text:style-name="Standardní_20_písmo_20_odstavce"><text:span text:style-name="T21"> – umožňuje uklada</text:span></text:span><text:span text:style-name="Standardní_20_písmo_20_odstavce"><text:span text:style-name="T24">ť </text:span></text:span><text:span text:style-name="Standardní_20_písmo_20_odstavce"><text:span text:style-name="T21">IPv6 adresu, ale tato sa tiež neodporúča používa</text:span></text:span><text:span text:style-name="Standardní_20_písmo_20_odstavce"><text:span text:style-name="T24">ť </text:span></text:span><text:span text:style-name="Standardní_20_písmo_20_odstavce"><text:span text:style-name="T21">v programoch (môže uchováva</text:span></text:span><text:span text:style-name="Standardní_20_písmo_20_odstavce"><text:span text:style-name="T24">ť </text:span></text:span><text:span text:style-name="Standardní_20_písmo_20_odstavce"><text:span text:style-name="T21">IPv6 adresu, ale nie IPv4)</text:span></text:span></text:p>
      <text:p text:style-name="P24"><text:span text:style-name="Standardní_20_písmo_20_odstavce"><text:span text:style-name="T21">• </text:span></text:span><text:span text:style-name="Standardní_20_písmo_20_odstavce"><text:span text:style-name="T29">struct sockaddr_storage</text:span></text:span><text:span text:style-name="Standardní_20_písmo_20_odstavce"><text:span text:style-name="T21"> – môže v sebe obsahova</text:span></text:span><text:span text:style-name="Standardní_20_písmo_20_odstavce"><text:span text:style-name="T24">ť </text:span></text:span><text:span text:style-name="Standardní_20_písmo_20_odstavce"><text:span text:style-name="T21">aj IPv4 ah IPv6, odporú</text:span></text:span><text:span text:style-name="Standardní_20_písmo_20_odstavce"><text:span text:style-name="T24">č</text:span></text:span><text:span text:style-name="Standardní_20_písmo_20_odstavce"><text:span text:style-name="T21">a sa používa</text:span></text:span><text:span text:style-name="Standardní_20_písmo_20_odstavce"><text:span text:style-name="T24">ť</text:span></text:span></text:p>
      <text:p text:style-name="P24"><text:span text:style-name="Standardní_20_písmo_20_odstavce"><text:span text:style-name="T21">• </text:span></text:span><text:span text:style-name="Standardní_20_písmo_20_odstavce"><text:span text:style-name="T29">struct addrinfo</text:span></text:span><text:span text:style-name="Standardní_20_písmo_20_odstavce"><text:span text:style-name="T21"> – nová štruktúra, nahradzuje hustent štruktúru (vracia IP adresy, ktoré prislušia doménovému menu</text:span></text:span></text:p>
      <text:p text:style-name="P46"/>
      <text:p text:style-name="P45">Funkcie</text:p>
      <text:p text:style-name="P24"><text:span text:style-name="Standardní_20_písmo_20_odstavce"><text:span text:style-name="T21">• </text:span></text:span><text:span text:style-name="Standardní_20_písmo_20_odstavce"><text:span text:style-name="T29">getaddrinfo</text:span></text:span><text:span text:style-name="Standardní_20_písmo_20_odstavce"><text:span text:style-name="T21"> – nahradzuje gethostbyname (dame meno, ona vracia IP adresu)</text:span></text:span></text:p>
      <text:p text:style-name="P24"><text:span text:style-name="Standardní_20_písmo_20_odstavce"><text:span text:style-name="T21">• </text:span></text:span><text:span text:style-name="Standardní_20_písmo_20_odstavce"><text:span text:style-name="T29">getnameinfo</text:span></text:span><text:span text:style-name="Standardní_20_písmo_20_odstavce"><text:span text:style-name="T21"> – nahradzuje gethostbyaddr, inet_addr result je domenové meno daného uz</text:span></text:span><text:span text:style-name="Standardní_20_písmo_20_odstavce"><text:span text:style-name="T24">l</text:span></text:span><text:span text:style-name="Standardní_20_písmo_20_odstavce"><text:span text:style-name="T21">a</text:span></text:span></text:p>
      <text:p text:style-name="P39"/>
      <text:p text:style-name="P5"/>
      <text:p text:style-name="P5">4) RIP vs OSPF - shody, rozdíly.</text:p>
      <text:p text:style-name="P5"/>
      <text:list xml:id="list20209869" text:style-name="L18">
        <text:list-item>
          <text:list>
            <text:list-item>
              <text:list>
                <text:list-item>
                  <text:list>
                    <text:list-item>
                      <text:p text:style-name="P116"><text:span text:style-name="Standardní_20_písmo_20_odstavce"><text:span text:style-name="T6">Distance Vector – Bellman-Ford algorithm – „všetky informácie o sieti iba svojim susedom“</text:span></text:span></text:p>
                    </text:list-item>
                  </text:list>
                </text:list-item>
              </text:list>
            </text:list-item>
          </text:list>
        </text:list-item>
      </text:list>
      <text:list xml:id="list20228649" text:style-name="L19">
        <text:list-item>
          <text:p text:style-name="P115"><text:span text:style-name="Standardní_20_písmo_20_odstavce"><text:span text:style-name="T1">Susedné routery si periodicky (alebo ak sa sieť zmení) vymieňajú kompletné kópie ich smerovacích tabuliek. </text:span></text:span></text:p>
        </text:list-item>
        <text:list-item>
          <text:p text:style-name="P115"><text:span text:style-name="Standardní_20_písmo_20_odstavce"><text:span text:style-name="T1">Na základe obsahuj prijatých zmien router aktualizuje svoje informácie a zvýši distance vector číslo. </text:span></text:span></text:p>
        </text:list-item>
      </text:list>
      <text:list xml:id="list20266781" text:continue-list="list20209869" text:style-name="L18">
        <text:list-item>
          <text:list>
            <text:list-item>
              <text:list>
                <text:list-item>
                  <text:list>
                    <text:list-item>
                      <text:p text:style-name="P116"><text:span text:style-name="Standardní_20_písmo_20_odstavce"><text:span text:style-name="T6">Link state – Dijkstra algorithm – „informácie o svojich susedoch všetkým“</text:span></text:span></text:p>
                    </text:list-item>
                  </text:list>
                </text:list-item>
              </text:list>
            </text:list-item>
          </text:list>
        </text:list-item>
      </text:list>
      <text:list xml:id="list20254376" text:continue-list="list20228649" text:style-name="L19">
        <text:list-item>
          <text:p text:style-name="P117"><text:span text:style-name="Standardní_20_písmo_20_odstavce"><text:span text:style-name="T1">Routre pravidelne posielajú informácie o stave liniek, ktoré sú priamo prepojené</text:span></text:span></text:p>
        </text:list-item>
        <text:list-item>
          <text:p text:style-name="P133"><text:span text:style-name="Standardní_20_písmo_20_odstavce"><text:span text:style-name="T33">Uchovávajú kompletné informácie o topológii siete, každý router pozná všetky ostatné smerovače v sieti</text:span></text:span></text:p>
        </text:list-item>
      </text:list>
      <text:p text:style-name="P55"><text:span text:style-name="Standardní_20_písmo_20_odstavce"><text:span text:style-name="T1"/></text:span></text:p>
      <text:p text:style-name="P55"><text:span text:style-name="Standardní_20_písmo_20_odstavce"><text:span text:style-name="T1"/></text:span></text:p>
      <text:p text:style-name="P55"><text:span text:style-name="Standardní_20_písmo_20_odstavce"><text:span text:style-name="T1"/></text:span></text:p>
      <text:p text:style-name="P5"/>
      <text:p text:style-name="P5">5) Funkce TCP, fáze přenosu, podrobněji rozepsat Tahoe/Reno (shody, rozdíly).</text:p>
      <text:p text:style-name="P3"/>
      <text:p text:style-name="P35">TCP PROTOKOLY</text:p>
      <text:p text:style-name="P35"/>
      <text:p text:style-name="P29">Protokoly pre spoľahlivý prenos dát:</text:p>
      <text:list xml:id="list20261025" text:continue-list="list20280892" text:style-name="L1">
        <text:list-item>
          <text:p text:style-name="P81">Zaisťujú spoľahlivosť prenosu – transportná vrstva</text:p>
        </text:list-item>
        <text:list-item>
          <text:p text:style-name="P81">Preposielanie stratených paketov, môžu využívať FEC</text:p>
        </text:list-item>
        <text:list-item>
          <text:p text:style-name="P81">Ochrana pred zahltením </text:p>
        </text:list-item>
      </text:list>
      <text:p text:style-name="P29">Správanie:</text:p>
      <text:list xml:id="list20283805" text:continue-numbering="true" text:style-name="L1">
        <text:list-item>
          <text:p text:style-name="P81">Agresívnosť – schopnosť využiť dostupnú šírku pásma</text:p>
        </text:list-item>
        <text:list-item>
          <text:p text:style-name="P81">Spoľahlivosť – schopnosť zotaviť sa zo straty paketov</text:p>
        </text:list-item>
        <text:list-item>
          <text:p text:style-name="P81">Férovosť – získanie férového podielu na sieťovej kapacite pri viacerých účastníkoch</text:p>
        </text:list-item>
      </text:list>
      <text:p text:style-name="P51"/>
      <text:p text:style-name="P51">Tradičné TCP:</text:p>
      <text:list xml:id="list20283363" text:continue-numbering="true" text:style-name="L1">
        <text:list-item>
          <text:p text:style-name="P96"><text:span text:style-name="Standardní_20_písmo_20_odstavce"><text:span text:style-name="T1">Flow control – presná odozva od prijímateľa s využitím RWND (deterministické)</text:span></text:span></text:p>
        </text:list-item>
        <text:list-item>
          <text:p text:style-name="P96"><text:span text:style-name="Standardní_20_písmo_20_odstavce"><text:span text:style-name="T1">Congetion control – približný odhad pomocou užívateľom určovaného CWND</text:span></text:span></text:p>
        </text:list-item>
        <text:list-item>
          <text:p text:style-name="P96"><text:span text:style-name="Standardní_20_písmo_20_odstavce"><text:span text:style-name="T1">Finálne výsledné výstupné okno OWND</text:span></text:span></text:p>
        </text:list-item>
      </text:list>
      <text:p text:style-name="P62"><text:span text:style-name="Standardní_20_písmo_20_odstavce"><text:span text:style-name="T6">OWND=min </text:span></text:span><text:span text:style-name="Standardní_20_písmo_20_odstavce"><text:span text:style-name="T35"></text:span></text:span><text:span text:style-name="Standardní_20_písmo_20_odstavce"><text:span text:style-name="T6">rwnd,cwnd</text:span></text:span><text:span text:style-name="Standardní_20_písmo_20_odstavce"><text:span text:style-name="T35"></text:span></text:span></text:p>
      <text:p text:style-name="P63"><text:soft-page-break/></text:p>
      <text:list xml:id="list20262798" text:continue-numbering="true" text:style-name="L1">
        <text:list-item>
          <text:p text:style-name="P96"><text:span text:style-name="Standardní_20_písmo_20_odstavce"><text:span text:style-name="T1">Požitá šírka pásma BW je potom:</text:span></text:span></text:p>
        </text:list-item>
      </text:list>
      <text:p text:style-name="P67">BW=(8 . OWND . MTU) /RTT</text:p>
      <text:list xml:id="list20214770" text:style-name="L20">
        <text:list-item>
          <text:list>
            <text:list-item>
              <text:list>
                <text:list-item>
                  <text:list>
                    <text:list-item>
                      <text:list>
                        <text:list-item>
                          <text:list>
                            <text:list-item>
                              <text:list>
                                <text:list-item>
                                  <text:p text:style-name="P119">TAHOE:</text:p>
                                </text:list-item>
                              </text:list>
                            </text:list-item>
                          </text:list>
                        </text:list-item>
                      </text:list>
                    </text:list-item>
                  </text:list>
                </text:list-item>
              </text:list>
            </text:list-item>
          </text:list>
        </text:list-item>
      </text:list>
      <text:list xml:id="list20254344" text:continue-list="list20262798" text:style-name="L1">
        <text:list-item>
          <text:p text:style-name="P136">cwnd = cwnd + MSS . . .za každý RTT bez výpadku nad hranicou sstresh</text:p>
        </text:list-item>
        <text:list-item>
          <text:p text:style-name="P136">sstresh = 0,5cwnd (cwnd = MSS). . .pre každý výpadok</text:p>
        </text:list-item>
      </text:list>
      <text:p text:style-name="P46"/>
      <text:list xml:id="list20225917" text:style-name="L21">
        <text:list-item>
          <text:p text:style-name="P140">RENO:</text:p>
        </text:list-item>
      </text:list>
      <text:list xml:id="list20258654" text:continue-list="list20254344" text:style-name="L1">
        <text:list-item>
          <text:p text:style-name="P96"><text:span text:style-name="Standardní_20_písmo_20_odstavce"><text:span text:style-name="T21">Snaží sa zistiť , či bola strata náhodná, alebo bola na základe preťaženia a reagovať na to. </text:span></text:span></text:p>
        </text:list-item>
        <text:list-item>
          <text:p text:style-name="P96"><text:span text:style-name="Standardní_20_písmo_20_odstavce"><text:span text:style-name="T21">New Reno – dokáže poslať viac segmentov</text:span></text:span></text:p>
        </text:list-item>
        <text:list-item>
          <text:p text:style-name="P96"><text:span text:style-name="Standardní_20_písmo_20_odstavce"><text:span text:style-name="T21">TCP SACK – hovorí, čo mu neprišlo </text:span></text:span></text:p>
        </text:list-item>
        <text:list-item>
          <text:p text:style-name="P96"><text:span text:style-name="Standardní_20_písmo_20_odstavce"><text:span text:style-name="T21">fast retransmission (rýchlé preposlanie) – strata indikovaná troma po sebe idúcimi </text:span></text:span><text:span text:style-name="Standardní_20_písmo_20_odstavce"><text:span text:style-name="T21">identickými ACKy</text:span></text:span></text:p>
        </text:list-item>
        <text:list-item>
          <text:p text:style-name="P134">fast recovery (rýchlá obnova) – zrušení slow-start fáze, sstresh = cwnd = 0,5cwnd</text:p>
        </text:list-item>
      </text:list>
      <text:p text:style-name="P3"/>
      <text:p text:style-name="P5">6) Co jsou overlay networks a kde se nacházejí.</text:p>
      <text:p text:style-name="P3"/>
      <text:p text:style-name="P3">the overlay network is a virtual network laid over the \physical"</text:p>
      <text:p text:style-name="P3">network (e.g. TCP/IP)</text:p>
      <text:p text:style-name="P3">overlay network \wires" are implemented using underlying network</text:p>
      <text:p text:style-name="P3">facilities (e.g. TCP connections or UDP messages)</text:p>
      <text:p text:style-name="P3">overlay network distance is measured in the number of hops from peer</text:p>
      <text:p text:style-name="P3">to peer</text:p>
      <text:p text:style-name="P3">peers, that are distant in the physical network may be neighbours in</text:p>
      <text:p text:style-name="P3">the overlay network, and vice-versa</text:p>
      <text:p text:style-name="P3">the performance of the P2P system is in</text:p>
      <text:p text:style-name="P3">the overlay network</text:p>
      <text:p text:style-name="P3"/>
      <text:p text:style-name="P5">7) Taxonomie P2P systémů, stručně charakterizovat každou kategorii.</text:p>
      <text:p text:style-name="P3"/>
      <text:list xml:id="list39365920" text:style-name="L10">
        <text:list-item>
          <text:list>
            <text:list-item>
              <text:list>
                <text:list-item>
                  <text:list>
                    <text:list-item>
                      <text:list>
                        <text:list-item>
                          <text:list>
                            <text:list-item>
                              <text:list>
                                <text:list-item>
                                  <text:p text:style-name="P100"><text:span text:style-name="Standardní_20_písmo_20_odstavce"><text:span text:style-name="T5">Centralizované – </text:span></text:span>veľmi podobné architektúre klient-server</text:p>
                                </text:list-item>
                              </text:list>
                            </text:list-item>
                          </text:list>
                        </text:list-item>
                      </text:list>
                    </text:list-item>
                  </text:list>
                </text:list-item>
              </text:list>
            </text:list-item>
          </text:list>
        </text:list-item>
      </text:list>
      <text:list xml:id="list20206328" text:style-name="L22">
        <text:list-item>
          <text:p text:style-name="P108"><draw:frame draw:style-name="fr2" draw:name="Obrázek 41" text:anchor-type="paragraph" svg:x="11.709cm" svg:y="0.931cm" svg:width="4.048cm" style:rel-width="scale" svg:height="2.778cm" style:rel-height="scale" draw:z-index="2"><draw:image xlink:href="Pictures/2000000700007F3A000076F5E1D5CD1D.wmf" xlink:type="simple" xlink:show="embed" xlink:actuate="onLoad"/></draw:frame>Funguje ako centralizovaný systém, ktorý má jeden alebo viac serverov, ktoré pomáhajú uzlom vyhľadávať a lokalizovať</text:p>
        </text:list-item>
        <text:list-item>
          <text:p text:style-name="P108">Uzol dotazuje server a ten vracia adresu</text:p>
        </text:list-item>
        <text:list-item>
          <text:p text:style-name="P108">Nevýhody:</text:p>
          <text:list>
            <text:list-item>
              <text:p text:style-name="P108">Skupina serverov môže byť terčom útokov</text:p>
            </text:list-item>
            <text:list-item>
              <text:p text:style-name="P108">Preťaženie uzlov</text:p>
            </text:list-item>
            <text:list-item>
              <text:p text:style-name="P108">Menšia škálovateľnosť, robustnosť</text:p>
            </text:list-item>
          </text:list>
        </text:list-item>
        <text:list-item>
          <text:p text:style-name="P108">Napr. SETI<text:span text:style-name="Standardní_20_písmo_20_odstavce"><text:span text:style-name="T1">@</text:span></text:span>home, BOINC, GNOME, NAPSTER...</text:p>
        </text:list-item>
      </text:list>
      <text:list xml:id="list20266176" text:continue-list="list39365920" text:style-name="L10">
        <text:list-item>
          <text:list>
            <text:list-item>
              <text:list>
                <text:list-item>
                  <text:list>
                    <text:list-item>
                      <text:list>
                        <text:list-item>
                          <text:list>
                            <text:list-item>
                              <text:list>
                                <text:list-item>
                                  <text:p text:style-name="P100"><text:span text:style-name="Standardní_20_písmo_20_odstavce"><text:span text:style-name="T5">Decentralizovaný – </text:span></text:span>žiadny centrálny prvok</text:p>
                                </text:list-item>
                              </text:list>
                            </text:list-item>
                          </text:list>
                        </text:list-item>
                      </text:list>
                    </text:list-item>
                  </text:list>
                </text:list-item>
              </text:list>
            </text:list-item>
          </text:list>
        </text:list-item>
      </text:list>
      <text:list xml:id="list20261744" text:continue-list="list20206328" text:style-name="L22">
        <text:list-item>
          <text:p text:style-name="P108">Uzly majú rovnaké práva a povinnosti</text:p>
        </text:list-item>
        <text:list-item>
          <text:p text:style-name="P108">Každý uzol vidí len časť siete</text:p>
        </text:list-item>
        <text:list-item>
          <text:p text:style-name="P108">Analógia so smerovačmi</text:p>
        </text:list-item>
        <text:list-item>
          <text:p text:style-name="P108">Problém hľadania v sieti</text:p>
        </text:list-item>
        <text:list-item>
          <text:p text:style-name="P108">Výhody:</text:p>
          <text:list>
            <text:list-item>
              <text:p text:style-name="P108">Odolný voči výpadkom</text:p>
            </text:list-item>
            <text:list-item>
              <text:p text:style-name="P108">Vysoký výkon, škálovateľnosť, robustnosť</text:p>
            </text:list-item>
          </text:list>
        </text:list-item>
        <text:list-item>
          <text:p text:style-name="P108">Napr, Gnutella, Crescendo, Past, FreeNet...</text:p>
        </text:list-item>
      </text:list>
      <text:list xml:id="list20262214" text:continue-list="list20266176" text:style-name="L10">
        <text:list-item>
          <text:list>
            <text:list-item>
              <text:list>
                <text:list-item>
                  <text:list>
                    <text:list-item>
                      <text:list>
                        <text:list-item>
                          <text:list>
                            <text:list-item>
                              <text:list>
                                <text:list-item>
                                  <text:p text:style-name="P100"><text:span text:style-name="Standardní_20_písmo_20_odstavce"><text:span text:style-name="T5">Plochá štruktúra – </text:span></text:span>jedna úroveň, siete sú si rovné, rozložená záťaž</text:p>
                                </text:list-item>
                              </text:list>
                            </text:list-item>
                          </text:list>
                        </text:list-item>
                      </text:list>
                    </text:list-item>
                  </text:list>
                </text:list-item>
              </text:list>
            </text:list-item>
          </text:list>
        </text:list-item>
      </text:list>
      <text:list xml:id="list20257981" text:continue-list="list20261744" text:style-name="L22">
        <text:list-item>
          <text:p text:style-name="P108">Zložité smerovanie a hľadanie</text:p>
        </text:list-item>
      </text:list>
      <text:list xml:id="list20255586" text:continue-list="list20262214" text:style-name="L10">
        <text:list-item>
          <text:p text:style-name="P100"><text:span text:style-name="Standardní_20_písmo_20_odstavce"><text:span text:style-name="T5">Hierarchická štruktúra - </text:span></text:span><text:s/>viac úrovní, rôzne uzly majú rôzne úlohy</text:p>
        </text:list-item>
      </text:list>
      <text:list xml:id="list20264077" text:continue-list="list20257981" text:style-name="L22">
        <text:list-item>
          <text:p text:style-name="P108">Problém s pripojením uzlu (výber úrovne)</text:p>
        </text:list-item>
        <text:list-item>
          <text:p text:style-name="P108">Väčší problém postaviť, menší používať</text:p>
        </text:list-item>
      </text:list>
      <text:list xml:id="list20251948" text:continue-list="list20255586" text:style-name="L10">
        <text:list-item>
          <text:p text:style-name="P100"><text:soft-page-break/><text:span text:style-name="Standardní_20_písmo_20_odstavce"><text:span text:style-name="T5">Štruktúrované – </text:span></text:span>má rôzne úrovne, môžeme mapovať dáta a uzly</text:p>
        </text:list-item>
      </text:list>
      <text:list xml:id="list20278425" text:continue-list="list20264077" text:style-name="L22">
        <text:list-item>
          <text:p text:style-name="P108">Systém je schopný odpovedať, či dáta sú v sieti a ak nie, tak kde sú</text:p>
        </text:list-item>
        <text:list-item>
          <text:p text:style-name="P108">Hash table – DHT</text:p>
        </text:list-item>
      </text:list>
      <text:list xml:id="list20253027" text:continue-list="list20251948" text:style-name="L10">
        <text:list-item>
          <text:p text:style-name="P100"><text:span text:style-name="Standardní_20_písmo_20_odstavce"><text:span text:style-name="T5">Neštruktúrované – </text:span></text:span>každý uzol je zodpovedný za vlastné dáta a o ich obsahu informuje svojich susedov</text:p>
        </text:list-item>
      </text:list>
      <text:list xml:id="list20274442" text:continue-list="list20278425" text:style-name="L22">
        <text:list-item>
          <text:p text:style-name="P108">Žiadne striktné mapovanie</text:p>
        </text:list-item>
        <text:list-item>
          <text:p text:style-name="P108">Ak je poslaný dotaz do siete, nie je istota, že príde odpoveď</text:p>
        </text:list-item>
        <text:list-item>
          <text:p text:style-name="P108">Aj keď vieme, že odpoveď tam je, nie je istota, že čas bude aktuálny</text:p>
        </text:list-item>
      </text:list>
      <text:list xml:id="list20265598" text:continue-list="list20253027" text:style-name="L10">
        <text:list-item>
          <text:p text:style-name="P100"><text:span text:style-name="Standardní_20_písmo_20_odstavce"><text:span text:style-name="T5">Hybridné – </text:span></text:span>kombinácia centralizovaných a decentralizovaných, vyváženie ich výhod a nevýhod (rýchlosť, spoľahlivosť, škálovateľnosť)</text:p>
        </text:list-item>
      </text:list>
      <text:list xml:id="list20272538" text:continue-list="list20274442" text:style-name="L22">
        <text:list-item>
          <text:p text:style-name="P108">Bez servera</text:p>
        </text:list-item>
        <text:list-item>
          <text:p text:style-name="P126">Vrstva superuzlov, ktoré majú viac informácii ako obyčajné uzly</text:p>
        </text:list-item>
      </text:list>
      <text:p text:style-name="P54"/>
      <text:p text:style-name="P54"/>
      <text:p text:style-name="P5">8) Popsat P2P Pastry, rozdíly oproti Tapestry.</text:p>
      <text:p text:style-name="P3"/>
      <text:list xml:id="list20280266" text:continue-list="list20254767" text:style-name="L10">
        <text:list-item>
          <text:list>
            <text:list-item>
              <text:list>
                <text:list-item>
                  <text:list>
                    <text:list-item>
                      <text:list>
                        <text:list-item>
                          <text:list>
                            <text:list-item>
                              <text:list>
                                <text:list-item>
                                  <text:p text:style-name="P100"><text:span text:style-name="Standardní_20_písmo_20_odstavce"><text:span text:style-name="T5">Pastry –</text:span></text:span> Smerovanie:</text:p>
                                </text:list-item>
                              </text:list>
                            </text:list-item>
                          </text:list>
                        </text:list-item>
                      </text:list>
                    </text:list-item>
                  </text:list>
                </text:list-item>
              </text:list>
            </text:list-item>
          </text:list>
        </text:list-item>
      </text:list>
      <text:list xml:id="list20210731" text:style-name="L23">
        <text:list-item>
          <text:p text:style-name="P109">Ak je hľadaný uzol v liste daného uzla, je na tom založené celé smerovanie</text:p>
        </text:list-item>
        <text:list-item>
          <text:p text:style-name="P109">V opačnom prípade, sa používajú smerovacie tabuľky</text:p>
          <text:list>
            <text:list-item>
              <text:p text:style-name="P109">Správa je odovzdaná do uzla, ktorý zdieľa najbežnejší prefix</text:p>
            </text:list-item>
          </text:list>
        </text:list-item>
        <text:list-item>
          <text:p text:style-name="P109">Ak je smerovacia tabuľka prádna alebo referenčný uzol nemožno dosiahnuť, správa je odovzdaná:</text:p>
          <text:list>
            <text:list-item>
              <text:p text:style-name="P109">Susedovi, ktorý má rovnaký spoločný prefix kľúča</text:p>
            </text:list-item>
            <text:list-item>
              <text:p text:style-name="P109">Uzlu, ktorého identifikátor je číselne bližšie ku kľúču ako ID uzlu</text:p>
            </text:list-item>
          </text:list>
        </text:list-item>
      </text:list>
      <text:list xml:id="list20278497" text:continue-list="list20280266" text:style-name="L10">
        <text:list-item>
          <text:list>
            <text:list-item>
              <text:list>
                <text:list-item>
                  <text:list>
                    <text:list-item>
                      <text:list>
                        <text:list-item>
                          <text:list>
                            <text:list-item>
                              <text:list>
                                <text:list-item>
                                  <text:p text:style-name="P100"><text:span text:style-name="Standardní_20_písmo_20_odstavce"><text:span text:style-name="T5">Tapestry</text:span></text:span> – založený na PRR tree, veľmi podobný Pastry</text:p>
                                </text:list-item>
                              </text:list>
                            </text:list-item>
                          </text:list>
                        </text:list-item>
                      </text:list>
                    </text:list-item>
                  </text:list>
                </text:list-item>
              </text:list>
            </text:list-item>
          </text:list>
        </text:list-item>
      </text:list>
      <text:list xml:id="list20275221" text:continue-list="list20210731" text:style-name="L23">
        <text:list-item>
          <text:p text:style-name="P109">Hlavné rozdiely medzi Pastry a Tapestry:</text:p>
          <text:list>
            <text:list-item>
              <text:p text:style-name="P109">V Pastry každý hop rozširuje prefix (prepodna)</text:p>
            </text:list-item>
            <text:list-item>
              <text:p text:style-name="P127">V Tapestry každý hop rozširuje sufix (prípona)</text:p>
            </text:list-item>
          </text:list>
        </text:list-item>
      </text:list>
      <text:p text:style-name="P3"/>
      <text:p text:style-name="P5">9) Kde se používá a jak pracuje DSR protokol.</text:p>
      <text:p text:style-name="P3"/>
      <text:p text:style-name="P3"/>
      <text:p text:style-name="P24"><text:span text:style-name="Standardní_20_písmo_20_odstavce"><text:span text:style-name="T5">DSR</text:span></text:span> – zdrojovo orientovaný protokol</text:p>
      <text:list xml:id="list39372403" text:style-name="L1">
        <text:list-item>
          <text:p text:style-name="P96">Využíva <text:s/>Route Request a Route Reply na nájdenie cesty</text:p>
        </text:list-item>
        <text:list-item>
          <text:p text:style-name="P96">Odosielateľ posiela záplavou Request, uzol ju nasleduje a cieľový uzol prijíma Request a posiela unicastovú Reply naspäť odosielateľovi</text:p>
        </text:list-item>
        <text:list-item>
          <text:p text:style-name="P96">Smerovacie informácie sú uložené v „objavovacom“ pakete</text:p>
        </text:list-item>
        <text:list-item>
          <text:p text:style-name="P96">Pakety sú posielané iba raz a cesta je stanovená</text:p>
        </text:list-item>
        <text:list-item>
          <text:p text:style-name="P123">Pre malé siete</text:p>
        </text:list-item>
      </text:list>
      <text:p text:style-name="P54"/>
      <text:p text:style-name="P10">10) Popsat základní funkce RTP/RTCP/RTSP protokolů. Proč byly zavedeny?</text:p>
      <text:p text:style-name="P1"/>
      <text:p text:style-name="P2">RTP (Real-time Transport Protocol) – postavený nad UDP protokolem</text:p>
      <text:p text:style-name="P6"><text:s/><text:span text:style-name="T36">- Nezaručuje kvalitu přenosu, pouze poskytuje prostředky pro zaručení kvality aplikacím - musí být doplněn konkrétní aplikační vrstvou. <text:s/></text:span></text:p>
      <text:p text:style-name="P6"><text:s/><text:span text:style-name="T36">- Aplikace uzivajici RTP jsou mene citlive na ztratu paketu ale typicky velmi citlive ke zpozdeni - typicky audio/video streamy.</text:span></text:p>
      <text:p text:style-name="P6"><text:s/><text:span text:style-name="T36">- Sekvenční číslování paketů, časové značky paketů, identifikace obsahu</text:span></text:p>
      <text:p text:style-name="P6"><text:s/><text:span text:style-name="T36">- Určen pro multicast, lze jej využít i v unicastovém prostředí. </text:span></text:p>
      <text:p text:style-name="P6"><text:s/><text:span text:style-name="T36">- Pouziva se spolu s RTCP (Real-time Transport Control Protocol), ktere je vlastne zpetnou vazbou pro RTP co se tyce :</text:span></text:p>
      <text:p text:style-name="P6"><text:s text:c="2"/><text:span text:style-name="T36">- rizeni QoS, identifikace zdroje, odhad počtu účastníků relace, řízení relací.</text:span></text:p>
      <text:p text:style-name="P6"><text:soft-page-break/><text:s/><text:span text:style-name="T36">- Relace jsou definovány :</text:span></text:p>
      <text:p text:style-name="P6"><text:s text:c="2"/><text:span text:style-name="T36">- RTP číslem portu (sudé číslo)</text:span></text:p>
      <text:p text:style-name="P6"><text:s text:c="2"/><text:span text:style-name="T36">- RTCP číslo portu (liché, o 1 větší než RTP)</text:span></text:p>
      <text:p text:style-name="P6"><text:s text:c="2"/><text:span text:style-name="T36">- IP adresy účastníků.</text:span></text:p>
      <text:p text:style-name="P6"><text:s/><text:span text:style-name="T36">- Relace není součástí RTP/RTCP, tu stanovuje aplikace.</text:span></text:p>
      <text:p text:style-name="P6"><text:s/></text:p>
      <text:p text:style-name="P3">-&gt; Jedna se o __out-of-band__ rizeni, protoze ridici protokol pro RTP - RTCP, bezi zvlast, na jinem portu.</text:p>
      <text:p text:style-name="P7"/>
      <text:p text:style-name="P3">-&gt; Pokud data nelze doručit přímo, využívá se tzv. Prostředníků:</text:p>
      <text:p text:style-name="P6"><text:s/><text:span text:style-name="T36">- přenašeče (translators) – mohou měnit formát dat, mohou použít jiné</text:span></text:p>
      <text:p text:style-name="P3">protokoly nižších úrovní, určeny pouze pro jeden zdroj dat</text:p>
      <text:p text:style-name="P6"><text:s/><text:span text:style-name="T36">- spojovače (mixers) – přijímají větší počet vstupních proudů, mohou</text:span></text:p>
      <text:p text:style-name="P3">je mixovat a vytvářet jeden a více proudů výstupních, přidává vlastní</text:p>
      <text:p text:style-name="P11">časové známky.</text:p>
      <text:p text:style-name="Text_20_body"><text:line-break/><text:span text:style-name="T37">Otazky z roku 2010 </text:span></text:p>
      <text:p text:style-name="P2"/>
      <text:p text:style-name="P5">2. Content Addressable Network (CAN) - princip vyhledavani, pridani uzlu,</text:p>
      <text:p text:style-name="P5">smazani uzlu</text:p>
      <text:list xml:id="list39360104" text:style-name="L10">
        <text:list-item>
          <text:list>
            <text:list-item>
              <text:list>
                <text:list-item>
                  <text:list>
                    <text:list-item>
                      <text:list>
                        <text:list-item>
                          <text:list>
                            <text:list-item>
                              <text:list>
                                <text:list-item>
                                  <text:p text:style-name="P100"><text:span text:style-name="Standardní_20_písmo_20_odstavce"><text:span text:style-name="T5">CAN – </text:span></text:span>systém postavený na virtuálnej d-rozmernej karteziánskej sústave</text:p>
                                </text:list-item>
                              </text:list>
                            </text:list-item>
                          </text:list>
                        </text:list-item>
                      </text:list>
                    </text:list-item>
                  </text:list>
                </text:list-item>
              </text:list>
            </text:list-item>
          </text:list>
        </text:list-item>
      </text:list>
      <text:list xml:id="list20218854" text:style-name="L24">
        <text:list-item>
          <text:p text:style-name="P110">Systém rozdeľuje úložisko do zón, z ktorých každá je pridelená uzlu, tento potom skladuje všetky dátové prvky zóny</text:p>
        </text:list-item>
        <text:list-item>
          <text:p text:style-name="P110">Vkladanie dátovej položky:</text:p>
          <text:list>
            <text:list-item>
              <text:p text:style-name="P110">Dátová hodnota kľúča je je mapovaná do bodu p v priestore súradníc</text:p>
            </text:list-item>
            <text:list-item>
              <text:p text:style-name="P110">Uzol n, ktorého zóna zahŕňa p, sa našiel a je kontaktovaný pre ukladanie nových položiek</text:p>
            </text:list-item>
          </text:list>
        </text:list-item>
        <text:list-item>
          <text:p text:style-name="P110">Spracovanie dotazu je podobné:</text:p>
          <text:list>
            <text:list-item>
              <text:p text:style-name="P110">Ak výsledok existuje, mal by byť uložený v uzle, ktorý pokrývajú dané zóny</text:p>
            </text:list-item>
          </text:list>
        </text:list-item>
        <text:list-item>
          <text:p text:style-name="P110">Každý uzol musí udržiavať informácie o svojom susedovi</text:p>
        </text:list-item>
        <text:list-item>
          <text:p text:style-name="P128">Smerovanie je založené na „simple greedy forwarding“ algoritme</text:p>
        </text:list-item>
      </text:list>
      <text:p text:style-name="P3"/>
      <text:p text:style-name="P5">3. Co si myslime ze na sitove vrstve u senzorovych siti spotrebovava nejvice</text:p>
      <text:p text:style-name="P5">energie a jak se to da redukovat</text:p>
      <text:p text:style-name="P3"/>
      <text:p text:style-name="P3"/>
      <text:p text:style-name="P3"/>
      <text:p text:style-name="P5">4. Vyjmenovat faktory end-to-end zpozdeni, ktere z nich se daji redukovat a</text:p>
      <text:p text:style-name="P5">ktere ne</text:p>
      <text:list xml:id="list20211765" text:style-name="L25">
        <text:list-item>
          <text:list>
            <text:list-item>
              <text:list>
                <text:list-item>
                  <text:list>
                    <text:list-item>
                      <text:p text:style-name="P111"><text:span text:style-name="Standardní_20_písmo_20_odstavce"><text:span text:style-name="T5">Oneskorenie spracovania paketov – </text:span></text:span>na strane zdroja alebo príjemcu (čas potrebný na paketovanie, konverziu...)</text:p>
                    </text:list-item>
                  </text:list>
                </text:list-item>
              </text:list>
            </text:list-item>
          </text:list>
        </text:list-item>
      </text:list>
      <text:list xml:id="list20215935" text:style-name="L26">
        <text:list-item>
          <text:p text:style-name="P112">Obvykle charakteristika operačného systému a multimediálnych aplikácii</text:p>
        </text:list-item>
        <text:list-item>
          <text:p text:style-name="P112">Zníženie oneskorenia môže znamenať vylepšenie softvéru</text:p>
        </text:list-item>
      </text:list>
      <text:list xml:id="list20258495" text:continue-list="list20211765" text:style-name="L25">
        <text:list-item>
          <text:list>
            <text:list-item>
              <text:list>
                <text:list-item>
                  <text:list>
                    <text:list-item>
                      <text:p text:style-name="P111"><text:span text:style-name="Standardní_20_písmo_20_odstavce"><text:span text:style-name="T5">Oneskorenie odovzdania paketu – </text:span></text:span>čas spotrebovaný fyzickou vrstvou potrebný na prenos paketu</text:p>
                    </text:list-item>
                  </text:list>
                </text:list-item>
              </text:list>
            </text:list-item>
          </text:list>
        </text:list-item>
      </text:list>
      <text:list xml:id="list20266727" text:continue-list="list20215935" text:style-name="L26">
        <text:list-item>
          <text:p text:style-name="P112">Záleží od viacerých faktorov:</text:p>
          <text:list>
            <text:list-item>
              <text:p text:style-name="P112">Počet aktívnych relácii</text:p>
            </text:list-item>
            <text:list-item>
              <text:p text:style-name="P112">MAC Access delay</text:p>
            </text:list-item>
            <text:list-item>
              <text:p text:style-name="P112">Prepnutie kontextu na OS</text:p>
            </text:list-item>
          </text:list>
        </text:list-item>
      </text:list>
      <text:list xml:id="list20257591" text:continue-list="list20258495" text:style-name="L25">
        <text:list-item>
          <text:list>
            <text:list-item>
              <text:list>
                <text:list-item>
                  <text:list>
                    <text:list-item>
                      <text:p text:style-name="P111"><text:span text:style-name="Standardní_20_písmo_20_odstavce"><text:span text:style-name="T5">Propagation delay – </text:span></text:span>čas letu paketov cez prenosové spojenie (limitované rýchlosťou prenosu signálu)</text:p>
                    </text:list-item>
                  </text:list>
                </text:list-item>
              </text:list>
            </text:list-item>
          </text:list>
        </text:list-item>
      </text:list>
      <text:list xml:id="list20257889" text:continue-list="list20266727" text:style-name="L26">
        <text:list-item>
          <text:p text:style-name="P112">Kratšie vzdialenosti znamenajú menšie oneskorenie</text:p>
        </text:list-item>
      </text:list>
      <text:list xml:id="list20263246" text:continue-list="list20257591" text:style-name="L25">
        <text:list-item>
          <text:list>
            <text:list-item>
              <text:list>
                <text:list-item>
                  <text:list>
                    <text:list-item>
                      <text:p text:style-name="P111"><text:span text:style-name="Standardní_20_písmo_20_odstavce"><text:span text:style-name="T5">Smerovanie do fronty a oneskorenie – </text:span></text:span>rovnaké správanie pre každý paket</text:p>
                    </text:list-item>
                  </text:list>
                </text:list-item>
              </text:list>
            </text:list-item>
          </text:list>
        </text:list-item>
      </text:list>
      <text:list xml:id="list20273463" text:continue-list="list20257889" text:style-name="L26">
        <text:list-item>
          <text:p text:style-name="P112">Všetky medziľahlé smerovače rozhodujú o smerovaní <text:s/>každého prichádzajúceho paketu</text:p>
        </text:list-item>
        <text:list-item>
          <text:p text:style-name="P129"><text:soft-page-break/>Toto oneskorenie je náhodné, môže byť redukované integrovanými a diferencovanými službami</text:p>
        </text:list-item>
      </text:list>
      <text:p text:style-name="P5">5. FEC, kde se vyuziva a jake vrstve se vyuziva</text:p>
      <text:p text:style-name="P5"/>
      <text:p text:style-name="P145">L2 a L4 tcp</text:p>
      <text:p text:style-name="P3"/>
      <text:p text:style-name="P5">8. Co nejvice zatezuje CPU routeru, jaka vrstva je v tomto ohledu nejvyznacnejsi</text:p>
      <text:p text:style-name="P10">a jak se da tato zatez redukovat</text:p>
      <text:p text:style-name="P4">Rozdíl mezi klient-server a P2P</text:p>
      <text:p text:style-name="P30">Porovnanie P2P a KS:</text:p>
      <text:list xml:id="list39365793" text:style-name="L1">
        <text:list-item>
          <text:p text:style-name="P96">Ľahkosť vývoja – KS je viac zavedený ako známy, P2P je náročnejší na interakciu medzi uzlami</text:p>
        </text:list-item>
        <text:list-item>
          <text:p text:style-name="P96">Manažovanie – KS je jednoduchší, ľahšie použiteľný, menší počet prvkov na riadenie</text:p>
        </text:list-item>
        <text:list-item>
          <text:p text:style-name="P96">Škálovateľnosť – P2P sú na tom oveľa lepšie</text:p>
        </text:list-item>
        <text:list-item>
          <text:p text:style-name="P96">Bezpečnosť – pri KS zaručuje bezpečnosť len server, pri P2P je rozložená medzi všetky uzly</text:p>
        </text:list-item>
        <text:list-item>
          <text:p text:style-name="P96">Spoľahlivosť – jednoduchšie pri KS, pri P2Pkomplikovanejšie - <text:s/>rozložené medzi všetky uzly</text:p>
        </text:list-item>
      </text:list>
      <text:p text:style-name="P42"/>
      <text:p text:style-name="P2"/>
      <text:p text:style-name="P5">Popsat nějaké algoritmy pro přístup k médiu u senzorových sítí</text:p>
      <text:p text:style-name="P3"/>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TimesNewRoman" svg:font-family="TimesNewRoman" style:font-family-generic="system"/>
    <style:font-face style:name="TimesNewRoman1" svg:font-family="TimesNewRoman, Italic"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ální" style:family="paragraph">
      <style:paragraph-properties fo:hyphenation-ladder-count="no-limit"/>
      <style:text-properties fo:hyphenate="false" fo:hyphenation-remain-char-count="0" fo:hyphenation-push-char-count="0"/>
    </style:style>
    <style:style style:name="Odstavec_20_se_20_seznamem" style:display-name="Odstavec se seznamem" style:family="paragraph" style:parent-style-name="Normální">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tandardní_20_písmo_20_odstavce" style:display-name="Standardní písmo odstavce" style:family="text"/>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Symbol"/>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6LVL1" style:display-name="WW_CharLFO6LVL1" style:family="text">
      <style:text-properties fo:font-weight="bold" style:font-weight-asian="bold"/>
    </style:style>
    <style:style style:name="WW_5f_CharLFO6LVL4" style:display-name="WW_CharLFO6LVL4" style:family="text">
      <style:text-properties fo:font-weight="bold" style:font-weight-asian="bold"/>
    </style:style>
    <style:style style:name="WW_5f_CharLFO10LVL1" style:display-name="WW_CharLFO10LVL1" style:family="text">
      <style:text-properties fo:font-weight="bold" style:font-weight-asian="bold"/>
    </style:style>
    <style:style style:name="WW_5f_CharLFO10LVL4" style:display-name="WW_CharLFO10LVL4" style:family="text">
      <style:text-properties fo:font-weight="bold" style:font-weight-asian="bold"/>
    </style:style>
    <style:style style:name="WW_5f_CharLFO11LVL4" style:display-name="WW_CharLFO11LVL4" style:family="text">
      <style:text-properties fo:font-weight="bold" style:font-weight-asian="bold"/>
    </style:style>
    <style:style style:name="WW_5f_CharLFO11LVL7" style:display-name="WW_CharLFO11LVL7" style:family="text">
      <style:text-properties fo:font-weight="bold" style:font-weight-asian="bold"/>
    </style:style>
    <style:style style:name="apple-style-span" style:family="text" style:parent-style-name="Standardní_20_písmo_20_odstavce"/>
    <style:style style:name="apple-converted-space" style:family="text" style:parent-style-name="Standardní_20_písmo_20_odstavc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deněk Laštůvka</meta:initial-creator>
    <meta:creation-date>2013-01-28T19:37:30.29</meta:creation-date>
    <dc:date>2013-01-30T00:12:17.04</dc:date>
    <dc:creator>Zdeněk Laštůvka</dc:creator>
    <meta:editing-duration>PT07H20M18S</meta:editing-duration>
    <meta:editing-cycles>8</meta:editing-cycles>
    <meta:generator>OpenOffice.org/3.0$Win32 OpenOffice.org_project/300m15$Build-9379</meta:generator>
    <meta:document-statistic meta:table-count="1" meta:image-count="3" meta:object-count="0" meta:page-count="22" meta:paragraph-count="712" meta:word-count="7414" meta:character-count="46818"/>
    <meta:user-defined meta:name="Informace 1"/>
    <meta:user-defined meta:name="Informace 2"/>
    <meta:user-defined meta:name="Informace 3"/>
    <meta:user-defined meta:name="Informace 4"/>
  </office:meta>
</office:document-meta>
</file>